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6.4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1.44pt" fo:break-before="auto" style:use-optimal-row-height="fals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25.51pt" fo:break-before="auto" style:use-optimal-row-height="true"/>
    </style:style>
    <style:style style:name="ro4" style:family="table-row">
      <style:table-row-properties style:row-height="36.8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/>
      <style:text-properties fo:color="#ffffff" style:font-name="Arial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2" style:family="table-cell" style:parent-style-name="Default">
      <style:table-cell-properties fo:background-color="#c4d8ed" fo:wrap-option="wrap" style:vertical-align="top"/>
      <style:text-properties style:use-window-font-color="true" style:font-name="Arial1" fo:font-size="10pt" style:font-name-asian="Verdana" style:font-size-asian="10pt" style:font-name-complex="Verdana" style:font-size-complex="10pt"/>
    </style:style>
    <style:style style:name="ce3" style:family="table-cell" style:parent-style-name="Default">
      <style:text-properties style:font-name="Arial1" fo:font-size="10pt" style:font-size-asian="10pt" style:font-size-complex="10pt"/>
    </style:style>
    <style:style style:name="ce4" style:family="table-cell" style:parent-style-name="Default" style:data-style-name="N3">
      <style:table-cell-properties fo:background-color="#00a1e3" style:text-align-source="fix" style:repeat-content="false" fo:wrap-option="wrap" style:vertical-align="top"/>
      <style:paragraph-properties fo:text-align="center"/>
      <style:text-properties fo:color="#ffffff" style:font-name="Arial1" fo:font-size="10pt" style:font-name-asian="Verdana" style:font-size-asian="10pt" style:font-name-complex="Verdana" style:font-size-complex="10pt"/>
    </style:style>
    <style:style style:name="ce5" style:family="table-cell" style:parent-style-name="Default" style:data-style-name="N3">
      <style:table-cell-properties style:text-align-source="fix" style:repeat-content="false" style:vertical-align="bottom"/>
      <style:paragraph-properties fo:text-align="end"/>
      <style:text-properties style:use-window-font-color="true" style:font-name="Arial1" fo:font-size="10pt" style:font-size-asian="10pt" style:font-size-complex="10pt"/>
    </style:style>
    <style:style style:name="ce6" style:family="table-cell" style:parent-style-name="Default" style:data-style-name="N3">
      <style:table-cell-properties fo:background-color="#f0f8ff"/>
      <style:text-properties style:font-name="Arial1" fo:font-size="10pt" style:font-size-asian="10pt" style:font-size-complex="10pt"/>
    </style:style>
    <style:style style:name="ce7" style:family="table-cell" style:parent-style-name="Default" style:data-style-name="N3">
      <style:text-properties style:font-name="Arial1" fo:font-size="10pt" style:font-size-asian="10pt" style:font-size-complex="10pt"/>
    </style:style>
    <style:style style:name="ce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2.01pt" style:rotation-angle="90" style:rotation-align="bottom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90" style:rotation-align="bottom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3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Campania" table:style-name="ta1">
        <table:table-column table:style-name="co1" table:default-cell-style-name="ce3"/>
        <table:table-column table:style-name="co2" table:default-cell-style-name="ce7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Sesso</text:p>
          </table:table-cell>
          <table:table-cell table:style-name="ce4" office:value-type="string" calcext:value-type="string">
            <text:p>totale</text:p>
          </table:table-cell>
          <table:table-cell table:style-name="ce8" office:value-type="string" calcext:value-type="string">
            <text:p>Codice dell'Unità territoriale sovracomunale </text:p>
            <text:p>(valida a fini statistici)</text:p>
          </table:table-cell>
          <table:table-cell table:style-name="ce11" office:value-type="string" calcext:value-type="string">
            <text:p>Codice Provincia (Storico)(1)</text:p>
          </table:table-cell>
          <table:table-cell table:style-name="ce11" office:value-type="string" calcext:value-type="string">
            <text:p>Progressivo del Comune (2)</text:p>
          </table:table-cell>
          <table:table-cell table:style-name="ce11" office:value-type="string" calcext:value-type="string">
            <text:p>Codice Comune formato alfanumerico</text:p>
          </table:table-cell>
          <table:table-cell table:style-name="ce11" office:value-type="string" calcext:value-type="string">
            <text:p>Denominazione (Italiana e straniera)</text:p>
          </table:table-cell>
          <table:table-cell table:style-name="ce8" office:value-type="string" calcext:value-type="string">
            <text:p>Denominazione dell'Unità territoriale sovracomunale </text:p>
            <text:p>(valida a fini statistici)</text:p>
          </table:table-cell>
          <table:table-cell table:style-name="ce11" office:value-type="string" calcext:value-type="string">
            <text:p>Flag Comune capoluogo di provincia/città metropolitana/libero consorzio</text:p>
          </table:table-cell>
          <table:table-cell table:style-name="ce11" office:value-type="string" calcext:value-type="string">
            <text:p>Codice Comune formato numerico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ilano</text:p>
          </table:table-cell>
          <table:table-cell table:style-name="ce5" office:value-type="float" office:value="1330" calcext:value-type="float">
            <text:p>1,33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1" calcext:value-type="string">
            <text:p><text:s/>001 </text:p>
          </table:table-cell>
          <table:table-cell table:style-name="ce14" office:value-type="string" calcext:value-type="string">
            <text:p>061001</text:p>
          </table:table-cell>
          <table:table-cell table:style-name="ce15" office:value-type="string" calcext:value-type="string">
            <text:p>Ail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1" calcext:value-type="float">
            <text:p>6100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life</text:p>
          </table:table-cell>
          <table:table-cell table:style-name="ce6" office:value-type="float" office:value="7638" calcext:value-type="float">
            <text:p>7,63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2" calcext:value-type="string">
            <text:p><text:s/>002 </text:p>
          </table:table-cell>
          <table:table-cell table:style-name="ce14" office:value-type="string" calcext:value-type="string">
            <text:p>061002</text:p>
          </table:table-cell>
          <table:table-cell table:style-name="ce15" office:value-type="string" calcext:value-type="string">
            <text:p>Alif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2" calcext:value-type="float">
            <text:p>610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lvignano</text:p>
          </table:table-cell>
          <table:table-cell table:style-name="ce5" office:value-type="float" office:value="4742" calcext:value-type="float">
            <text:p>4,74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3" calcext:value-type="string">
            <text:p><text:s/>003 </text:p>
          </table:table-cell>
          <table:table-cell table:style-name="ce14" office:value-type="string" calcext:value-type="string">
            <text:p>061003</text:p>
          </table:table-cell>
          <table:table-cell table:style-name="ce15" office:value-type="string" calcext:value-type="string">
            <text:p>Alvign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3" calcext:value-type="float">
            <text:p>610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rienzo</text:p>
          </table:table-cell>
          <table:table-cell table:style-name="ce6" office:value-type="float" office:value="5374" calcext:value-type="float">
            <text:p>5,37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4" calcext:value-type="string">
            <text:p><text:s/>004 </text:p>
          </table:table-cell>
          <table:table-cell table:style-name="ce14" office:value-type="string" calcext:value-type="string">
            <text:p>061004</text:p>
          </table:table-cell>
          <table:table-cell table:style-name="ce15" office:value-type="string" calcext:value-type="string">
            <text:p>Arienz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4" calcext:value-type="float">
            <text:p>610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versa</text:p>
          </table:table-cell>
          <table:table-cell table:style-name="ce5" office:value-type="float" office:value="52794" calcext:value-type="float">
            <text:p>52,79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5" calcext:value-type="string">
            <text:p><text:s/>005 </text:p>
          </table:table-cell>
          <table:table-cell table:style-name="ce14" office:value-type="string" calcext:value-type="string">
            <text:p>061005</text:p>
          </table:table-cell>
          <table:table-cell table:style-name="ce15" office:value-type="string" calcext:value-type="string">
            <text:p>Avers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5" calcext:value-type="float">
            <text:p>610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aia e Latina</text:p>
          </table:table-cell>
          <table:table-cell table:style-name="ce6" office:value-type="float" office:value="2160" calcext:value-type="float">
            <text:p>2,16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6" calcext:value-type="string">
            <text:p><text:s/>006 </text:p>
          </table:table-cell>
          <table:table-cell table:style-name="ce14" office:value-type="string" calcext:value-type="string">
            <text:p>061006</text:p>
          </table:table-cell>
          <table:table-cell table:style-name="ce15" office:value-type="string" calcext:value-type="string">
            <text:p>Baia e Latin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6" calcext:value-type="float">
            <text:p>6100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ellona</text:p>
          </table:table-cell>
          <table:table-cell table:style-name="ce5" office:value-type="float" office:value="6106" calcext:value-type="float">
            <text:p>6,10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7" calcext:value-type="string">
            <text:p><text:s/>007 </text:p>
          </table:table-cell>
          <table:table-cell table:style-name="ce14" office:value-type="string" calcext:value-type="string">
            <text:p>061007</text:p>
          </table:table-cell>
          <table:table-cell table:style-name="ce15" office:value-type="string" calcext:value-type="string">
            <text:p>Bellon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7" calcext:value-type="float">
            <text:p>6100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ianello</text:p>
          </table:table-cell>
          <table:table-cell table:style-name="ce6" office:value-type="float" office:value="1865" calcext:value-type="float">
            <text:p>1,865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8" calcext:value-type="string">
            <text:p><text:s/>008 </text:p>
          </table:table-cell>
          <table:table-cell table:style-name="ce14" office:value-type="string" calcext:value-type="string">
            <text:p>061008</text:p>
          </table:table-cell>
          <table:table-cell table:style-name="ce15" office:value-type="string" calcext:value-type="string">
            <text:p>Caianell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8" calcext:value-type="float">
            <text:p>6100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iazzo</text:p>
          </table:table-cell>
          <table:table-cell table:style-name="ce5" office:value-type="float" office:value="5489" calcext:value-type="float">
            <text:p>5,489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09" calcext:value-type="string">
            <text:p><text:s/>009 </text:p>
          </table:table-cell>
          <table:table-cell table:style-name="ce14" office:value-type="string" calcext:value-type="string">
            <text:p>061009</text:p>
          </table:table-cell>
          <table:table-cell table:style-name="ce15" office:value-type="string" calcext:value-type="string">
            <text:p>Caiazz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09" calcext:value-type="float">
            <text:p>6100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lvi Risorta</text:p>
          </table:table-cell>
          <table:table-cell table:style-name="ce6" office:value-type="float" office:value="5624" calcext:value-type="float">
            <text:p>5,62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0" calcext:value-type="string">
            <text:p><text:s/>010 </text:p>
          </table:table-cell>
          <table:table-cell table:style-name="ce14" office:value-type="string" calcext:value-type="string">
            <text:p>061010</text:p>
          </table:table-cell>
          <table:table-cell table:style-name="ce15" office:value-type="string" calcext:value-type="string">
            <text:p>Calvi Risort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0" calcext:value-type="float">
            <text:p>610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migliano</text:p>
          </table:table-cell>
          <table:table-cell table:style-name="ce5" office:value-type="float" office:value="1968" calcext:value-type="float">
            <text:p>1,96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1" calcext:value-type="string">
            <text:p><text:s/>011 </text:p>
          </table:table-cell>
          <table:table-cell table:style-name="ce14" office:value-type="string" calcext:value-type="string">
            <text:p>061011</text:p>
          </table:table-cell>
          <table:table-cell table:style-name="ce15" office:value-type="string" calcext:value-type="string">
            <text:p>Camigli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1" calcext:value-type="float">
            <text:p>6101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ncello ed Arnone</text:p>
          </table:table-cell>
          <table:table-cell table:style-name="ce6" office:value-type="float" office:value="5715" calcext:value-type="float">
            <text:p>5,715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2" calcext:value-type="string">
            <text:p><text:s/>012 </text:p>
          </table:table-cell>
          <table:table-cell table:style-name="ce14" office:value-type="string" calcext:value-type="string">
            <text:p>061012</text:p>
          </table:table-cell>
          <table:table-cell table:style-name="ce15" office:value-type="string" calcext:value-type="string">
            <text:p>Cancello ed Arnon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2" calcext:value-type="float">
            <text:p>6101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podrise</text:p>
          </table:table-cell>
          <table:table-cell table:style-name="ce5" office:value-type="float" office:value="10133" calcext:value-type="float">
            <text:p>10,13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3" calcext:value-type="string">
            <text:p><text:s/>013 </text:p>
          </table:table-cell>
          <table:table-cell table:style-name="ce14" office:value-type="string" calcext:value-type="string">
            <text:p>061013</text:p>
          </table:table-cell>
          <table:table-cell table:style-name="ce15" office:value-type="string" calcext:value-type="string">
            <text:p>Capodri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3" calcext:value-type="float">
            <text:p>6101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priati a Volturno</text:p>
          </table:table-cell>
          <table:table-cell table:style-name="ce6" office:value-type="float" office:value="1538" calcext:value-type="float">
            <text:p>1,53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4" calcext:value-type="string">
            <text:p><text:s/>014 </text:p>
          </table:table-cell>
          <table:table-cell table:style-name="ce14" office:value-type="string" calcext:value-type="string">
            <text:p>061014</text:p>
          </table:table-cell>
          <table:table-cell table:style-name="ce15" office:value-type="string" calcext:value-type="string">
            <text:p>Capriati a Voltur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4" calcext:value-type="float">
            <text:p>610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pua</text:p>
          </table:table-cell>
          <table:table-cell table:style-name="ce5" office:value-type="float" office:value="18484" calcext:value-type="float">
            <text:p>18,48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5" calcext:value-type="string">
            <text:p><text:s/>015 </text:p>
          </table:table-cell>
          <table:table-cell table:style-name="ce14" office:value-type="string" calcext:value-type="string">
            <text:p>061015</text:p>
          </table:table-cell>
          <table:table-cell table:style-name="ce15" office:value-type="string" calcext:value-type="string">
            <text:p>Capu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5" calcext:value-type="float">
            <text:p>610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rinaro</text:p>
          </table:table-cell>
          <table:table-cell table:style-name="ce6" office:value-type="float" office:value="7104" calcext:value-type="float">
            <text:p>7,10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6" calcext:value-type="string">
            <text:p><text:s/>016 </text:p>
          </table:table-cell>
          <table:table-cell table:style-name="ce14" office:value-type="string" calcext:value-type="string">
            <text:p>061016</text:p>
          </table:table-cell>
          <table:table-cell table:style-name="ce15" office:value-type="string" calcext:value-type="string">
            <text:p>Carinar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6" calcext:value-type="float">
            <text:p>6101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rinola</text:p>
          </table:table-cell>
          <table:table-cell table:style-name="ce5" office:value-type="float" office:value="7248" calcext:value-type="float">
            <text:p>7,24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7" calcext:value-type="string">
            <text:p><text:s/>017 </text:p>
          </table:table-cell>
          <table:table-cell table:style-name="ce14" office:value-type="string" calcext:value-type="string">
            <text:p>061017</text:p>
          </table:table-cell>
          <table:table-cell table:style-name="ce15" office:value-type="string" calcext:value-type="string">
            <text:p>Carinol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7" calcext:value-type="float">
            <text:p>61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giove</text:p>
          </table:table-cell>
          <table:table-cell table:style-name="ce6" office:value-type="float" office:value="13559" calcext:value-type="float">
            <text:p>13,559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8" calcext:value-type="string">
            <text:p><text:s/>018 </text:p>
          </table:table-cell>
          <table:table-cell table:style-name="ce14" office:value-type="string" calcext:value-type="string">
            <text:p>061018</text:p>
          </table:table-cell>
          <table:table-cell table:style-name="ce15" office:value-type="string" calcext:value-type="string">
            <text:p>Casagiov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8" calcext:value-type="float">
            <text:p>6101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al di Principe</text:p>
          </table:table-cell>
          <table:table-cell table:style-name="ce5" office:value-type="float" office:value="21482" calcext:value-type="float">
            <text:p>21,48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19" calcext:value-type="string">
            <text:p><text:s/>019 </text:p>
          </table:table-cell>
          <table:table-cell table:style-name="ce14" office:value-type="string" calcext:value-type="string">
            <text:p>061019</text:p>
          </table:table-cell>
          <table:table-cell table:style-name="ce15" office:value-type="string" calcext:value-type="string">
            <text:p>Casal di Princip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19" calcext:value-type="float">
            <text:p>6101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luce</text:p>
          </table:table-cell>
          <table:table-cell table:style-name="ce6" office:value-type="float" office:value="9893" calcext:value-type="float">
            <text:p>9,89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0" calcext:value-type="string">
            <text:p><text:s/>020 </text:p>
          </table:table-cell>
          <table:table-cell table:style-name="ce14" office:value-type="string" calcext:value-type="string">
            <text:p>061020</text:p>
          </table:table-cell>
          <table:table-cell table:style-name="ce15" office:value-type="string" calcext:value-type="string">
            <text:p>Casaluc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0" calcext:value-type="float">
            <text:p>6102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pesenna</text:p>
          </table:table-cell>
          <table:table-cell table:style-name="ce5" office:value-type="float" office:value="7066" calcext:value-type="float">
            <text:p>7,06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1" calcext:value-type="string">
            <text:p><text:s/>021 </text:p>
          </table:table-cell>
          <table:table-cell table:style-name="ce14" office:value-type="string" calcext:value-type="string">
            <text:p>061021</text:p>
          </table:table-cell>
          <table:table-cell table:style-name="ce15" office:value-type="string" calcext:value-type="string">
            <text:p>Casapull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1" calcext:value-type="float">
            <text:p>6102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pulla</text:p>
          </table:table-cell>
          <table:table-cell table:style-name="ce6" office:value-type="float" office:value="8597" calcext:value-type="float">
            <text:p>8,59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2" calcext:value-type="string">
            <text:p><text:s/>022 </text:p>
          </table:table-cell>
          <table:table-cell table:style-name="ce14" office:value-type="string" calcext:value-type="string">
            <text:p>061022</text:p>
          </table:table-cell>
          <table:table-cell table:number-columns-repeated="2" table:style-name="ce15" office:value-type="string" calcext:value-type="string">
            <text:p>Caserta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61022" calcext:value-type="float">
            <text:p>6102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erta</text:p>
          </table:table-cell>
          <table:table-cell table:style-name="ce5" office:value-type="float" office:value="75561" calcext:value-type="float">
            <text:p>75,56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3" calcext:value-type="string">
            <text:p><text:s/>023 </text:p>
          </table:table-cell>
          <table:table-cell table:style-name="ce14" office:value-type="string" calcext:value-type="string">
            <text:p>061023</text:p>
          </table:table-cell>
          <table:table-cell table:style-name="ce15" office:value-type="string" calcext:value-type="string">
            <text:p>Castel Campagn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3" calcext:value-type="float">
            <text:p>6102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 Campagnano</text:p>
          </table:table-cell>
          <table:table-cell table:style-name="ce6" office:value-type="float" office:value="1528" calcext:value-type="float">
            <text:p>1,52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4" calcext:value-type="string">
            <text:p><text:s/>024 </text:p>
          </table:table-cell>
          <table:table-cell table:style-name="ce14" office:value-type="string" calcext:value-type="string">
            <text:p>061024</text:p>
          </table:table-cell>
          <table:table-cell table:style-name="ce15" office:value-type="string" calcext:value-type="string">
            <text:p>Castel di Sass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4" calcext:value-type="float">
            <text:p>610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 di Sasso</text:p>
          </table:table-cell>
          <table:table-cell table:style-name="ce5" office:value-type="float" office:value="1143" calcext:value-type="float">
            <text:p>1,14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5" calcext:value-type="string">
            <text:p><text:s/>025 </text:p>
          </table:table-cell>
          <table:table-cell table:style-name="ce14" office:value-type="string" calcext:value-type="string">
            <text:p>061025</text:p>
          </table:table-cell>
          <table:table-cell table:style-name="ce15" office:value-type="string" calcext:value-type="string">
            <text:p>Castello del Mate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5" calcext:value-type="float">
            <text:p>6102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 Morrone</text:p>
          </table:table-cell>
          <table:table-cell table:style-name="ce6" office:value-type="float" office:value="3790" calcext:value-type="float">
            <text:p>3,79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6" calcext:value-type="string">
            <text:p><text:s/>026 </text:p>
          </table:table-cell>
          <table:table-cell table:style-name="ce14" office:value-type="string" calcext:value-type="string">
            <text:p>061026</text:p>
          </table:table-cell>
          <table:table-cell table:style-name="ce15" office:value-type="string" calcext:value-type="string">
            <text:p>Castel Morron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6" calcext:value-type="float">
            <text:p>6102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 Volturno</text:p>
          </table:table-cell>
          <table:table-cell table:style-name="ce5" office:value-type="float" office:value="25847" calcext:value-type="float">
            <text:p>25,84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7" calcext:value-type="string">
            <text:p><text:s/>027 </text:p>
          </table:table-cell>
          <table:table-cell table:style-name="ce14" office:value-type="string" calcext:value-type="string">
            <text:p>061027</text:p>
          </table:table-cell>
          <table:table-cell table:style-name="ce15" office:value-type="string" calcext:value-type="string">
            <text:p>Castel Voltur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7" calcext:value-type="float">
            <text:p>6102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tello del Matese</text:p>
          </table:table-cell>
          <table:table-cell table:style-name="ce6" office:value-type="float" office:value="1436" calcext:value-type="float">
            <text:p>1,43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8" calcext:value-type="string">
            <text:p><text:s/>028 </text:p>
          </table:table-cell>
          <table:table-cell table:style-name="ce14" office:value-type="string" calcext:value-type="string">
            <text:p>061028</text:p>
          </table:table-cell>
          <table:table-cell table:style-name="ce15" office:value-type="string" calcext:value-type="string">
            <text:p>Cervi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8" calcext:value-type="float">
            <text:p>6102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llole</text:p>
          </table:table-cell>
          <table:table-cell table:style-name="ce5" office:value-type="float" office:value="7937" calcext:value-type="float">
            <text:p>7,93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29" calcext:value-type="string">
            <text:p><text:s/>029 </text:p>
          </table:table-cell>
          <table:table-cell table:style-name="ce14" office:value-type="string" calcext:value-type="string">
            <text:p>061029</text:p>
          </table:table-cell>
          <table:table-cell table:style-name="ce15" office:value-type="string" calcext:value-type="string">
            <text:p>Ces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29" calcext:value-type="float">
            <text:p>6102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rvino</text:p>
          </table:table-cell>
          <table:table-cell table:style-name="ce6" office:value-type="float" office:value="5011" calcext:value-type="float">
            <text:p>5,01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0" calcext:value-type="string">
            <text:p><text:s/>030 </text:p>
          </table:table-cell>
          <table:table-cell table:style-name="ce14" office:value-type="string" calcext:value-type="string">
            <text:p>061030</text:p>
          </table:table-cell>
          <table:table-cell table:style-name="ce15" office:value-type="string" calcext:value-type="string">
            <text:p>Ciorl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0" calcext:value-type="float">
            <text:p>6103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esa</text:p>
          </table:table-cell>
          <table:table-cell table:style-name="ce5" office:value-type="float" office:value="9039" calcext:value-type="float">
            <text:p>9,039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1" calcext:value-type="string">
            <text:p><text:s/>031 </text:p>
          </table:table-cell>
          <table:table-cell table:style-name="ce14" office:value-type="string" calcext:value-type="string">
            <text:p>061031</text:p>
          </table:table-cell>
          <table:table-cell table:style-name="ce15" office:value-type="string" calcext:value-type="string">
            <text:p>Conca della Campani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1" calcext:value-type="float">
            <text:p>6103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iorlano</text:p>
          </table:table-cell>
          <table:table-cell table:style-name="ce6" office:value-type="float" office:value="433" calcext:value-type="float">
            <text:p>43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2" calcext:value-type="string">
            <text:p><text:s/>032 </text:p>
          </table:table-cell>
          <table:table-cell table:style-name="ce14" office:value-type="string" calcext:value-type="string">
            <text:p>061032</text:p>
          </table:table-cell>
          <table:table-cell table:style-name="ce15" office:value-type="string" calcext:value-type="string">
            <text:p>Curti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2" calcext:value-type="float">
            <text:p>6103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onca della Campania</text:p>
          </table:table-cell>
          <table:table-cell table:style-name="ce5" office:value-type="float" office:value="1196" calcext:value-type="float">
            <text:p>1,19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3" calcext:value-type="string">
            <text:p><text:s/>033 </text:p>
          </table:table-cell>
          <table:table-cell table:style-name="ce14" office:value-type="string" calcext:value-type="string">
            <text:p>061033</text:p>
          </table:table-cell>
          <table:table-cell table:style-name="ce15" office:value-type="string" calcext:value-type="string">
            <text:p>Dragoni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3" calcext:value-type="float">
            <text:p>6103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urti</text:p>
          </table:table-cell>
          <table:table-cell table:style-name="ce6" office:value-type="float" office:value="7077" calcext:value-type="float">
            <text:p>7,07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4" calcext:value-type="string">
            <text:p><text:s/>034 </text:p>
          </table:table-cell>
          <table:table-cell table:style-name="ce14" office:value-type="string" calcext:value-type="string">
            <text:p>061034</text:p>
          </table:table-cell>
          <table:table-cell table:style-name="ce15" office:value-type="string" calcext:value-type="string">
            <text:p>Fontegrec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4" calcext:value-type="float">
            <text:p>6103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Dragoni</text:p>
          </table:table-cell>
          <table:table-cell table:style-name="ce5" office:value-type="float" office:value="2119" calcext:value-type="float">
            <text:p>2,119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5" calcext:value-type="string">
            <text:p><text:s/>035 </text:p>
          </table:table-cell>
          <table:table-cell table:style-name="ce14" office:value-type="string" calcext:value-type="string">
            <text:p>061035</text:p>
          </table:table-cell>
          <table:table-cell table:style-name="ce15" office:value-type="string" calcext:value-type="string">
            <text:p>Formicol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5" calcext:value-type="float">
            <text:p>6103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alciano del Massico</text:p>
          </table:table-cell>
          <table:table-cell table:style-name="ce6" office:value-type="float" office:value="3621" calcext:value-type="float">
            <text:p>3,62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6" calcext:value-type="string">
            <text:p><text:s/>036 </text:p>
          </table:table-cell>
          <table:table-cell table:style-name="ce14" office:value-type="string" calcext:value-type="string">
            <text:p>061036</text:p>
          </table:table-cell>
          <table:table-cell table:style-name="ce15" office:value-type="string" calcext:value-type="string">
            <text:p>Francoli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6" calcext:value-type="float">
            <text:p>6103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ontegreca</text:p>
          </table:table-cell>
          <table:table-cell table:style-name="ce5" office:value-type="float" office:value="792" calcext:value-type="float">
            <text:p>79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7" calcext:value-type="string">
            <text:p><text:s/>037 </text:p>
          </table:table-cell>
          <table:table-cell table:style-name="ce14" office:value-type="string" calcext:value-type="string">
            <text:p>061037</text:p>
          </table:table-cell>
          <table:table-cell table:style-name="ce15" office:value-type="string" calcext:value-type="string">
            <text:p>Frign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7" calcext:value-type="float">
            <text:p>610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ormicola</text:p>
          </table:table-cell>
          <table:table-cell table:style-name="ce6" office:value-type="float" office:value="1457" calcext:value-type="float">
            <text:p>1,45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8" calcext:value-type="string">
            <text:p><text:s/>038 </text:p>
          </table:table-cell>
          <table:table-cell table:style-name="ce14" office:value-type="string" calcext:value-type="string">
            <text:p>061038</text:p>
          </table:table-cell>
          <table:table-cell table:style-name="ce15" office:value-type="string" calcext:value-type="string">
            <text:p>Gallo Mate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8" calcext:value-type="float">
            <text:p>6103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rancolise</text:p>
          </table:table-cell>
          <table:table-cell table:style-name="ce5" office:value-type="float" office:value="4860" calcext:value-type="float">
            <text:p>4,86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39" calcext:value-type="string">
            <text:p><text:s/>039 </text:p>
          </table:table-cell>
          <table:table-cell table:style-name="ce14" office:value-type="string" calcext:value-type="string">
            <text:p>061039</text:p>
          </table:table-cell>
          <table:table-cell table:style-name="ce15" office:value-type="string" calcext:value-type="string">
            <text:p>Gallucci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39" calcext:value-type="float">
            <text:p>6103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rignano</text:p>
          </table:table-cell>
          <table:table-cell table:style-name="ce6" office:value-type="float" office:value="9131" calcext:value-type="float">
            <text:p>9,13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0" calcext:value-type="string">
            <text:p><text:s/>040 </text:p>
          </table:table-cell>
          <table:table-cell table:style-name="ce14" office:value-type="string" calcext:value-type="string">
            <text:p>061040</text:p>
          </table:table-cell>
          <table:table-cell table:style-name="ce15" office:value-type="string" calcext:value-type="string">
            <text:p>Giano Vetust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0" calcext:value-type="float">
            <text:p>610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Gallo Matese</text:p>
          </table:table-cell>
          <table:table-cell table:style-name="ce5" office:value-type="float" office:value="537" calcext:value-type="float">
            <text:p>53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1" calcext:value-type="string">
            <text:p><text:s/>041 </text:p>
          </table:table-cell>
          <table:table-cell table:style-name="ce14" office:value-type="string" calcext:value-type="string">
            <text:p>061041</text:p>
          </table:table-cell>
          <table:table-cell table:style-name="ce15" office:value-type="string" calcext:value-type="string">
            <text:p>Gioia Sannitic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1" calcext:value-type="float">
            <text:p>6104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alluccio</text:p>
          </table:table-cell>
          <table:table-cell table:style-name="ce6" office:value-type="float" office:value="2152" calcext:value-type="float">
            <text:p>2,15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2" calcext:value-type="string">
            <text:p><text:s/>042 </text:p>
          </table:table-cell>
          <table:table-cell table:style-name="ce14" office:value-type="string" calcext:value-type="string">
            <text:p>061042</text:p>
          </table:table-cell>
          <table:table-cell table:style-name="ce15" office:value-type="string" calcext:value-type="string">
            <text:p>Grazzani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2" calcext:value-type="float">
            <text:p>6104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Giano Vetusto</text:p>
          </table:table-cell>
          <table:table-cell table:style-name="ce5" office:value-type="float" office:value="655" calcext:value-type="float">
            <text:p>655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3" calcext:value-type="string">
            <text:p><text:s/>043 </text:p>
          </table:table-cell>
          <table:table-cell table:style-name="ce14" office:value-type="string" calcext:value-type="string">
            <text:p>061043</text:p>
          </table:table-cell>
          <table:table-cell table:style-name="ce15" office:value-type="string" calcext:value-type="string">
            <text:p>Gricignano di Avers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3" calcext:value-type="float">
            <text:p>6104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ioia Sannitica</text:p>
          </table:table-cell>
          <table:table-cell table:style-name="ce6" office:value-type="float" office:value="3554" calcext:value-type="float">
            <text:p>3,55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4" calcext:value-type="string">
            <text:p><text:s/>044 </text:p>
          </table:table-cell>
          <table:table-cell table:style-name="ce14" office:value-type="string" calcext:value-type="string">
            <text:p>061044</text:p>
          </table:table-cell>
          <table:table-cell table:style-name="ce15" office:value-type="string" calcext:value-type="string">
            <text:p>Leti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4" calcext:value-type="float">
            <text:p>6104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razzanise</text:p>
          </table:table-cell>
          <table:table-cell table:style-name="ce5" office:value-type="float" office:value="7041" calcext:value-type="float">
            <text:p>7,04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5" calcext:value-type="string">
            <text:p><text:s/>045 </text:p>
          </table:table-cell>
          <table:table-cell table:style-name="ce14" office:value-type="string" calcext:value-type="string">
            <text:p>061045</text:p>
          </table:table-cell>
          <table:table-cell table:style-name="ce15" office:value-type="string" calcext:value-type="string">
            <text:p>Liberi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5" calcext:value-type="float">
            <text:p>6104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ricignano di Aversa</text:p>
          </table:table-cell>
          <table:table-cell table:style-name="ce6" office:value-type="float" office:value="12296" calcext:value-type="float">
            <text:p>12,29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6" calcext:value-type="string">
            <text:p><text:s/>046 </text:p>
          </table:table-cell>
          <table:table-cell table:style-name="ce14" office:value-type="string" calcext:value-type="string">
            <text:p>061046</text:p>
          </table:table-cell>
          <table:table-cell table:style-name="ce15" office:value-type="string" calcext:value-type="string">
            <text:p>Lusci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6" calcext:value-type="float">
            <text:p>6104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Letino</text:p>
          </table:table-cell>
          <table:table-cell table:style-name="ce5" office:value-type="float" office:value="703" calcext:value-type="float">
            <text:p>70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7" calcext:value-type="string">
            <text:p><text:s/>047 </text:p>
          </table:table-cell>
          <table:table-cell table:style-name="ce14" office:value-type="string" calcext:value-type="string">
            <text:p>061047</text:p>
          </table:table-cell>
          <table:table-cell table:style-name="ce15" office:value-type="string" calcext:value-type="string">
            <text:p>Macerata Campani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7" calcext:value-type="float">
            <text:p>6104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iberi</text:p>
          </table:table-cell>
          <table:table-cell table:style-name="ce6" office:value-type="float" office:value="1135" calcext:value-type="float">
            <text:p>1,135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8" calcext:value-type="string">
            <text:p><text:s/>048 </text:p>
          </table:table-cell>
          <table:table-cell table:style-name="ce14" office:value-type="string" calcext:value-type="string">
            <text:p>061048</text:p>
          </table:table-cell>
          <table:table-cell table:style-name="ce15" office:value-type="string" calcext:value-type="string">
            <text:p>Maddaloni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8" calcext:value-type="float">
            <text:p>6104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usciano</text:p>
          </table:table-cell>
          <table:table-cell table:style-name="ce5" office:value-type="float" office:value="15556" calcext:value-type="float">
            <text:p>15,55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49" calcext:value-type="string">
            <text:p><text:s/>049 </text:p>
          </table:table-cell>
          <table:table-cell table:style-name="ce14" office:value-type="string" calcext:value-type="string">
            <text:p>061049</text:p>
          </table:table-cell>
          <table:table-cell table:style-name="ce15" office:value-type="string" calcext:value-type="string">
            <text:p>Marciani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49" calcext:value-type="float">
            <text:p>6104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acerata Campania</text:p>
          </table:table-cell>
          <table:table-cell table:style-name="ce6" office:value-type="float" office:value="10507" calcext:value-type="float">
            <text:p>10,50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0" calcext:value-type="string">
            <text:p><text:s/>050 </text:p>
          </table:table-cell>
          <table:table-cell table:style-name="ce14" office:value-type="string" calcext:value-type="string">
            <text:p>061050</text:p>
          </table:table-cell>
          <table:table-cell table:style-name="ce15" office:value-type="string" calcext:value-type="string">
            <text:p>Marzano Appi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0" calcext:value-type="float">
            <text:p>6105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addaloni</text:p>
          </table:table-cell>
          <table:table-cell table:style-name="ce5" office:value-type="float" office:value="39026" calcext:value-type="float">
            <text:p>39,02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1" calcext:value-type="string">
            <text:p><text:s/>051 </text:p>
          </table:table-cell>
          <table:table-cell table:style-name="ce14" office:value-type="string" calcext:value-type="string">
            <text:p>061051</text:p>
          </table:table-cell>
          <table:table-cell table:style-name="ce15" office:value-type="string" calcext:value-type="string">
            <text:p>Mignano Monte Lung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1" calcext:value-type="float">
            <text:p>6105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arcianise</text:p>
          </table:table-cell>
          <table:table-cell table:style-name="ce6" office:value-type="float" office:value="39792" calcext:value-type="float">
            <text:p>39,79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2" calcext:value-type="string">
            <text:p><text:s/>052 </text:p>
          </table:table-cell>
          <table:table-cell table:style-name="ce14" office:value-type="string" calcext:value-type="string">
            <text:p>061052</text:p>
          </table:table-cell>
          <table:table-cell table:style-name="ce15" office:value-type="string" calcext:value-type="string">
            <text:p>Mondragon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2" calcext:value-type="float">
            <text:p>6105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arzano Appio</text:p>
          </table:table-cell>
          <table:table-cell table:style-name="ce5" office:value-type="float" office:value="2224" calcext:value-type="float">
            <text:p>2,22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3" calcext:value-type="string">
            <text:p><text:s/>053 </text:p>
          </table:table-cell>
          <table:table-cell table:style-name="ce14" office:value-type="string" calcext:value-type="string">
            <text:p>061053</text:p>
          </table:table-cell>
          <table:table-cell table:style-name="ce15" office:value-type="string" calcext:value-type="string">
            <text:p>Orta di Atell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3" calcext:value-type="float">
            <text:p>6105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ignano Monte Lungo</text:p>
          </table:table-cell>
          <table:table-cell table:style-name="ce6" office:value-type="float" office:value="3160" calcext:value-type="float">
            <text:p>3,16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4" calcext:value-type="string">
            <text:p><text:s/>054 </text:p>
          </table:table-cell>
          <table:table-cell table:style-name="ce14" office:value-type="string" calcext:value-type="string">
            <text:p>061054</text:p>
          </table:table-cell>
          <table:table-cell table:style-name="ce15" office:value-type="string" calcext:value-type="string">
            <text:p>Paret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4" calcext:value-type="float">
            <text:p>6105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dragone</text:p>
          </table:table-cell>
          <table:table-cell table:style-name="ce5" office:value-type="float" office:value="28797" calcext:value-type="float">
            <text:p>28,79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5" calcext:value-type="string">
            <text:p><text:s/>055 </text:p>
          </table:table-cell>
          <table:table-cell table:style-name="ce14" office:value-type="string" calcext:value-type="string">
            <text:p>061055</text:p>
          </table:table-cell>
          <table:table-cell table:style-name="ce15" office:value-type="string" calcext:value-type="string">
            <text:p>Pastor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5" calcext:value-type="float">
            <text:p>6105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Orta di Atella</text:p>
          </table:table-cell>
          <table:table-cell table:style-name="ce6" office:value-type="float" office:value="27311" calcext:value-type="float">
            <text:p>27,31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6" calcext:value-type="string">
            <text:p><text:s/>056 </text:p>
          </table:table-cell>
          <table:table-cell table:style-name="ce14" office:value-type="string" calcext:value-type="string">
            <text:p>061056</text:p>
          </table:table-cell>
          <table:table-cell table:style-name="ce15" office:value-type="string" calcext:value-type="string">
            <text:p>Piana di Monte Vern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6" calcext:value-type="float">
            <text:p>6105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arete</text:p>
          </table:table-cell>
          <table:table-cell table:style-name="ce5" office:value-type="float" office:value="11666" calcext:value-type="float">
            <text:p>11,66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7" calcext:value-type="string">
            <text:p><text:s/>057 </text:p>
          </table:table-cell>
          <table:table-cell table:style-name="ce14" office:value-type="string" calcext:value-type="string">
            <text:p>061057</text:p>
          </table:table-cell>
          <table:table-cell table:style-name="ce15" office:value-type="string" calcext:value-type="string">
            <text:p>Piedimonte Mate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7" calcext:value-type="float">
            <text:p>6105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storano</text:p>
          </table:table-cell>
          <table:table-cell table:style-name="ce6" office:value-type="float" office:value="3057" calcext:value-type="float">
            <text:p>3,05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8" calcext:value-type="string">
            <text:p><text:s/>058 </text:p>
          </table:table-cell>
          <table:table-cell table:style-name="ce14" office:value-type="string" calcext:value-type="string">
            <text:p>061058</text:p>
          </table:table-cell>
          <table:table-cell table:style-name="ce15" office:value-type="string" calcext:value-type="string">
            <text:p>Pietramelar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8" calcext:value-type="float">
            <text:p>6105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iana di Monte Verna</text:p>
          </table:table-cell>
          <table:table-cell table:style-name="ce5" office:value-type="float" office:value="2312" calcext:value-type="float">
            <text:p>2,31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59" calcext:value-type="string">
            <text:p><text:s/>059 </text:p>
          </table:table-cell>
          <table:table-cell table:style-name="ce14" office:value-type="string" calcext:value-type="string">
            <text:p>061059</text:p>
          </table:table-cell>
          <table:table-cell table:style-name="ce15" office:value-type="string" calcext:value-type="string">
            <text:p>Pietravair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59" calcext:value-type="float">
            <text:p>610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iedimonte Matese</text:p>
          </table:table-cell>
          <table:table-cell table:style-name="ce6" office:value-type="float" office:value="10986" calcext:value-type="float">
            <text:p>10,98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0" calcext:value-type="string">
            <text:p><text:s/>060 </text:p>
          </table:table-cell>
          <table:table-cell table:style-name="ce14" office:value-type="string" calcext:value-type="string">
            <text:p>061060</text:p>
          </table:table-cell>
          <table:table-cell table:style-name="ce15" office:value-type="string" calcext:value-type="string">
            <text:p>Pignataro Maggior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0" calcext:value-type="float">
            <text:p>6106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ietramelara</text:p>
          </table:table-cell>
          <table:table-cell table:style-name="ce5" office:value-type="float" office:value="4692" calcext:value-type="float">
            <text:p>4,69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1" calcext:value-type="string">
            <text:p><text:s/>061 </text:p>
          </table:table-cell>
          <table:table-cell table:style-name="ce14" office:value-type="string" calcext:value-type="string">
            <text:p>061061</text:p>
          </table:table-cell>
          <table:table-cell table:style-name="ce15" office:value-type="string" calcext:value-type="string">
            <text:p>Pontelaton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1" calcext:value-type="float">
            <text:p>6106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ietravairano</text:p>
          </table:table-cell>
          <table:table-cell table:style-name="ce6" office:value-type="float" office:value="2965" calcext:value-type="float">
            <text:p>2,965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2" calcext:value-type="string">
            <text:p><text:s/>062 </text:p>
          </table:table-cell>
          <table:table-cell table:style-name="ce14" office:value-type="string" calcext:value-type="string">
            <text:p>061062</text:p>
          </table:table-cell>
          <table:table-cell table:style-name="ce15" office:value-type="string" calcext:value-type="string">
            <text:p>Portico di Casert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2" calcext:value-type="float">
            <text:p>6106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ignataro Maggiore</text:p>
          </table:table-cell>
          <table:table-cell table:style-name="ce5" office:value-type="float" office:value="5964" calcext:value-type="float">
            <text:p>5,96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3" calcext:value-type="string">
            <text:p><text:s/>063 </text:p>
          </table:table-cell>
          <table:table-cell table:style-name="ce14" office:value-type="string" calcext:value-type="string">
            <text:p>061063</text:p>
          </table:table-cell>
          <table:table-cell table:style-name="ce15" office:value-type="string" calcext:value-type="string">
            <text:p>Prata Sannit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3" calcext:value-type="float">
            <text:p>6106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ntelatone</text:p>
          </table:table-cell>
          <table:table-cell table:style-name="ce6" office:value-type="float" office:value="1680" calcext:value-type="float">
            <text:p>1,68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4" calcext:value-type="string">
            <text:p><text:s/>064 </text:p>
          </table:table-cell>
          <table:table-cell table:style-name="ce14" office:value-type="string" calcext:value-type="string">
            <text:p>061064</text:p>
          </table:table-cell>
          <table:table-cell table:style-name="ce15" office:value-type="string" calcext:value-type="string">
            <text:p>Pratell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4" calcext:value-type="float">
            <text:p>6106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rtico di Caserta</text:p>
          </table:table-cell>
          <table:table-cell table:style-name="ce5" office:value-type="float" office:value="7903" calcext:value-type="float">
            <text:p>7,90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5" calcext:value-type="string">
            <text:p><text:s/>065 </text:p>
          </table:table-cell>
          <table:table-cell table:style-name="ce14" office:value-type="string" calcext:value-type="string">
            <text:p>061065</text:p>
          </table:table-cell>
          <table:table-cell table:style-name="ce15" office:value-type="string" calcext:value-type="string">
            <text:p>Presenz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5" calcext:value-type="float">
            <text:p>6106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rata Sannita</text:p>
          </table:table-cell>
          <table:table-cell table:style-name="ce6" office:value-type="float" office:value="1463" calcext:value-type="float">
            <text:p>1,46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6" calcext:value-type="string">
            <text:p><text:s/>066 </text:p>
          </table:table-cell>
          <table:table-cell table:style-name="ce14" office:value-type="string" calcext:value-type="string">
            <text:p>061066</text:p>
          </table:table-cell>
          <table:table-cell table:style-name="ce15" office:value-type="string" calcext:value-type="string">
            <text:p>Raviscanin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6" calcext:value-type="float">
            <text:p>6106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ratella</text:p>
          </table:table-cell>
          <table:table-cell table:style-name="ce5" office:value-type="float" office:value="1533" calcext:value-type="float">
            <text:p>1,53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7" calcext:value-type="string">
            <text:p><text:s/>067 </text:p>
          </table:table-cell>
          <table:table-cell table:style-name="ce14" office:value-type="string" calcext:value-type="string">
            <text:p>061067</text:p>
          </table:table-cell>
          <table:table-cell table:style-name="ce15" office:value-type="string" calcext:value-type="string">
            <text:p>Recal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7" calcext:value-type="float">
            <text:p>6106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resenzano</text:p>
          </table:table-cell>
          <table:table-cell table:style-name="ce6" office:value-type="float" office:value="1778" calcext:value-type="float">
            <text:p>1,77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8" calcext:value-type="string">
            <text:p><text:s/>068 </text:p>
          </table:table-cell>
          <table:table-cell table:style-name="ce14" office:value-type="string" calcext:value-type="string">
            <text:p>061068</text:p>
          </table:table-cell>
          <table:table-cell table:style-name="ce15" office:value-type="string" calcext:value-type="string">
            <text:p>Riard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8" calcext:value-type="float">
            <text:p>610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aviscanina</text:p>
          </table:table-cell>
          <table:table-cell table:style-name="ce5" office:value-type="float" office:value="1306" calcext:value-type="float">
            <text:p>1,30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69" calcext:value-type="string">
            <text:p><text:s/>069 </text:p>
          </table:table-cell>
          <table:table-cell table:style-name="ce14" office:value-type="string" calcext:value-type="string">
            <text:p>061069</text:p>
          </table:table-cell>
          <table:table-cell table:style-name="ce15" office:value-type="string" calcext:value-type="string">
            <text:p>Rocca d'Evandr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69" calcext:value-type="float">
            <text:p>610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ecale</text:p>
          </table:table-cell>
          <table:table-cell table:style-name="ce6" office:value-type="float" office:value="7710" calcext:value-type="float">
            <text:p>7,71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0" calcext:value-type="string">
            <text:p><text:s/>070 </text:p>
          </table:table-cell>
          <table:table-cell table:style-name="ce14" office:value-type="string" calcext:value-type="string">
            <text:p>061070</text:p>
          </table:table-cell>
          <table:table-cell table:style-name="ce15" office:value-type="string" calcext:value-type="string">
            <text:p>Roccamonfin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0" calcext:value-type="float">
            <text:p>610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iardo</text:p>
          </table:table-cell>
          <table:table-cell table:style-name="ce5" office:value-type="float" office:value="2319" calcext:value-type="float">
            <text:p>2,319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1" calcext:value-type="string">
            <text:p><text:s/>071 </text:p>
          </table:table-cell>
          <table:table-cell table:style-name="ce14" office:value-type="string" calcext:value-type="string">
            <text:p>061071</text:p>
          </table:table-cell>
          <table:table-cell table:style-name="ce15" office:value-type="string" calcext:value-type="string">
            <text:p>Roccaroman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1" calcext:value-type="float">
            <text:p>6107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cca d'Evandro</text:p>
          </table:table-cell>
          <table:table-cell table:style-name="ce6" office:value-type="float" office:value="3178" calcext:value-type="float">
            <text:p>3,17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2" calcext:value-type="string">
            <text:p><text:s/>072 </text:p>
          </table:table-cell>
          <table:table-cell table:style-name="ce14" office:value-type="string" calcext:value-type="string">
            <text:p>061072</text:p>
          </table:table-cell>
          <table:table-cell table:style-name="ce15" office:value-type="string" calcext:value-type="string">
            <text:p>Rocchetta e Croc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2" calcext:value-type="float">
            <text:p>6107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occamonfina</text:p>
          </table:table-cell>
          <table:table-cell table:style-name="ce5" office:value-type="float" office:value="3399" calcext:value-type="float">
            <text:p>3,399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3" calcext:value-type="string">
            <text:p><text:s/>073 </text:p>
          </table:table-cell>
          <table:table-cell table:style-name="ce14" office:value-type="string" calcext:value-type="string">
            <text:p>061073</text:p>
          </table:table-cell>
          <table:table-cell table:style-name="ce15" office:value-type="string" calcext:value-type="string">
            <text:p>Ruvi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3" calcext:value-type="float">
            <text:p>6107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ccaromana</text:p>
          </table:table-cell>
          <table:table-cell table:style-name="ce6" office:value-type="float" office:value="858" calcext:value-type="float">
            <text:p>85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4" calcext:value-type="string">
            <text:p><text:s/>074 </text:p>
          </table:table-cell>
          <table:table-cell table:style-name="ce14" office:value-type="string" calcext:value-type="string">
            <text:p>061074</text:p>
          </table:table-cell>
          <table:table-cell table:style-name="ce15" office:value-type="string" calcext:value-type="string">
            <text:p>San Cipriano d'Avers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4" calcext:value-type="float">
            <text:p>6107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cchetta e Croce</text:p>
          </table:table-cell>
          <table:table-cell table:style-name="ce5" office:value-type="float" office:value="446" calcext:value-type="float">
            <text:p>44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5" calcext:value-type="string">
            <text:p><text:s/>075 </text:p>
          </table:table-cell>
          <table:table-cell table:style-name="ce14" office:value-type="string" calcext:value-type="string">
            <text:p>061075</text:p>
          </table:table-cell>
          <table:table-cell table:style-name="ce15" office:value-type="string" calcext:value-type="string">
            <text:p>San Felice a Cancell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5" calcext:value-type="float">
            <text:p>6107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uviano</text:p>
          </table:table-cell>
          <table:table-cell table:style-name="ce6" office:value-type="float" office:value="1617" calcext:value-type="float">
            <text:p>1,61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6" calcext:value-type="string">
            <text:p><text:s/>076 </text:p>
          </table:table-cell>
          <table:table-cell table:style-name="ce14" office:value-type="string" calcext:value-type="string">
            <text:p>061076</text:p>
          </table:table-cell>
          <table:table-cell table:style-name="ce15" office:value-type="string" calcext:value-type="string">
            <text:p>San Gregorio Mate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6" calcext:value-type="float">
            <text:p>6107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Cipriano d'Aversa</text:p>
          </table:table-cell>
          <table:table-cell table:style-name="ce5" office:value-type="float" office:value="13668" calcext:value-type="float">
            <text:p>13,668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7" calcext:value-type="string">
            <text:p><text:s/>077 </text:p>
          </table:table-cell>
          <table:table-cell table:style-name="ce14" office:value-type="string" calcext:value-type="string">
            <text:p>061077</text:p>
          </table:table-cell>
          <table:table-cell table:style-name="ce15" office:value-type="string" calcext:value-type="string">
            <text:p>San Marcelli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7" calcext:value-type="float">
            <text:p>6107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Felice a Cancello</text:p>
          </table:table-cell>
          <table:table-cell table:style-name="ce6" office:value-type="float" office:value="17462" calcext:value-type="float">
            <text:p>17,46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8" calcext:value-type="string">
            <text:p><text:s/>078 </text:p>
          </table:table-cell>
          <table:table-cell table:style-name="ce14" office:value-type="string" calcext:value-type="string">
            <text:p>061078</text:p>
          </table:table-cell>
          <table:table-cell table:style-name="ce15" office:value-type="string" calcext:value-type="string">
            <text:p>San Nicola la Strad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8" calcext:value-type="float">
            <text:p>6107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Gregorio Matese</text:p>
          </table:table-cell>
          <table:table-cell table:style-name="ce5" office:value-type="float" office:value="946" calcext:value-type="float">
            <text:p>94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79" calcext:value-type="string">
            <text:p><text:s/>079 </text:p>
          </table:table-cell>
          <table:table-cell table:style-name="ce14" office:value-type="string" calcext:value-type="string">
            <text:p>061079</text:p>
          </table:table-cell>
          <table:table-cell table:style-name="ce15" office:value-type="string" calcext:value-type="string">
            <text:p>San Pietro Infin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79" calcext:value-type="float">
            <text:p>6107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rcellino</text:p>
          </table:table-cell>
          <table:table-cell table:style-name="ce6" office:value-type="float" office:value="14251" calcext:value-type="float">
            <text:p>14,25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0" calcext:value-type="string">
            <text:p><text:s/>080 </text:p>
          </table:table-cell>
          <table:table-cell table:style-name="ce14" office:value-type="string" calcext:value-type="string">
            <text:p>061080</text:p>
          </table:table-cell>
          <table:table-cell table:style-name="ce15" office:value-type="string" calcext:value-type="string">
            <text:p>San Potito Sannitic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0" calcext:value-type="float">
            <text:p>6108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 Marco Evangelista</text:p>
          </table:table-cell>
          <table:table-cell table:style-name="ce5" office:value-type="float" office:value="6577" calcext:value-type="float">
            <text:p>6,577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1" calcext:value-type="string">
            <text:p><text:s/>081 </text:p>
          </table:table-cell>
          <table:table-cell table:style-name="ce14" office:value-type="string" calcext:value-type="string">
            <text:p>061081</text:p>
          </table:table-cell>
          <table:table-cell table:style-name="ce15" office:value-type="string" calcext:value-type="string">
            <text:p>San Prisc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1" calcext:value-type="float">
            <text:p>6108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Nicola la Strada</text:p>
          </table:table-cell>
          <table:table-cell table:style-name="ce6" office:value-type="float" office:value="22753" calcext:value-type="float">
            <text:p>22,75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2" calcext:value-type="string">
            <text:p><text:s/>082 </text:p>
          </table:table-cell>
          <table:table-cell table:style-name="ce14" office:value-type="string" calcext:value-type="string">
            <text:p>061082</text:p>
          </table:table-cell>
          <table:table-cell table:style-name="ce15" office:value-type="string" calcext:value-type="string">
            <text:p>Santa Maria a Vic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2" calcext:value-type="float">
            <text:p>61082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 Pietro Infine</text:p>
          </table:table-cell>
          <table:table-cell table:style-name="ce5" office:value-type="float" office:value="921" calcext:value-type="float">
            <text:p>92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3" calcext:value-type="string">
            <text:p><text:s/>083 </text:p>
          </table:table-cell>
          <table:table-cell table:style-name="ce14" office:value-type="string" calcext:value-type="string">
            <text:p>061083</text:p>
          </table:table-cell>
          <table:table-cell table:style-name="ce15" office:value-type="string" calcext:value-type="string">
            <text:p>Santa Maria Capua Veter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3" calcext:value-type="float">
            <text:p>6108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Potito Sannitico</text:p>
          </table:table-cell>
          <table:table-cell table:style-name="ce6" office:value-type="float" office:value="1922" calcext:value-type="float">
            <text:p>1,92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4" calcext:value-type="string">
            <text:p><text:s/>084 </text:p>
          </table:table-cell>
          <table:table-cell table:style-name="ce14" office:value-type="string" calcext:value-type="string">
            <text:p>061084</text:p>
          </table:table-cell>
          <table:table-cell table:style-name="ce15" office:value-type="string" calcext:value-type="string">
            <text:p>Santa Maria la Foss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4" calcext:value-type="float">
            <text:p>6108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Prisco</text:p>
          </table:table-cell>
          <table:table-cell table:style-name="ce5" office:value-type="float" office:value="12333" calcext:value-type="float">
            <text:p>12,33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5" calcext:value-type="string">
            <text:p><text:s/>085 </text:p>
          </table:table-cell>
          <table:table-cell table:style-name="ce14" office:value-type="string" calcext:value-type="string">
            <text:p>061085</text:p>
          </table:table-cell>
          <table:table-cell table:style-name="ce15" office:value-type="string" calcext:value-type="string">
            <text:p>San Tammar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5" calcext:value-type="float">
            <text:p>6108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Tammaro</text:p>
          </table:table-cell>
          <table:table-cell table:style-name="ce6" office:value-type="float" office:value="5529" calcext:value-type="float">
            <text:p>5,529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6" calcext:value-type="string">
            <text:p><text:s/>086 </text:p>
          </table:table-cell>
          <table:table-cell table:style-name="ce14" office:value-type="string" calcext:value-type="string">
            <text:p>061086</text:p>
          </table:table-cell>
          <table:table-cell table:style-name="ce15" office:value-type="string" calcext:value-type="string">
            <text:p>Sant'Angelo d'Alif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6" calcext:value-type="float">
            <text:p>6108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a Maria a Vico</text:p>
          </table:table-cell>
          <table:table-cell table:style-name="ce5" office:value-type="float" office:value="14004" calcext:value-type="float">
            <text:p>14,00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7" calcext:value-type="string">
            <text:p><text:s/>087 </text:p>
          </table:table-cell>
          <table:table-cell table:style-name="ce14" office:value-type="string" calcext:value-type="string">
            <text:p>061087</text:p>
          </table:table-cell>
          <table:table-cell table:style-name="ce15" office:value-type="string" calcext:value-type="string">
            <text:p>Sant'Arpi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7" calcext:value-type="float">
            <text:p>6108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a Maria Capua Vetere</text:p>
          </table:table-cell>
          <table:table-cell table:style-name="ce6" office:value-type="float" office:value="32893" calcext:value-type="float">
            <text:p>32,89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8" calcext:value-type="string">
            <text:p><text:s/>088 </text:p>
          </table:table-cell>
          <table:table-cell table:style-name="ce14" office:value-type="string" calcext:value-type="string">
            <text:p>061088</text:p>
          </table:table-cell>
          <table:table-cell table:style-name="ce15" office:value-type="string" calcext:value-type="string">
            <text:p>Sessa Aurunc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8" calcext:value-type="float">
            <text:p>6108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a Maria la Fossa</text:p>
          </table:table-cell>
          <table:table-cell table:style-name="ce5" office:value-type="float" office:value="2681" calcext:value-type="float">
            <text:p>2,681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89" calcext:value-type="string">
            <text:p><text:s/>089 </text:p>
          </table:table-cell>
          <table:table-cell table:style-name="ce14" office:value-type="string" calcext:value-type="string">
            <text:p>061089</text:p>
          </table:table-cell>
          <table:table-cell table:style-name="ce15" office:value-type="string" calcext:value-type="string">
            <text:p>Sparanis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89" calcext:value-type="float">
            <text:p>6108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'Angelo d'Alife</text:p>
          </table:table-cell>
          <table:table-cell table:style-name="ce6" office:value-type="float" office:value="2233" calcext:value-type="float">
            <text:p>2,23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0" calcext:value-type="string">
            <text:p><text:s/>090 </text:p>
          </table:table-cell>
          <table:table-cell table:style-name="ce14" office:value-type="string" calcext:value-type="string">
            <text:p>061090</text:p>
          </table:table-cell>
          <table:table-cell table:style-name="ce15" office:value-type="string" calcext:value-type="string">
            <text:p>Succiv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0" calcext:value-type="float">
            <text:p>6109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'Arpino</text:p>
          </table:table-cell>
          <table:table-cell table:style-name="ce5" office:value-type="float" office:value="14606" calcext:value-type="float">
            <text:p>14,60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1" calcext:value-type="string">
            <text:p><text:s/>091 </text:p>
          </table:table-cell>
          <table:table-cell table:style-name="ce14" office:value-type="string" calcext:value-type="string">
            <text:p>061091</text:p>
          </table:table-cell>
          <table:table-cell table:style-name="ce15" office:value-type="string" calcext:value-type="string">
            <text:p>Te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1" calcext:value-type="float">
            <text:p>6109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essa Aurunca</text:p>
          </table:table-cell>
          <table:table-cell table:style-name="ce6" office:value-type="float" office:value="21252" calcext:value-type="float">
            <text:p>21,25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2" calcext:value-type="string">
            <text:p><text:s/>092 </text:p>
          </table:table-cell>
          <table:table-cell table:style-name="ce14" office:value-type="string" calcext:value-type="string">
            <text:p>061092</text:p>
          </table:table-cell>
          <table:table-cell table:style-name="ce15" office:value-type="string" calcext:value-type="string">
            <text:p>Teverol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2" calcext:value-type="float">
            <text:p>6109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paranise</text:p>
          </table:table-cell>
          <table:table-cell table:style-name="ce5" office:value-type="float" office:value="7376" calcext:value-type="float">
            <text:p>7,37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3" calcext:value-type="string">
            <text:p><text:s/>093 </text:p>
          </table:table-cell>
          <table:table-cell table:style-name="ce14" office:value-type="string" calcext:value-type="string">
            <text:p>061093</text:p>
          </table:table-cell>
          <table:table-cell table:style-name="ce15" office:value-type="string" calcext:value-type="string">
            <text:p>Tora e Piccilli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3" calcext:value-type="float">
            <text:p>6109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uccivo</text:p>
          </table:table-cell>
          <table:table-cell table:style-name="ce6" office:value-type="float" office:value="8476" calcext:value-type="float">
            <text:p>8,47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4" calcext:value-type="string">
            <text:p><text:s/>094 </text:p>
          </table:table-cell>
          <table:table-cell table:style-name="ce14" office:value-type="string" calcext:value-type="string">
            <text:p>061094</text:p>
          </table:table-cell>
          <table:table-cell table:style-name="ce15" office:value-type="string" calcext:value-type="string">
            <text:p>Trentola Ducent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4" calcext:value-type="float">
            <text:p>6109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eano</text:p>
          </table:table-cell>
          <table:table-cell table:style-name="ce5" office:value-type="float" office:value="12303" calcext:value-type="float">
            <text:p>12,30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5" calcext:value-type="string">
            <text:p><text:s/>095 </text:p>
          </table:table-cell>
          <table:table-cell table:style-name="ce14" office:value-type="string" calcext:value-type="string">
            <text:p>061095</text:p>
          </table:table-cell>
          <table:table-cell table:style-name="ce15" office:value-type="string" calcext:value-type="string">
            <text:p>Vairano Patenor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5" calcext:value-type="float">
            <text:p>6109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everola</text:p>
          </table:table-cell>
          <table:table-cell table:style-name="ce6" office:value-type="float" office:value="14570" calcext:value-type="float">
            <text:p>14,570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6" calcext:value-type="string">
            <text:p><text:s/>096 </text:p>
          </table:table-cell>
          <table:table-cell table:style-name="ce14" office:value-type="string" calcext:value-type="string">
            <text:p>061096</text:p>
          </table:table-cell>
          <table:table-cell table:style-name="ce15" office:value-type="string" calcext:value-type="string">
            <text:p>Valle Agricol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6" calcext:value-type="float">
            <text:p>6109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ora e Piccilli</text:p>
          </table:table-cell>
          <table:table-cell table:style-name="ce5" office:value-type="float" office:value="872" calcext:value-type="float">
            <text:p>872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7" calcext:value-type="string">
            <text:p><text:s/>097 </text:p>
          </table:table-cell>
          <table:table-cell table:style-name="ce14" office:value-type="string" calcext:value-type="string">
            <text:p>061097</text:p>
          </table:table-cell>
          <table:table-cell table:style-name="ce15" office:value-type="string" calcext:value-type="string">
            <text:p>Valle di Maddaloni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7" calcext:value-type="float">
            <text:p>6109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rentola-Ducenta</text:p>
          </table:table-cell>
          <table:table-cell table:style-name="ce6" office:value-type="float" office:value="19844" calcext:value-type="float">
            <text:p>19,84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8" calcext:value-type="string">
            <text:p><text:s/>098 </text:p>
          </table:table-cell>
          <table:table-cell table:style-name="ce14" office:value-type="string" calcext:value-type="string">
            <text:p>061098</text:p>
          </table:table-cell>
          <table:table-cell table:style-name="ce15" office:value-type="string" calcext:value-type="string">
            <text:p>Villa di Bria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8" calcext:value-type="float">
            <text:p>6109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airano Patenora</text:p>
          </table:table-cell>
          <table:table-cell table:style-name="ce5" office:value-type="float" office:value="6515" calcext:value-type="float">
            <text:p>6,515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099" calcext:value-type="string">
            <text:p><text:s/>099 </text:p>
          </table:table-cell>
          <table:table-cell table:style-name="ce14" office:value-type="string" calcext:value-type="string">
            <text:p>061099</text:p>
          </table:table-cell>
          <table:table-cell table:style-name="ce15" office:value-type="string" calcext:value-type="string">
            <text:p>Villa Litern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099" calcext:value-type="float">
            <text:p>6109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alle Agricola</text:p>
          </table:table-cell>
          <table:table-cell table:style-name="ce6" office:value-type="float" office:value="853" calcext:value-type="float">
            <text:p>853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100" calcext:value-type="string">
            <text:p><text:s/>100 </text:p>
          </table:table-cell>
          <table:table-cell table:style-name="ce14" office:value-type="string" calcext:value-type="string">
            <text:p>061100</text:p>
          </table:table-cell>
          <table:table-cell table:style-name="ce15" office:value-type="string" calcext:value-type="string">
            <text:p>Vitulazi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100" calcext:value-type="float">
            <text:p>6110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alle di Maddaloni</text:p>
          </table:table-cell>
          <table:table-cell table:style-name="ce5" office:value-type="float" office:value="2726" calcext:value-type="float">
            <text:p>2,72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101" calcext:value-type="string">
            <text:p><text:s/>101 </text:p>
          </table:table-cell>
          <table:table-cell table:style-name="ce14" office:value-type="string" calcext:value-type="string">
            <text:p>061101</text:p>
          </table:table-cell>
          <table:table-cell table:style-name="ce15" office:value-type="string" calcext:value-type="string">
            <text:p>Falciano del Massico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101" calcext:value-type="float">
            <text:p>6110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illa di Briano</text:p>
          </table:table-cell>
          <table:table-cell table:style-name="ce6" office:value-type="float" office:value="7094" calcext:value-type="float">
            <text:p>7,09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102" calcext:value-type="string">
            <text:p><text:s/>102 </text:p>
          </table:table-cell>
          <table:table-cell table:style-name="ce14" office:value-type="string" calcext:value-type="string">
            <text:p>061102</text:p>
          </table:table-cell>
          <table:table-cell table:style-name="ce15" office:value-type="string" calcext:value-type="string">
            <text:p>Cellole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102" calcext:value-type="float">
            <text:p>611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illa Literno</text:p>
          </table:table-cell>
          <table:table-cell table:style-name="ce5" office:value-type="float" office:value="12184" calcext:value-type="float">
            <text:p>12,184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103" calcext:value-type="string">
            <text:p><text:s/>103 </text:p>
          </table:table-cell>
          <table:table-cell table:style-name="ce14" office:value-type="string" calcext:value-type="string">
            <text:p>061103</text:p>
          </table:table-cell>
          <table:table-cell table:style-name="ce15" office:value-type="string" calcext:value-type="string">
            <text:p>Casapesenn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103" calcext:value-type="float">
            <text:p>6110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itulazio</text:p>
          </table:table-cell>
          <table:table-cell table:style-name="ce6" office:value-type="float" office:value="7436" calcext:value-type="float">
            <text:p>7,436</text:p>
          </table:table-cell>
          <table:table-cell table:style-name="ce9" office:value-type="string" calcext:value-type="string">
            <text:p>061</text:p>
          </table:table-cell>
          <table:table-cell table:style-name="ce12" office:value-type="string" calcext:value-type="string">
            <text:p>061</text:p>
          </table:table-cell>
          <table:table-cell table:style-name="ce13" office:value-type="string" office:string-value="104" calcext:value-type="string">
            <text:p><text:s/>104 </text:p>
          </table:table-cell>
          <table:table-cell table:style-name="ce14" office:value-type="string" calcext:value-type="string">
            <text:p>061104</text:p>
          </table:table-cell>
          <table:table-cell table:style-name="ce15" office:value-type="string" calcext:value-type="string">
            <text:p>San Marco Evangelista</text:p>
          </table:table-cell>
          <table:table-cell table:style-name="ce15" office:value-type="string" calcext:value-type="string">
            <text:p>Caserta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1104" calcext:value-type="float">
            <text:p>611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irola</text:p>
          </table:table-cell>
          <table:table-cell table:style-name="ce6" office:value-type="float" office:value="8390" calcext:value-type="float">
            <text:p>8,39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1" calcext:value-type="string">
            <text:p><text:s/>001 </text:p>
          </table:table-cell>
          <table:table-cell table:style-name="ce14" office:value-type="string" calcext:value-type="string">
            <text:p>062001</text:p>
          </table:table-cell>
          <table:table-cell table:style-name="ce15" office:value-type="string" calcext:value-type="string">
            <text:p>Airol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1" calcext:value-type="float">
            <text:p>6200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morosi</text:p>
          </table:table-cell>
          <table:table-cell table:style-name="ce5" office:value-type="float" office:value="2749" calcext:value-type="float">
            <text:p>2,74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2" calcext:value-type="string">
            <text:p><text:s/>002 </text:p>
          </table:table-cell>
          <table:table-cell table:style-name="ce14" office:value-type="string" calcext:value-type="string">
            <text:p>062002</text:p>
          </table:table-cell>
          <table:table-cell table:style-name="ce15" office:value-type="string" calcext:value-type="string">
            <text:p>Amoros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2" calcext:value-type="float">
            <text:p>620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pice</text:p>
          </table:table-cell>
          <table:table-cell table:style-name="ce6" office:value-type="float" office:value="5578" calcext:value-type="float">
            <text:p>5,578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3" calcext:value-type="string">
            <text:p><text:s/>003 </text:p>
          </table:table-cell>
          <table:table-cell table:style-name="ce14" office:value-type="string" calcext:value-type="string">
            <text:p>062003</text:p>
          </table:table-cell>
          <table:table-cell table:style-name="ce15" office:value-type="string" calcext:value-type="string">
            <text:p>Apic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3" calcext:value-type="float">
            <text:p>620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pollosa</text:p>
          </table:table-cell>
          <table:table-cell table:style-name="ce5" office:value-type="float" office:value="2667" calcext:value-type="float">
            <text:p>2,66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4" calcext:value-type="string">
            <text:p><text:s/>004 </text:p>
          </table:table-cell>
          <table:table-cell table:style-name="ce14" office:value-type="string" calcext:value-type="string">
            <text:p>062004</text:p>
          </table:table-cell>
          <table:table-cell table:style-name="ce15" office:value-type="string" calcext:value-type="string">
            <text:p>Apollos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4" calcext:value-type="float">
            <text:p>620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rpaia</text:p>
          </table:table-cell>
          <table:table-cell table:style-name="ce6" office:value-type="float" office:value="2046" calcext:value-type="float">
            <text:p>2,046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5" calcext:value-type="string">
            <text:p><text:s/>005 </text:p>
          </table:table-cell>
          <table:table-cell table:style-name="ce14" office:value-type="string" calcext:value-type="string">
            <text:p>062005</text:p>
          </table:table-cell>
          <table:table-cell table:style-name="ce15" office:value-type="string" calcext:value-type="string">
            <text:p>Arpai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5" calcext:value-type="float">
            <text:p>620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rpaise</text:p>
          </table:table-cell>
          <table:table-cell table:style-name="ce5" office:value-type="float" office:value="760" calcext:value-type="float">
            <text:p>76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6" calcext:value-type="string">
            <text:p><text:s/>006 </text:p>
          </table:table-cell>
          <table:table-cell table:style-name="ce14" office:value-type="string" calcext:value-type="string">
            <text:p>062006</text:p>
          </table:table-cell>
          <table:table-cell table:style-name="ce15" office:value-type="string" calcext:value-type="string">
            <text:p>Arpais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6" calcext:value-type="float">
            <text:p>6200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aselice</text:p>
          </table:table-cell>
          <table:table-cell table:style-name="ce6" office:value-type="float" office:value="2313" calcext:value-type="float">
            <text:p>2,31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7" calcext:value-type="string">
            <text:p><text:s/>007 </text:p>
          </table:table-cell>
          <table:table-cell table:style-name="ce14" office:value-type="string" calcext:value-type="string">
            <text:p>062007</text:p>
          </table:table-cell>
          <table:table-cell table:style-name="ce15" office:value-type="string" calcext:value-type="string">
            <text:p>Baselic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7" calcext:value-type="float">
            <text:p>6200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enevento</text:p>
          </table:table-cell>
          <table:table-cell table:style-name="ce5" office:value-type="float" office:value="59789" calcext:value-type="float">
            <text:p>59,78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8" calcext:value-type="string">
            <text:p><text:s/>008 </text:p>
          </table:table-cell>
          <table:table-cell table:style-name="ce14" office:value-type="string" calcext:value-type="string">
            <text:p>062008</text:p>
          </table:table-cell>
          <table:table-cell table:number-columns-repeated="2" table:style-name="ce15" office:value-type="string" calcext:value-type="string">
            <text:p>Benevento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62008" calcext:value-type="float">
            <text:p>6200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onea</text:p>
          </table:table-cell>
          <table:table-cell table:style-name="ce6" office:value-type="float" office:value="1415" calcext:value-type="float">
            <text:p>1,41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09" calcext:value-type="string">
            <text:p><text:s/>009 </text:p>
          </table:table-cell>
          <table:table-cell table:style-name="ce14" office:value-type="string" calcext:value-type="string">
            <text:p>062009</text:p>
          </table:table-cell>
          <table:table-cell table:style-name="ce15" office:value-type="string" calcext:value-type="string">
            <text:p>Bone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09" calcext:value-type="float">
            <text:p>6200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ucciano</text:p>
          </table:table-cell>
          <table:table-cell table:style-name="ce5" office:value-type="float" office:value="2098" calcext:value-type="float">
            <text:p>2,098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0" calcext:value-type="string">
            <text:p><text:s/>010 </text:p>
          </table:table-cell>
          <table:table-cell table:style-name="ce14" office:value-type="string" calcext:value-type="string">
            <text:p>062010</text:p>
          </table:table-cell>
          <table:table-cell table:style-name="ce15" office:value-type="string" calcext:value-type="string">
            <text:p>Bucci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0" calcext:value-type="float">
            <text:p>620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uonalbergo</text:p>
          </table:table-cell>
          <table:table-cell table:style-name="ce6" office:value-type="float" office:value="1677" calcext:value-type="float">
            <text:p>1,67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1" calcext:value-type="string">
            <text:p><text:s/>011 </text:p>
          </table:table-cell>
          <table:table-cell table:style-name="ce14" office:value-type="string" calcext:value-type="string">
            <text:p>062011</text:p>
          </table:table-cell>
          <table:table-cell table:style-name="ce15" office:value-type="string" calcext:value-type="string">
            <text:p>Buonalberg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1" calcext:value-type="float">
            <text:p>620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lvi</text:p>
          </table:table-cell>
          <table:table-cell table:style-name="ce5" office:value-type="float" office:value="2637" calcext:value-type="float">
            <text:p>2,63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2" calcext:value-type="string">
            <text:p><text:s/>012 </text:p>
          </table:table-cell>
          <table:table-cell table:style-name="ce14" office:value-type="string" calcext:value-type="string">
            <text:p>062012</text:p>
          </table:table-cell>
          <table:table-cell table:style-name="ce15" office:value-type="string" calcext:value-type="string">
            <text:p>Calv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2" calcext:value-type="float">
            <text:p>6201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mpolattaro</text:p>
          </table:table-cell>
          <table:table-cell table:style-name="ce6" office:value-type="float" office:value="1033" calcext:value-type="float">
            <text:p>1,03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3" calcext:value-type="string">
            <text:p><text:s/>013 </text:p>
          </table:table-cell>
          <table:table-cell table:style-name="ce14" office:value-type="string" calcext:value-type="string">
            <text:p>062013</text:p>
          </table:table-cell>
          <table:table-cell table:style-name="ce15" office:value-type="string" calcext:value-type="string">
            <text:p>Campolattar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3" calcext:value-type="float">
            <text:p>62013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Campoli del Monte Taburno</text:p>
          </table:table-cell>
          <table:table-cell table:style-name="ce5" office:value-type="float" office:value="1649" calcext:value-type="float">
            <text:p>1,64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4" calcext:value-type="string">
            <text:p><text:s/>014 </text:p>
          </table:table-cell>
          <table:table-cell table:style-name="ce14" office:value-type="string" calcext:value-type="string">
            <text:p>062014</text:p>
          </table:table-cell>
          <table:table-cell table:style-name="ce15" office:value-type="string" calcext:value-type="string">
            <text:p>Campoli del Monte Tabur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4" calcext:value-type="float">
            <text:p>620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lduni</text:p>
          </table:table-cell>
          <table:table-cell table:style-name="ce6" office:value-type="float" office:value="1317" calcext:value-type="float">
            <text:p>1,31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5" calcext:value-type="string">
            <text:p><text:s/>015 </text:p>
          </table:table-cell>
          <table:table-cell table:style-name="ce14" office:value-type="string" calcext:value-type="string">
            <text:p>062015</text:p>
          </table:table-cell>
          <table:table-cell table:style-name="ce15" office:value-type="string" calcext:value-type="string">
            <text:p>Casaldun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5" calcext:value-type="float">
            <text:p>6201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franco in Miscano</text:p>
          </table:table-cell>
          <table:table-cell table:style-name="ce5" office:value-type="float" office:value="864" calcext:value-type="float">
            <text:p>864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6" calcext:value-type="string">
            <text:p><text:s/>016 </text:p>
          </table:table-cell>
          <table:table-cell table:style-name="ce14" office:value-type="string" calcext:value-type="string">
            <text:p>062016</text:p>
          </table:table-cell>
          <table:table-cell table:style-name="ce15" office:value-type="string" calcext:value-type="string">
            <text:p>Castelfranco in Misc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6" calcext:value-type="float">
            <text:p>620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pagano</text:p>
          </table:table-cell>
          <table:table-cell table:style-name="ce6" office:value-type="float" office:value="1461" calcext:value-type="float">
            <text:p>1,461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7" calcext:value-type="string">
            <text:p><text:s/>017 </text:p>
          </table:table-cell>
          <table:table-cell table:style-name="ce14" office:value-type="string" calcext:value-type="string">
            <text:p>062017</text:p>
          </table:table-cell>
          <table:table-cell table:style-name="ce15" office:value-type="string" calcext:value-type="string">
            <text:p>Castelpag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7" calcext:value-type="float">
            <text:p>6201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telpoto</text:p>
          </table:table-cell>
          <table:table-cell table:style-name="ce5" office:value-type="float" office:value="1197" calcext:value-type="float">
            <text:p>1,19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8" calcext:value-type="string">
            <text:p><text:s/>018 </text:p>
          </table:table-cell>
          <table:table-cell table:style-name="ce14" office:value-type="string" calcext:value-type="string">
            <text:p>062018</text:p>
          </table:table-cell>
          <table:table-cell table:style-name="ce15" office:value-type="string" calcext:value-type="string">
            <text:p>Castelpot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8" calcext:value-type="float">
            <text:p>6201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telvenere</text:p>
          </table:table-cell>
          <table:table-cell table:style-name="ce6" office:value-type="float" office:value="2652" calcext:value-type="float">
            <text:p>2,652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19" calcext:value-type="string">
            <text:p><text:s/>019 </text:p>
          </table:table-cell>
          <table:table-cell table:style-name="ce14" office:value-type="string" calcext:value-type="string">
            <text:p>062019</text:p>
          </table:table-cell>
          <table:table-cell table:style-name="ce15" office:value-type="string" calcext:value-type="string">
            <text:p>Castelvener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19" calcext:value-type="float">
            <text:p>6201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vetere in Val Fortore</text:p>
          </table:table-cell>
          <table:table-cell table:style-name="ce5" office:value-type="float" office:value="1165" calcext:value-type="float">
            <text:p>1,16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0" calcext:value-type="string">
            <text:p><text:s/>020 </text:p>
          </table:table-cell>
          <table:table-cell table:style-name="ce14" office:value-type="string" calcext:value-type="string">
            <text:p>062020</text:p>
          </table:table-cell>
          <table:table-cell table:style-name="ce15" office:value-type="string" calcext:value-type="string">
            <text:p>Castelvetere in Val Fortor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0" calcext:value-type="float">
            <text:p>6202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utano</text:p>
          </table:table-cell>
          <table:table-cell table:style-name="ce6" office:value-type="float" office:value="2017" calcext:value-type="float">
            <text:p>2,01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1" calcext:value-type="string">
            <text:p><text:s/>021 </text:p>
          </table:table-cell>
          <table:table-cell table:style-name="ce14" office:value-type="string" calcext:value-type="string">
            <text:p>062021</text:p>
          </table:table-cell>
          <table:table-cell table:style-name="ce15" office:value-type="string" calcext:value-type="string">
            <text:p>Caut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1" calcext:value-type="float">
            <text:p>6202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ppaloni</text:p>
          </table:table-cell>
          <table:table-cell table:style-name="ce5" office:value-type="float" office:value="3370" calcext:value-type="float">
            <text:p>3,37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2" calcext:value-type="string">
            <text:p><text:s/>022 </text:p>
          </table:table-cell>
          <table:table-cell table:style-name="ce14" office:value-type="string" calcext:value-type="string">
            <text:p>062022</text:p>
          </table:table-cell>
          <table:table-cell table:style-name="ce15" office:value-type="string" calcext:value-type="string">
            <text:p>Ceppalon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2" calcext:value-type="float">
            <text:p>6202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erreto Sannita</text:p>
          </table:table-cell>
          <table:table-cell table:style-name="ce6" office:value-type="float" office:value="3852" calcext:value-type="float">
            <text:p>3,852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3" calcext:value-type="string">
            <text:p><text:s/>023 </text:p>
          </table:table-cell>
          <table:table-cell table:style-name="ce14" office:value-type="string" calcext:value-type="string">
            <text:p>062023</text:p>
          </table:table-cell>
          <table:table-cell table:style-name="ce15" office:value-type="string" calcext:value-type="string">
            <text:p>Cerreto Sannit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3" calcext:value-type="float">
            <text:p>6202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ircello</text:p>
          </table:table-cell>
          <table:table-cell table:style-name="ce5" office:value-type="float" office:value="2322" calcext:value-type="float">
            <text:p>2,322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4" calcext:value-type="string">
            <text:p><text:s/>024 </text:p>
          </table:table-cell>
          <table:table-cell table:style-name="ce14" office:value-type="string" calcext:value-type="string">
            <text:p>062024</text:p>
          </table:table-cell>
          <table:table-cell table:style-name="ce15" office:value-type="string" calcext:value-type="string">
            <text:p>Circell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4" calcext:value-type="float">
            <text:p>6202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olle Sannita</text:p>
          </table:table-cell>
          <table:table-cell table:style-name="ce6" office:value-type="float" office:value="2387" calcext:value-type="float">
            <text:p>2,38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5" calcext:value-type="string">
            <text:p><text:s/>025 </text:p>
          </table:table-cell>
          <table:table-cell table:style-name="ce14" office:value-type="string" calcext:value-type="string">
            <text:p>062025</text:p>
          </table:table-cell>
          <table:table-cell table:style-name="ce15" office:value-type="string" calcext:value-type="string">
            <text:p>Colle Sannit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5" calcext:value-type="float">
            <text:p>620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usano Mutri</text:p>
          </table:table-cell>
          <table:table-cell table:style-name="ce5" office:value-type="float" office:value="4028" calcext:value-type="float">
            <text:p>4,028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6" calcext:value-type="string">
            <text:p><text:s/>026 </text:p>
          </table:table-cell>
          <table:table-cell table:style-name="ce14" office:value-type="string" calcext:value-type="string">
            <text:p>062026</text:p>
          </table:table-cell>
          <table:table-cell table:style-name="ce15" office:value-type="string" calcext:value-type="string">
            <text:p>Cusano Mutr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6" calcext:value-type="float">
            <text:p>6202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Dugenta</text:p>
          </table:table-cell>
          <table:table-cell table:style-name="ce6" office:value-type="float" office:value="2929" calcext:value-type="float">
            <text:p>2,92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7" calcext:value-type="string">
            <text:p><text:s/>027 </text:p>
          </table:table-cell>
          <table:table-cell table:style-name="ce14" office:value-type="string" calcext:value-type="string">
            <text:p>062027</text:p>
          </table:table-cell>
          <table:table-cell table:style-name="ce15" office:value-type="string" calcext:value-type="string">
            <text:p>Dugent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7" calcext:value-type="float">
            <text:p>6202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Durazzano</text:p>
          </table:table-cell>
          <table:table-cell table:style-name="ce5" office:value-type="float" office:value="2201" calcext:value-type="float">
            <text:p>2,201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8" calcext:value-type="string">
            <text:p><text:s/>028 </text:p>
          </table:table-cell>
          <table:table-cell table:style-name="ce14" office:value-type="string" calcext:value-type="string">
            <text:p>062028</text:p>
          </table:table-cell>
          <table:table-cell table:style-name="ce15" office:value-type="string" calcext:value-type="string">
            <text:p>Durazz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8" calcext:value-type="float">
            <text:p>6202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aicchio</text:p>
          </table:table-cell>
          <table:table-cell table:style-name="ce6" office:value-type="float" office:value="3637" calcext:value-type="float">
            <text:p>3,63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29" calcext:value-type="string">
            <text:p><text:s/>029 </text:p>
          </table:table-cell>
          <table:table-cell table:style-name="ce14" office:value-type="string" calcext:value-type="string">
            <text:p>062029</text:p>
          </table:table-cell>
          <table:table-cell table:style-name="ce15" office:value-type="string" calcext:value-type="string">
            <text:p>Faicchi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29" calcext:value-type="float">
            <text:p>6202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oglianise</text:p>
          </table:table-cell>
          <table:table-cell table:style-name="ce5" office:value-type="float" office:value="3289" calcext:value-type="float">
            <text:p>3,28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0" calcext:value-type="string">
            <text:p><text:s/>030 </text:p>
          </table:table-cell>
          <table:table-cell table:style-name="ce14" office:value-type="string" calcext:value-type="string">
            <text:p>062030</text:p>
          </table:table-cell>
          <table:table-cell table:style-name="ce15" office:value-type="string" calcext:value-type="string">
            <text:p>Foglianis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0" calcext:value-type="float">
            <text:p>6203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oiano di Val Fortore</text:p>
          </table:table-cell>
          <table:table-cell table:style-name="ce6" office:value-type="float" office:value="1403" calcext:value-type="float">
            <text:p>1,40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1" calcext:value-type="string">
            <text:p><text:s/>031 </text:p>
          </table:table-cell>
          <table:table-cell table:style-name="ce14" office:value-type="string" calcext:value-type="string">
            <text:p>062031</text:p>
          </table:table-cell>
          <table:table-cell table:style-name="ce15" office:value-type="string" calcext:value-type="string">
            <text:p>Foiano di Val Fortor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1" calcext:value-type="float">
            <text:p>6203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orchia</text:p>
          </table:table-cell>
          <table:table-cell table:style-name="ce5" office:value-type="float" office:value="1221" calcext:value-type="float">
            <text:p>1,221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2" calcext:value-type="string">
            <text:p><text:s/>032 </text:p>
          </table:table-cell>
          <table:table-cell table:style-name="ce14" office:value-type="string" calcext:value-type="string">
            <text:p>062032</text:p>
          </table:table-cell>
          <table:table-cell table:style-name="ce15" office:value-type="string" calcext:value-type="string">
            <text:p>Forchi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2" calcext:value-type="float">
            <text:p>620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ragneto l'Abate</text:p>
          </table:table-cell>
          <table:table-cell table:style-name="ce6" office:value-type="float" office:value="1020" calcext:value-type="float">
            <text:p>1,02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3" calcext:value-type="string">
            <text:p><text:s/>033 </text:p>
          </table:table-cell>
          <table:table-cell table:style-name="ce14" office:value-type="string" calcext:value-type="string">
            <text:p>062033</text:p>
          </table:table-cell>
          <table:table-cell table:style-name="ce15" office:value-type="string" calcext:value-type="string">
            <text:p>Fragneto l'Abat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3" calcext:value-type="float">
            <text:p>6203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ragneto Monforte</text:p>
          </table:table-cell>
          <table:table-cell table:style-name="ce5" office:value-type="float" office:value="1840" calcext:value-type="float">
            <text:p>1,84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4" calcext:value-type="string">
            <text:p><text:s/>034 </text:p>
          </table:table-cell>
          <table:table-cell table:style-name="ce14" office:value-type="string" calcext:value-type="string">
            <text:p>062034</text:p>
          </table:table-cell>
          <table:table-cell table:style-name="ce15" office:value-type="string" calcext:value-type="string">
            <text:p>Fragneto Monfort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4" calcext:value-type="float">
            <text:p>6203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rasso Telesino</text:p>
          </table:table-cell>
          <table:table-cell table:style-name="ce6" office:value-type="float" office:value="2260" calcext:value-type="float">
            <text:p>2,26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5" calcext:value-type="string">
            <text:p><text:s/>035 </text:p>
          </table:table-cell>
          <table:table-cell table:style-name="ce14" office:value-type="string" calcext:value-type="string">
            <text:p>062035</text:p>
          </table:table-cell>
          <table:table-cell table:style-name="ce15" office:value-type="string" calcext:value-type="string">
            <text:p>Frasso Telesi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5" calcext:value-type="float">
            <text:p>62035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Ginestra degli Schiavoni</text:p>
          </table:table-cell>
          <table:table-cell table:style-name="ce5" office:value-type="float" office:value="479" calcext:value-type="float">
            <text:p>47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6" calcext:value-type="string">
            <text:p><text:s/>036 </text:p>
          </table:table-cell>
          <table:table-cell table:style-name="ce14" office:value-type="string" calcext:value-type="string">
            <text:p>062036</text:p>
          </table:table-cell>
          <table:table-cell table:style-name="ce15" office:value-type="string" calcext:value-type="string">
            <text:p>Ginestra degli Schiavon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6" calcext:value-type="float">
            <text:p>6203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Guardia Sanframondi</text:p>
          </table:table-cell>
          <table:table-cell table:style-name="ce6" office:value-type="float" office:value="4920" calcext:value-type="float">
            <text:p>4,92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7" calcext:value-type="string">
            <text:p><text:s/>037 </text:p>
          </table:table-cell>
          <table:table-cell table:style-name="ce14" office:value-type="string" calcext:value-type="string">
            <text:p>062037</text:p>
          </table:table-cell>
          <table:table-cell table:style-name="ce15" office:value-type="string" calcext:value-type="string">
            <text:p>Guardia Sanframond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7" calcext:value-type="float">
            <text:p>620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imatola</text:p>
          </table:table-cell>
          <table:table-cell table:style-name="ce5" office:value-type="float" office:value="4095" calcext:value-type="float">
            <text:p>4,09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8" calcext:value-type="string">
            <text:p><text:s/>038 </text:p>
          </table:table-cell>
          <table:table-cell table:style-name="ce14" office:value-type="string" calcext:value-type="string">
            <text:p>062038</text:p>
          </table:table-cell>
          <table:table-cell table:style-name="ce15" office:value-type="string" calcext:value-type="string">
            <text:p>Limatol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8" calcext:value-type="float">
            <text:p>6203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elizzano</text:p>
          </table:table-cell>
          <table:table-cell table:style-name="ce6" office:value-type="float" office:value="1811" calcext:value-type="float">
            <text:p>1,811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39" calcext:value-type="string">
            <text:p><text:s/>039 </text:p>
          </table:table-cell>
          <table:table-cell table:style-name="ce14" office:value-type="string" calcext:value-type="string">
            <text:p>062039</text:p>
          </table:table-cell>
          <table:table-cell table:style-name="ce15" office:value-type="string" calcext:value-type="string">
            <text:p>Melizz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39" calcext:value-type="float">
            <text:p>62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iano</text:p>
          </table:table-cell>
          <table:table-cell table:style-name="ce5" office:value-type="float" office:value="4099" calcext:value-type="float">
            <text:p>4,09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0" calcext:value-type="string">
            <text:p><text:s/>040 </text:p>
          </table:table-cell>
          <table:table-cell table:style-name="ce14" office:value-type="string" calcext:value-type="string">
            <text:p>062040</text:p>
          </table:table-cell>
          <table:table-cell table:style-name="ce15" office:value-type="string" calcext:value-type="string">
            <text:p>Moi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0" calcext:value-type="float">
            <text:p>6204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linara</text:p>
          </table:table-cell>
          <table:table-cell table:style-name="ce6" office:value-type="float" office:value="1593" calcext:value-type="float">
            <text:p>1,59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1" calcext:value-type="string">
            <text:p><text:s/>041 </text:p>
          </table:table-cell>
          <table:table-cell table:style-name="ce14" office:value-type="string" calcext:value-type="string">
            <text:p>062041</text:p>
          </table:table-cell>
          <table:table-cell table:style-name="ce15" office:value-type="string" calcext:value-type="string">
            <text:p>Molinar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1" calcext:value-type="float">
            <text:p>6204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falcone di Val Fortore</text:p>
          </table:table-cell>
          <table:table-cell table:style-name="ce5" office:value-type="float" office:value="1455" calcext:value-type="float">
            <text:p>1,45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2" calcext:value-type="string">
            <text:p><text:s/>042 </text:p>
          </table:table-cell>
          <table:table-cell table:style-name="ce14" office:value-type="string" calcext:value-type="string">
            <text:p>062042</text:p>
          </table:table-cell>
          <table:table-cell table:style-name="ce15" office:value-type="string" calcext:value-type="string">
            <text:p>Montefalcone di Val Fortor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2" calcext:value-type="float">
            <text:p>6204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esarchio</text:p>
          </table:table-cell>
          <table:table-cell table:style-name="ce6" office:value-type="float" office:value="13508" calcext:value-type="float">
            <text:p>13,508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3" calcext:value-type="string">
            <text:p><text:s/>043 </text:p>
          </table:table-cell>
          <table:table-cell table:style-name="ce14" office:value-type="string" calcext:value-type="string">
            <text:p>062043</text:p>
          </table:table-cell>
          <table:table-cell table:style-name="ce15" office:value-type="string" calcext:value-type="string">
            <text:p>Montesarchi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3" calcext:value-type="float">
            <text:p>6204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rcone</text:p>
          </table:table-cell>
          <table:table-cell table:style-name="ce5" office:value-type="float" office:value="4897" calcext:value-type="float">
            <text:p>4,89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4" calcext:value-type="string">
            <text:p><text:s/>044 </text:p>
          </table:table-cell>
          <table:table-cell table:style-name="ce14" office:value-type="string" calcext:value-type="string">
            <text:p>062044</text:p>
          </table:table-cell>
          <table:table-cell table:style-name="ce15" office:value-type="string" calcext:value-type="string">
            <text:p>Morcon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4" calcext:value-type="float">
            <text:p>6204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duli</text:p>
          </table:table-cell>
          <table:table-cell table:style-name="ce6" office:value-type="float" office:value="3881" calcext:value-type="float">
            <text:p>3,881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5" calcext:value-type="string">
            <text:p><text:s/>045 </text:p>
          </table:table-cell>
          <table:table-cell table:style-name="ce14" office:value-type="string" calcext:value-type="string">
            <text:p>062045</text:p>
          </table:table-cell>
          <table:table-cell table:style-name="ce15" office:value-type="string" calcext:value-type="string">
            <text:p>Padul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5" calcext:value-type="float">
            <text:p>6204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go Veiano</text:p>
          </table:table-cell>
          <table:table-cell table:style-name="ce5" office:value-type="float" office:value="2410" calcext:value-type="float">
            <text:p>2,41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6" calcext:value-type="string">
            <text:p><text:s/>046 </text:p>
          </table:table-cell>
          <table:table-cell table:style-name="ce14" office:value-type="string" calcext:value-type="string">
            <text:p>062046</text:p>
          </table:table-cell>
          <table:table-cell table:style-name="ce15" office:value-type="string" calcext:value-type="string">
            <text:p>Pago Vei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6" calcext:value-type="float">
            <text:p>6204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nnarano</text:p>
          </table:table-cell>
          <table:table-cell table:style-name="ce6" office:value-type="float" office:value="2145" calcext:value-type="float">
            <text:p>2,14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7" calcext:value-type="string">
            <text:p><text:s/>047 </text:p>
          </table:table-cell>
          <table:table-cell table:style-name="ce14" office:value-type="string" calcext:value-type="string">
            <text:p>062047</text:p>
          </table:table-cell>
          <table:table-cell table:style-name="ce15" office:value-type="string" calcext:value-type="string">
            <text:p>Pannar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7" calcext:value-type="float">
            <text:p>6204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olisi</text:p>
          </table:table-cell>
          <table:table-cell table:style-name="ce5" office:value-type="float" office:value="2104" calcext:value-type="float">
            <text:p>2,104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8" calcext:value-type="string">
            <text:p><text:s/>048 </text:p>
          </table:table-cell>
          <table:table-cell table:style-name="ce14" office:value-type="string" calcext:value-type="string">
            <text:p>062048</text:p>
          </table:table-cell>
          <table:table-cell table:style-name="ce15" office:value-type="string" calcext:value-type="string">
            <text:p>Paolis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8" calcext:value-type="float">
            <text:p>6204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upisi</text:p>
          </table:table-cell>
          <table:table-cell table:style-name="ce6" office:value-type="float" office:value="1633" calcext:value-type="float">
            <text:p>1,63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49" calcext:value-type="string">
            <text:p><text:s/>049 </text:p>
          </table:table-cell>
          <table:table-cell table:style-name="ce14" office:value-type="string" calcext:value-type="string">
            <text:p>062049</text:p>
          </table:table-cell>
          <table:table-cell table:style-name="ce15" office:value-type="string" calcext:value-type="string">
            <text:p>Paupis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49" calcext:value-type="float">
            <text:p>6204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esco Sannita</text:p>
          </table:table-cell>
          <table:table-cell table:style-name="ce5" office:value-type="float" office:value="1945" calcext:value-type="float">
            <text:p>1,94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0" calcext:value-type="string">
            <text:p><text:s/>050 </text:p>
          </table:table-cell>
          <table:table-cell table:style-name="ce14" office:value-type="string" calcext:value-type="string">
            <text:p>062050</text:p>
          </table:table-cell>
          <table:table-cell table:style-name="ce15" office:value-type="string" calcext:value-type="string">
            <text:p>Pesco Sannit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0" calcext:value-type="float">
            <text:p>6205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ietraroja</text:p>
          </table:table-cell>
          <table:table-cell table:style-name="ce6" office:value-type="float" office:value="529" calcext:value-type="float">
            <text:p>52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1" calcext:value-type="string">
            <text:p><text:s/>051 </text:p>
          </table:table-cell>
          <table:table-cell table:style-name="ce14" office:value-type="string" calcext:value-type="string">
            <text:p>062051</text:p>
          </table:table-cell>
          <table:table-cell table:style-name="ce15" office:value-type="string" calcext:value-type="string">
            <text:p>Pietraroj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1" calcext:value-type="float">
            <text:p>6205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ietrelcina</text:p>
          </table:table-cell>
          <table:table-cell table:style-name="ce5" office:value-type="float" office:value="3094" calcext:value-type="float">
            <text:p>3,094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2" calcext:value-type="string">
            <text:p><text:s/>052 </text:p>
          </table:table-cell>
          <table:table-cell table:style-name="ce14" office:value-type="string" calcext:value-type="string">
            <text:p>062052</text:p>
          </table:table-cell>
          <table:table-cell table:style-name="ce15" office:value-type="string" calcext:value-type="string">
            <text:p>Pietrelcin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2" calcext:value-type="float">
            <text:p>6205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nte</text:p>
          </table:table-cell>
          <table:table-cell table:style-name="ce6" office:value-type="float" office:value="2573" calcext:value-type="float">
            <text:p>2,57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3" calcext:value-type="string">
            <text:p><text:s/>053 </text:p>
          </table:table-cell>
          <table:table-cell table:style-name="ce14" office:value-type="string" calcext:value-type="string">
            <text:p>062053</text:p>
          </table:table-cell>
          <table:table-cell table:style-name="ce15" office:value-type="string" calcext:value-type="string">
            <text:p>Pont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3" calcext:value-type="float">
            <text:p>6205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ontelandolfo</text:p>
          </table:table-cell>
          <table:table-cell table:style-name="ce5" office:value-type="float" office:value="2169" calcext:value-type="float">
            <text:p>2,169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4" calcext:value-type="string">
            <text:p><text:s/>054 </text:p>
          </table:table-cell>
          <table:table-cell table:style-name="ce14" office:value-type="string" calcext:value-type="string">
            <text:p>062054</text:p>
          </table:table-cell>
          <table:table-cell table:style-name="ce15" office:value-type="string" calcext:value-type="string">
            <text:p>Pontelandolf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4" calcext:value-type="float">
            <text:p>6205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uglianello</text:p>
          </table:table-cell>
          <table:table-cell table:style-name="ce6" office:value-type="float" office:value="1334" calcext:value-type="float">
            <text:p>1,334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5" calcext:value-type="string">
            <text:p><text:s/>055 </text:p>
          </table:table-cell>
          <table:table-cell table:style-name="ce14" office:value-type="string" calcext:value-type="string">
            <text:p>062055</text:p>
          </table:table-cell>
          <table:table-cell table:style-name="ce15" office:value-type="string" calcext:value-type="string">
            <text:p>Puglianell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5" calcext:value-type="float">
            <text:p>6205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eino</text:p>
          </table:table-cell>
          <table:table-cell table:style-name="ce5" office:value-type="float" office:value="1152" calcext:value-type="float">
            <text:p>1,152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6" calcext:value-type="string">
            <text:p><text:s/>056 </text:p>
          </table:table-cell>
          <table:table-cell table:style-name="ce14" office:value-type="string" calcext:value-type="string">
            <text:p>062056</text:p>
          </table:table-cell>
          <table:table-cell table:style-name="ce15" office:value-type="string" calcext:value-type="string">
            <text:p>Rei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6" calcext:value-type="float">
            <text:p>62056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 Bartolomeo in Galdo</text:p>
          </table:table-cell>
          <table:table-cell table:style-name="ce6" office:value-type="float" office:value="4743" calcext:value-type="float">
            <text:p>4,74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7" calcext:value-type="string">
            <text:p><text:s/>057 </text:p>
          </table:table-cell>
          <table:table-cell table:style-name="ce14" office:value-type="string" calcext:value-type="string">
            <text:p>062057</text:p>
          </table:table-cell>
          <table:table-cell table:style-name="ce15" office:value-type="string" calcext:value-type="string">
            <text:p>San Bartolomeo in Gald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7" calcext:value-type="float">
            <text:p>620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Giorgio del Sannio</text:p>
          </table:table-cell>
          <table:table-cell table:style-name="ce5" office:value-type="float" office:value="10064" calcext:value-type="float">
            <text:p>10,064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8" calcext:value-type="string">
            <text:p><text:s/>058 </text:p>
          </table:table-cell>
          <table:table-cell table:style-name="ce14" office:value-type="string" calcext:value-type="string">
            <text:p>062058</text:p>
          </table:table-cell>
          <table:table-cell table:style-name="ce15" office:value-type="string" calcext:value-type="string">
            <text:p>San Giorgio del Sanni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8" calcext:value-type="float">
            <text:p>6205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Giorgio La Molara</text:p>
          </table:table-cell>
          <table:table-cell table:style-name="ce6" office:value-type="float" office:value="2952" calcext:value-type="float">
            <text:p>2,952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59" calcext:value-type="string">
            <text:p><text:s/>059 </text:p>
          </table:table-cell>
          <table:table-cell table:style-name="ce14" office:value-type="string" calcext:value-type="string">
            <text:p>062059</text:p>
          </table:table-cell>
          <table:table-cell table:style-name="ce15" office:value-type="string" calcext:value-type="string">
            <text:p>San Giorgio La Molar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59" calcext:value-type="float">
            <text:p>620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Leucio del Sannio</text:p>
          </table:table-cell>
          <table:table-cell table:style-name="ce5" office:value-type="float" office:value="3096" calcext:value-type="float">
            <text:p>3,096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0" calcext:value-type="string">
            <text:p><text:s/>060 </text:p>
          </table:table-cell>
          <table:table-cell table:style-name="ce14" office:value-type="string" calcext:value-type="string">
            <text:p>062060</text:p>
          </table:table-cell>
          <table:table-cell table:style-name="ce15" office:value-type="string" calcext:value-type="string">
            <text:p>San Leucio del Sanni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0" calcext:value-type="float">
            <text:p>620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Lorenzello</text:p>
          </table:table-cell>
          <table:table-cell table:style-name="ce6" office:value-type="float" office:value="2207" calcext:value-type="float">
            <text:p>2,20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1" calcext:value-type="string">
            <text:p><text:s/>061 </text:p>
          </table:table-cell>
          <table:table-cell table:style-name="ce14" office:value-type="string" calcext:value-type="string">
            <text:p>062061</text:p>
          </table:table-cell>
          <table:table-cell table:style-name="ce15" office:value-type="string" calcext:value-type="string">
            <text:p>San Lorenzell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1" calcext:value-type="float">
            <text:p>6206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Lorenzo Maggiore</text:p>
          </table:table-cell>
          <table:table-cell table:style-name="ce5" office:value-type="float" office:value="2123" calcext:value-type="float">
            <text:p>2,12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2" calcext:value-type="string">
            <text:p><text:s/>062 </text:p>
          </table:table-cell>
          <table:table-cell table:style-name="ce14" office:value-type="string" calcext:value-type="string">
            <text:p>062062</text:p>
          </table:table-cell>
          <table:table-cell table:style-name="ce15" office:value-type="string" calcext:value-type="string">
            <text:p>San Lorenzo Maggior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2" calcext:value-type="float">
            <text:p>6206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 Lupo</text:p>
          </table:table-cell>
          <table:table-cell table:style-name="ce6" office:value-type="float" office:value="783" calcext:value-type="float">
            <text:p>78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3" calcext:value-type="string">
            <text:p><text:s/>063 </text:p>
          </table:table-cell>
          <table:table-cell table:style-name="ce14" office:value-type="string" calcext:value-type="string">
            <text:p>062063</text:p>
          </table:table-cell>
          <table:table-cell table:style-name="ce15" office:value-type="string" calcext:value-type="string">
            <text:p>San Lup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3" calcext:value-type="float">
            <text:p>6206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rco dei Cavoti</text:p>
          </table:table-cell>
          <table:table-cell table:style-name="ce5" office:value-type="float" office:value="3295" calcext:value-type="float">
            <text:p>3,29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4" calcext:value-type="string">
            <text:p><text:s/>064 </text:p>
          </table:table-cell>
          <table:table-cell table:style-name="ce14" office:value-type="string" calcext:value-type="string">
            <text:p>062064</text:p>
          </table:table-cell>
          <table:table-cell table:style-name="ce15" office:value-type="string" calcext:value-type="string">
            <text:p>San Marco dei Cavot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4" calcext:value-type="float">
            <text:p>6206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rtino Sannita</text:p>
          </table:table-cell>
          <table:table-cell table:style-name="ce6" office:value-type="float" office:value="1265" calcext:value-type="float">
            <text:p>1,26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5" calcext:value-type="string">
            <text:p><text:s/>065 </text:p>
          </table:table-cell>
          <table:table-cell table:style-name="ce14" office:value-type="string" calcext:value-type="string">
            <text:p>062065</text:p>
          </table:table-cell>
          <table:table-cell table:style-name="ce15" office:value-type="string" calcext:value-type="string">
            <text:p>San Martino Sannit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5" calcext:value-type="float">
            <text:p>6206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 Nazzaro</text:p>
          </table:table-cell>
          <table:table-cell table:style-name="ce5" office:value-type="float" office:value="906" calcext:value-type="float">
            <text:p>906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6" calcext:value-type="string">
            <text:p><text:s/>066 </text:p>
          </table:table-cell>
          <table:table-cell table:style-name="ce14" office:value-type="string" calcext:value-type="string">
            <text:p>062066</text:p>
          </table:table-cell>
          <table:table-cell table:style-name="ce15" office:value-type="string" calcext:value-type="string">
            <text:p>San Nazzar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6" calcext:value-type="float">
            <text:p>620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Nicola Manfredi</text:p>
          </table:table-cell>
          <table:table-cell table:style-name="ce6" office:value-type="float" office:value="3702" calcext:value-type="float">
            <text:p>3,702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7" calcext:value-type="string">
            <text:p><text:s/>067 </text:p>
          </table:table-cell>
          <table:table-cell table:style-name="ce14" office:value-type="string" calcext:value-type="string">
            <text:p>062067</text:p>
          </table:table-cell>
          <table:table-cell table:style-name="ce15" office:value-type="string" calcext:value-type="string">
            <text:p>San Nicola Manfred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7" calcext:value-type="float">
            <text:p>62067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 Salvatore Telesino</text:p>
          </table:table-cell>
          <table:table-cell table:style-name="ce5" office:value-type="float" office:value="4075" calcext:value-type="float">
            <text:p>4,07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8" calcext:value-type="string">
            <text:p><text:s/>068 </text:p>
          </table:table-cell>
          <table:table-cell table:style-name="ce14" office:value-type="string" calcext:value-type="string">
            <text:p>062068</text:p>
          </table:table-cell>
          <table:table-cell table:style-name="ce15" office:value-type="string" calcext:value-type="string">
            <text:p>San Salvatore Telesi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8" calcext:value-type="float">
            <text:p>620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a Croce del Sannio</text:p>
          </table:table-cell>
          <table:table-cell table:style-name="ce6" office:value-type="float" office:value="897" calcext:value-type="float">
            <text:p>89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69" calcext:value-type="string">
            <text:p><text:s/>069 </text:p>
          </table:table-cell>
          <table:table-cell table:style-name="ce14" office:value-type="string" calcext:value-type="string">
            <text:p>062069</text:p>
          </table:table-cell>
          <table:table-cell table:style-name="ce15" office:value-type="string" calcext:value-type="string">
            <text:p>Santa Croce del Sanni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69" calcext:value-type="float">
            <text:p>620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'Agata de' Goti</text:p>
          </table:table-cell>
          <table:table-cell table:style-name="ce5" office:value-type="float" office:value="11151" calcext:value-type="float">
            <text:p>11,151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0" calcext:value-type="string">
            <text:p><text:s/>070 </text:p>
          </table:table-cell>
          <table:table-cell table:style-name="ce14" office:value-type="string" calcext:value-type="string">
            <text:p>062070</text:p>
          </table:table-cell>
          <table:table-cell table:style-name="ce15" office:value-type="string" calcext:value-type="string">
            <text:p>Sant'Agata de' Goti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0" calcext:value-type="float">
            <text:p>620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'Angelo a Cupolo</text:p>
          </table:table-cell>
          <table:table-cell table:style-name="ce6" office:value-type="float" office:value="4300" calcext:value-type="float">
            <text:p>4,30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1" calcext:value-type="string">
            <text:p><text:s/>071 </text:p>
          </table:table-cell>
          <table:table-cell table:style-name="ce14" office:value-type="string" calcext:value-type="string">
            <text:p>062071</text:p>
          </table:table-cell>
          <table:table-cell table:style-name="ce15" office:value-type="string" calcext:value-type="string">
            <text:p>Sant'Angelo a Cupol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1" calcext:value-type="float">
            <text:p>6207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'Arcangelo Trimonte</text:p>
          </table:table-cell>
          <table:table-cell table:style-name="ce5" office:value-type="float" office:value="535" calcext:value-type="float">
            <text:p>53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2" calcext:value-type="string">
            <text:p><text:s/>072 </text:p>
          </table:table-cell>
          <table:table-cell table:style-name="ce14" office:value-type="string" calcext:value-type="string">
            <text:p>062072</text:p>
          </table:table-cell>
          <table:table-cell table:style-name="ce15" office:value-type="string" calcext:value-type="string">
            <text:p>Sassinor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2" calcext:value-type="float">
            <text:p>6207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ssinoro</text:p>
          </table:table-cell>
          <table:table-cell table:style-name="ce6" office:value-type="float" office:value="615" calcext:value-type="float">
            <text:p>615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3" calcext:value-type="string">
            <text:p><text:s/>073 </text:p>
          </table:table-cell>
          <table:table-cell table:style-name="ce14" office:value-type="string" calcext:value-type="string">
            <text:p>062073</text:p>
          </table:table-cell>
          <table:table-cell table:style-name="ce15" office:value-type="string" calcext:value-type="string">
            <text:p>Solopaca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3" calcext:value-type="float">
            <text:p>6207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olopaca</text:p>
          </table:table-cell>
          <table:table-cell table:style-name="ce5" office:value-type="float" office:value="3778" calcext:value-type="float">
            <text:p>3,778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4" calcext:value-type="string">
            <text:p><text:s/>074 </text:p>
          </table:table-cell>
          <table:table-cell table:style-name="ce14" office:value-type="string" calcext:value-type="string">
            <text:p>062074</text:p>
          </table:table-cell>
          <table:table-cell table:style-name="ce15" office:value-type="string" calcext:value-type="string">
            <text:p>Telese Term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4" calcext:value-type="float">
            <text:p>6207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elese Terme</text:p>
          </table:table-cell>
          <table:table-cell table:style-name="ce6" office:value-type="float" office:value="7700" calcext:value-type="float">
            <text:p>7,700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5" calcext:value-type="string">
            <text:p><text:s/>075 </text:p>
          </table:table-cell>
          <table:table-cell table:style-name="ce14" office:value-type="string" calcext:value-type="string">
            <text:p>062075</text:p>
          </table:table-cell>
          <table:table-cell table:style-name="ce15" office:value-type="string" calcext:value-type="string">
            <text:p>Tocco Caudi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5" calcext:value-type="float">
            <text:p>6207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cco Caudio</text:p>
          </table:table-cell>
          <table:table-cell table:style-name="ce5" office:value-type="float" office:value="1551" calcext:value-type="float">
            <text:p>1,551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6" calcext:value-type="string">
            <text:p><text:s/>076 </text:p>
          </table:table-cell>
          <table:table-cell table:style-name="ce14" office:value-type="string" calcext:value-type="string">
            <text:p>062076</text:p>
          </table:table-cell>
          <table:table-cell table:style-name="ce15" office:value-type="string" calcext:value-type="string">
            <text:p>Torrecus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6" calcext:value-type="float">
            <text:p>620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recuso</text:p>
          </table:table-cell>
          <table:table-cell table:style-name="ce6" office:value-type="float" office:value="3407" calcext:value-type="float">
            <text:p>3,407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7" calcext:value-type="string">
            <text:p><text:s/>077 </text:p>
          </table:table-cell>
          <table:table-cell table:style-name="ce14" office:value-type="string" calcext:value-type="string">
            <text:p>062077</text:p>
          </table:table-cell>
          <table:table-cell table:style-name="ce15" office:value-type="string" calcext:value-type="string">
            <text:p>Vitulano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7" calcext:value-type="float">
            <text:p>6207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itulano</text:p>
          </table:table-cell>
          <table:table-cell table:style-name="ce5" office:value-type="float" office:value="2923" calcext:value-type="float">
            <text:p>2,923</text:p>
          </table:table-cell>
          <table:table-cell table:style-name="ce9" office:value-type="string" calcext:value-type="string">
            <text:p>062</text:p>
          </table:table-cell>
          <table:table-cell table:style-name="ce12" office:value-type="string" calcext:value-type="string">
            <text:p>062</text:p>
          </table:table-cell>
          <table:table-cell table:style-name="ce13" office:value-type="string" office:string-value="078" calcext:value-type="string">
            <text:p><text:s/>078 </text:p>
          </table:table-cell>
          <table:table-cell table:style-name="ce14" office:value-type="string" calcext:value-type="string">
            <text:p>062078</text:p>
          </table:table-cell>
          <table:table-cell table:style-name="ce15" office:value-type="string" calcext:value-type="string">
            <text:p>Sant'Arcangelo Trimonte</text:p>
          </table:table-cell>
          <table:table-cell table:style-name="ce15" office:value-type="string" calcext:value-type="string">
            <text:p>Benevent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2078" calcext:value-type="float">
            <text:p>6207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cerra</text:p>
          </table:table-cell>
          <table:table-cell table:style-name="ce5" office:value-type="float" office:value="59910" calcext:value-type="float">
            <text:p>59,91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1" calcext:value-type="string">
            <text:p><text:s/>001 </text:p>
          </table:table-cell>
          <table:table-cell table:style-name="ce14" office:value-type="string" calcext:value-type="string">
            <text:p>063001</text:p>
          </table:table-cell>
          <table:table-cell table:style-name="ce15" office:value-type="string" calcext:value-type="string">
            <text:p>Acerr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1" calcext:value-type="float">
            <text:p>6300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fragola</text:p>
          </table:table-cell>
          <table:table-cell table:style-name="ce6" office:value-type="float" office:value="64817" calcext:value-type="float">
            <text:p>64,81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2" calcext:value-type="string">
            <text:p><text:s/>002 </text:p>
          </table:table-cell>
          <table:table-cell table:style-name="ce14" office:value-type="string" calcext:value-type="string">
            <text:p>063002</text:p>
          </table:table-cell>
          <table:table-cell table:style-name="ce15" office:value-type="string" calcext:value-type="string">
            <text:p>Afrago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2" calcext:value-type="float">
            <text:p>630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gerola</text:p>
          </table:table-cell>
          <table:table-cell table:style-name="ce5" office:value-type="float" office:value="7695" calcext:value-type="float">
            <text:p>7,69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3" calcext:value-type="string">
            <text:p><text:s/>003 </text:p>
          </table:table-cell>
          <table:table-cell table:style-name="ce14" office:value-type="string" calcext:value-type="string">
            <text:p>063003</text:p>
          </table:table-cell>
          <table:table-cell table:style-name="ce15" office:value-type="string" calcext:value-type="string">
            <text:p>Agero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3" calcext:value-type="float">
            <text:p>630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nacapri</text:p>
          </table:table-cell>
          <table:table-cell table:style-name="ce6" office:value-type="float" office:value="6962" calcext:value-type="float">
            <text:p>6,96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4" calcext:value-type="string">
            <text:p><text:s/>004 </text:p>
          </table:table-cell>
          <table:table-cell table:style-name="ce14" office:value-type="string" calcext:value-type="string">
            <text:p>063004</text:p>
          </table:table-cell>
          <table:table-cell table:style-name="ce15" office:value-type="string" calcext:value-type="string">
            <text:p>Anacapr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4" calcext:value-type="float">
            <text:p>630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rzano</text:p>
          </table:table-cell>
          <table:table-cell table:style-name="ce5" office:value-type="float" office:value="34217" calcext:value-type="float">
            <text:p>34,21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5" calcext:value-type="string">
            <text:p><text:s/>005 </text:p>
          </table:table-cell>
          <table:table-cell table:style-name="ce14" office:value-type="string" calcext:value-type="string">
            <text:p>063005</text:p>
          </table:table-cell>
          <table:table-cell table:style-name="ce15" office:value-type="string" calcext:value-type="string">
            <text:p>Arz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5" calcext:value-type="float">
            <text:p>630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acoli</text:p>
          </table:table-cell>
          <table:table-cell table:style-name="ce6" office:value-type="float" office:value="26412" calcext:value-type="float">
            <text:p>26,41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6" calcext:value-type="string">
            <text:p><text:s/>006 </text:p>
          </table:table-cell>
          <table:table-cell table:style-name="ce14" office:value-type="string" calcext:value-type="string">
            <text:p>063006</text:p>
          </table:table-cell>
          <table:table-cell table:style-name="ce15" office:value-type="string" calcext:value-type="string">
            <text:p>Bacol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6" calcext:value-type="float">
            <text:p>630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Barano d'Ischia</text:p>
          </table:table-cell>
          <table:table-cell table:style-name="ce5" office:value-type="float" office:value="10001" calcext:value-type="float">
            <text:p>10,00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7" calcext:value-type="string">
            <text:p><text:s/>007 </text:p>
          </table:table-cell>
          <table:table-cell table:style-name="ce14" office:value-type="string" calcext:value-type="string">
            <text:p>063007</text:p>
          </table:table-cell>
          <table:table-cell table:style-name="ce15" office:value-type="string" calcext:value-type="string">
            <text:p>Barano d'Isch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7" calcext:value-type="float">
            <text:p>6300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oscoreale</text:p>
          </table:table-cell>
          <table:table-cell table:style-name="ce6" office:value-type="float" office:value="27927" calcext:value-type="float">
            <text:p>27,92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8" calcext:value-type="string">
            <text:p><text:s/>008 </text:p>
          </table:table-cell>
          <table:table-cell table:style-name="ce14" office:value-type="string" calcext:value-type="string">
            <text:p>063008</text:p>
          </table:table-cell>
          <table:table-cell table:style-name="ce15" office:value-type="string" calcext:value-type="string">
            <text:p>Boscoreal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8" calcext:value-type="float">
            <text:p>6300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oscotrecase</text:p>
          </table:table-cell>
          <table:table-cell table:style-name="ce5" office:value-type="float" office:value="10247" calcext:value-type="float">
            <text:p>10,24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09" calcext:value-type="string">
            <text:p><text:s/>009 </text:p>
          </table:table-cell>
          <table:table-cell table:style-name="ce14" office:value-type="string" calcext:value-type="string">
            <text:p>063009</text:p>
          </table:table-cell>
          <table:table-cell table:style-name="ce15" office:value-type="string" calcext:value-type="string">
            <text:p>Boscotrecas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09" calcext:value-type="float">
            <text:p>6300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rusciano</text:p>
          </table:table-cell>
          <table:table-cell table:style-name="ce6" office:value-type="float" office:value="16371" calcext:value-type="float">
            <text:p>16,37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0" calcext:value-type="string">
            <text:p><text:s/>010 </text:p>
          </table:table-cell>
          <table:table-cell table:style-name="ce14" office:value-type="string" calcext:value-type="string">
            <text:p>063010</text:p>
          </table:table-cell>
          <table:table-cell table:style-name="ce15" office:value-type="string" calcext:value-type="string">
            <text:p>Brusc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0" calcext:value-type="float">
            <text:p>630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ivano</text:p>
          </table:table-cell>
          <table:table-cell table:style-name="ce5" office:value-type="float" office:value="37654" calcext:value-type="float">
            <text:p>37,65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1" calcext:value-type="string">
            <text:p><text:s/>011 </text:p>
          </table:table-cell>
          <table:table-cell table:style-name="ce14" office:value-type="string" calcext:value-type="string">
            <text:p>063011</text:p>
          </table:table-cell>
          <table:table-cell table:style-name="ce15" office:value-type="string" calcext:value-type="string">
            <text:p>Caiv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1" calcext:value-type="float">
            <text:p>630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lvizzano</text:p>
          </table:table-cell>
          <table:table-cell table:style-name="ce6" office:value-type="float" office:value="12182" calcext:value-type="float">
            <text:p>12,18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2" calcext:value-type="string">
            <text:p><text:s/>012 </text:p>
          </table:table-cell>
          <table:table-cell table:style-name="ce14" office:value-type="string" calcext:value-type="string">
            <text:p>063012</text:p>
          </table:table-cell>
          <table:table-cell table:style-name="ce15" office:value-type="string" calcext:value-type="string">
            <text:p>Calvizz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2" calcext:value-type="float">
            <text:p>6301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mposano</text:p>
          </table:table-cell>
          <table:table-cell table:style-name="ce5" office:value-type="float" office:value="5320" calcext:value-type="float">
            <text:p>5,32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3" calcext:value-type="string">
            <text:p><text:s/>013 </text:p>
          </table:table-cell>
          <table:table-cell table:style-name="ce14" office:value-type="string" calcext:value-type="string">
            <text:p>063013</text:p>
          </table:table-cell>
          <table:table-cell table:style-name="ce15" office:value-type="string" calcext:value-type="string">
            <text:p>Campos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3" calcext:value-type="float">
            <text:p>6301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pri</text:p>
          </table:table-cell>
          <table:table-cell table:style-name="ce6" office:value-type="float" office:value="7159" calcext:value-type="float">
            <text:p>7,15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4" calcext:value-type="string">
            <text:p><text:s/>014 </text:p>
          </table:table-cell>
          <table:table-cell table:style-name="ce14" office:value-type="string" calcext:value-type="string">
            <text:p>063014</text:p>
          </table:table-cell>
          <table:table-cell table:style-name="ce15" office:value-type="string" calcext:value-type="string">
            <text:p>Capr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4" calcext:value-type="float">
            <text:p>6301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rbonara di Nola</text:p>
          </table:table-cell>
          <table:table-cell table:style-name="ce5" office:value-type="float" office:value="2437" calcext:value-type="float">
            <text:p>2,43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5" calcext:value-type="string">
            <text:p><text:s/>015 </text:p>
          </table:table-cell>
          <table:table-cell table:style-name="ce14" office:value-type="string" calcext:value-type="string">
            <text:p>063015</text:p>
          </table:table-cell>
          <table:table-cell table:style-name="ce15" office:value-type="string" calcext:value-type="string">
            <text:p>Carbonara di No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5" calcext:value-type="float">
            <text:p>630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rdito</text:p>
          </table:table-cell>
          <table:table-cell table:style-name="ce6" office:value-type="float" office:value="22601" calcext:value-type="float">
            <text:p>22,60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6" calcext:value-type="string">
            <text:p><text:s/>016 </text:p>
          </table:table-cell>
          <table:table-cell table:style-name="ce14" office:value-type="string" calcext:value-type="string">
            <text:p>063016</text:p>
          </table:table-cell>
          <table:table-cell table:style-name="ce15" office:value-type="string" calcext:value-type="string">
            <text:p>Cardit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6" calcext:value-type="float">
            <text:p>6301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alnuovo di Napoli</text:p>
          </table:table-cell>
          <table:table-cell table:style-name="ce5" office:value-type="float" office:value="49250" calcext:value-type="float">
            <text:p>49,25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7" calcext:value-type="string">
            <text:p><text:s/>017 </text:p>
          </table:table-cell>
          <table:table-cell table:style-name="ce14" office:value-type="string" calcext:value-type="string">
            <text:p>063017</text:p>
          </table:table-cell>
          <table:table-cell table:style-name="ce15" office:value-type="string" calcext:value-type="string">
            <text:p>Casalnuovo di Napol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7" calcext:value-type="float">
            <text:p>6301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amarciano</text:p>
          </table:table-cell>
          <table:table-cell table:style-name="ce6" office:value-type="float" office:value="3277" calcext:value-type="float">
            <text:p>3,27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8" calcext:value-type="string">
            <text:p><text:s/>018 </text:p>
          </table:table-cell>
          <table:table-cell table:style-name="ce14" office:value-type="string" calcext:value-type="string">
            <text:p>063018</text:p>
          </table:table-cell>
          <table:table-cell table:style-name="ce15" office:value-type="string" calcext:value-type="string">
            <text:p>Casamarc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8" calcext:value-type="float">
            <text:p>6301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amicciola Terme</text:p>
          </table:table-cell>
          <table:table-cell table:style-name="ce5" office:value-type="float" office:value="8205" calcext:value-type="float">
            <text:p>8,20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19" calcext:value-type="string">
            <text:p><text:s/>019 </text:p>
          </table:table-cell>
          <table:table-cell table:style-name="ce14" office:value-type="string" calcext:value-type="string">
            <text:p>063019</text:p>
          </table:table-cell>
          <table:table-cell table:style-name="ce15" office:value-type="string" calcext:value-type="string">
            <text:p>Casamicciola Term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19" calcext:value-type="float">
            <text:p>6301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ndrino</text:p>
          </table:table-cell>
          <table:table-cell table:style-name="ce6" office:value-type="float" office:value="14125" calcext:value-type="float">
            <text:p>14,12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0" calcext:value-type="string">
            <text:p><text:s/>020 </text:p>
          </table:table-cell>
          <table:table-cell table:style-name="ce14" office:value-type="string" calcext:value-type="string">
            <text:p>063020</text:p>
          </table:table-cell>
          <table:table-cell table:style-name="ce15" office:value-type="string" calcext:value-type="string">
            <text:p>Casandri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0" calcext:value-type="float">
            <text:p>6302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vatore</text:p>
          </table:table-cell>
          <table:table-cell table:style-name="ce5" office:value-type="float" office:value="18752" calcext:value-type="float">
            <text:p>18,75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1" calcext:value-type="string">
            <text:p><text:s/>021 </text:p>
          </table:table-cell>
          <table:table-cell table:style-name="ce14" office:value-type="string" calcext:value-type="string">
            <text:p>063021</text:p>
          </table:table-cell>
          <table:table-cell table:style-name="ce15" office:value-type="string" calcext:value-type="string">
            <text:p>Casavator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1" calcext:value-type="float">
            <text:p>6302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ola di Napoli</text:p>
          </table:table-cell>
          <table:table-cell table:style-name="ce6" office:value-type="float" office:value="3845" calcext:value-type="float">
            <text:p>3,84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2" calcext:value-type="string">
            <text:p><text:s/>022 </text:p>
          </table:table-cell>
          <table:table-cell table:style-name="ce14" office:value-type="string" calcext:value-type="string">
            <text:p>063022</text:p>
          </table:table-cell>
          <table:table-cell table:style-name="ce15" office:value-type="string" calcext:value-type="string">
            <text:p>Casola di Napol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2" calcext:value-type="float">
            <text:p>6302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oria</text:p>
          </table:table-cell>
          <table:table-cell table:style-name="ce5" office:value-type="float" office:value="77087" calcext:value-type="float">
            <text:p>77,08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3" calcext:value-type="string">
            <text:p><text:s/>023 </text:p>
          </table:table-cell>
          <table:table-cell table:style-name="ce14" office:value-type="string" calcext:value-type="string">
            <text:p>063023</text:p>
          </table:table-cell>
          <table:table-cell table:style-name="ce15" office:value-type="string" calcext:value-type="string">
            <text:p>Casor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3" calcext:value-type="float">
            <text:p>6302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lammare di Stabia</text:p>
          </table:table-cell>
          <table:table-cell table:style-name="ce6" office:value-type="float" office:value="65922" calcext:value-type="float">
            <text:p>65,92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4" calcext:value-type="string">
            <text:p><text:s/>024 </text:p>
          </table:table-cell>
          <table:table-cell table:style-name="ce14" office:value-type="string" calcext:value-type="string">
            <text:p>063024</text:p>
          </table:table-cell>
          <table:table-cell table:style-name="ce15" office:value-type="string" calcext:value-type="string">
            <text:p>Castellammare di Stab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4" calcext:value-type="float">
            <text:p>630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lo di Cisterna</text:p>
          </table:table-cell>
          <table:table-cell table:style-name="ce5" office:value-type="float" office:value="7907" calcext:value-type="float">
            <text:p>7,90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5" calcext:value-type="string">
            <text:p><text:s/>025 </text:p>
          </table:table-cell>
          <table:table-cell table:style-name="ce14" office:value-type="string" calcext:value-type="string">
            <text:p>063025</text:p>
          </table:table-cell>
          <table:table-cell table:style-name="ce15" office:value-type="string" calcext:value-type="string">
            <text:p>Castello di Cistern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5" calcext:value-type="float">
            <text:p>630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rcola</text:p>
          </table:table-cell>
          <table:table-cell table:style-name="ce6" office:value-type="float" office:value="18007" calcext:value-type="float">
            <text:p>18,00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6" calcext:value-type="string">
            <text:p><text:s/>026 </text:p>
          </table:table-cell>
          <table:table-cell table:style-name="ce14" office:value-type="string" calcext:value-type="string">
            <text:p>063026</text:p>
          </table:table-cell>
          <table:table-cell table:style-name="ce15" office:value-type="string" calcext:value-type="string">
            <text:p>Cerco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6" calcext:value-type="float">
            <text:p>6302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icciano</text:p>
          </table:table-cell>
          <table:table-cell table:style-name="ce5" office:value-type="float" office:value="12897" calcext:value-type="float">
            <text:p>12,89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7" calcext:value-type="string">
            <text:p><text:s/>027 </text:p>
          </table:table-cell>
          <table:table-cell table:style-name="ce14" office:value-type="string" calcext:value-type="string">
            <text:p>063027</text:p>
          </table:table-cell>
          <table:table-cell table:style-name="ce15" office:value-type="string" calcext:value-type="string">
            <text:p>Cicc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7" calcext:value-type="float">
            <text:p>6302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imitile</text:p>
          </table:table-cell>
          <table:table-cell table:style-name="ce6" office:value-type="float" office:value="7167" calcext:value-type="float">
            <text:p>7,16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8" calcext:value-type="string">
            <text:p><text:s/>028 </text:p>
          </table:table-cell>
          <table:table-cell table:style-name="ce14" office:value-type="string" calcext:value-type="string">
            <text:p>063028</text:p>
          </table:table-cell>
          <table:table-cell table:style-name="ce15" office:value-type="string" calcext:value-type="string">
            <text:p>Cimitil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8" calcext:value-type="float">
            <text:p>6302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omiziano</text:p>
          </table:table-cell>
          <table:table-cell table:style-name="ce5" office:value-type="float" office:value="1792" calcext:value-type="float">
            <text:p>1,79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29" calcext:value-type="string">
            <text:p><text:s/>029 </text:p>
          </table:table-cell>
          <table:table-cell table:style-name="ce14" office:value-type="string" calcext:value-type="string">
            <text:p>063029</text:p>
          </table:table-cell>
          <table:table-cell table:style-name="ce15" office:value-type="string" calcext:value-type="string">
            <text:p>Comiz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29" calcext:value-type="float">
            <text:p>6302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rispano</text:p>
          </table:table-cell>
          <table:table-cell table:style-name="ce6" office:value-type="float" office:value="12240" calcext:value-type="float">
            <text:p>12,24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0" calcext:value-type="string">
            <text:p><text:s/>030 </text:p>
          </table:table-cell>
          <table:table-cell table:style-name="ce14" office:value-type="string" calcext:value-type="string">
            <text:p>063030</text:p>
          </table:table-cell>
          <table:table-cell table:style-name="ce15" office:value-type="string" calcext:value-type="string">
            <text:p>Crisp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0" calcext:value-type="float">
            <text:p>6303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Ercolano</text:p>
          </table:table-cell>
          <table:table-cell table:style-name="ce5" office:value-type="float" office:value="52763" calcext:value-type="float">
            <text:p>52,763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1" calcext:value-type="string">
            <text:p><text:s/>031 </text:p>
          </table:table-cell>
          <table:table-cell table:style-name="ce14" office:value-type="string" calcext:value-type="string">
            <text:p>063031</text:p>
          </table:table-cell>
          <table:table-cell table:style-name="ce15" office:value-type="string" calcext:value-type="string">
            <text:p>Fori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1" calcext:value-type="float">
            <text:p>6303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orio</text:p>
          </table:table-cell>
          <table:table-cell table:style-name="ce6" office:value-type="float" office:value="17840" calcext:value-type="float">
            <text:p>17,84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2" calcext:value-type="string">
            <text:p><text:s/>032 </text:p>
          </table:table-cell>
          <table:table-cell table:style-name="ce14" office:value-type="string" calcext:value-type="string">
            <text:p>063032</text:p>
          </table:table-cell>
          <table:table-cell table:style-name="ce15" office:value-type="string" calcext:value-type="string">
            <text:p>Frattamaggior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2" calcext:value-type="float">
            <text:p>6303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rattamaggiore</text:p>
          </table:table-cell>
          <table:table-cell table:style-name="ce5" office:value-type="float" office:value="29934" calcext:value-type="float">
            <text:p>29,93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3" calcext:value-type="string">
            <text:p><text:s/>033 </text:p>
          </table:table-cell>
          <table:table-cell table:style-name="ce14" office:value-type="string" calcext:value-type="string">
            <text:p>063033</text:p>
          </table:table-cell>
          <table:table-cell table:style-name="ce15" office:value-type="string" calcext:value-type="string">
            <text:p>Frattaminor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3" calcext:value-type="float">
            <text:p>6303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rattaminore</text:p>
          </table:table-cell>
          <table:table-cell table:style-name="ce6" office:value-type="float" office:value="16131" calcext:value-type="float">
            <text:p>16,13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4" calcext:value-type="string">
            <text:p><text:s/>034 </text:p>
          </table:table-cell>
          <table:table-cell table:style-name="ce14" office:value-type="string" calcext:value-type="string">
            <text:p>063034</text:p>
          </table:table-cell>
          <table:table-cell table:style-name="ce15" office:value-type="string" calcext:value-type="string">
            <text:p>Giugliano in Campan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4" calcext:value-type="float">
            <text:p>6303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iugliano in Campania</text:p>
          </table:table-cell>
          <table:table-cell table:style-name="ce5" office:value-type="float" office:value="124361" calcext:value-type="float">
            <text:p>124,36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5" calcext:value-type="string">
            <text:p><text:s/>035 </text:p>
          </table:table-cell>
          <table:table-cell table:style-name="ce14" office:value-type="string" calcext:value-type="string">
            <text:p>063035</text:p>
          </table:table-cell>
          <table:table-cell table:style-name="ce15" office:value-type="string" calcext:value-type="string">
            <text:p>Gragn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5" calcext:value-type="float">
            <text:p>6303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Gragnano</text:p>
          </table:table-cell>
          <table:table-cell table:style-name="ce6" office:value-type="float" office:value="28897" calcext:value-type="float">
            <text:p>28,89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6" calcext:value-type="string">
            <text:p><text:s/>036 </text:p>
          </table:table-cell>
          <table:table-cell table:style-name="ce14" office:value-type="string" calcext:value-type="string">
            <text:p>063036</text:p>
          </table:table-cell>
          <table:table-cell table:style-name="ce15" office:value-type="string" calcext:value-type="string">
            <text:p>Grumo Nev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6" calcext:value-type="float">
            <text:p>6303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rumo Nevano</text:p>
          </table:table-cell>
          <table:table-cell table:style-name="ce5" office:value-type="float" office:value="17939" calcext:value-type="float">
            <text:p>17,93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7" calcext:value-type="string">
            <text:p><text:s/>037 </text:p>
          </table:table-cell>
          <table:table-cell table:style-name="ce14" office:value-type="string" calcext:value-type="string">
            <text:p>063037</text:p>
          </table:table-cell>
          <table:table-cell table:style-name="ce15" office:value-type="string" calcext:value-type="string">
            <text:p>Isch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7" calcext:value-type="float">
            <text:p>6303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Ischia</text:p>
          </table:table-cell>
          <table:table-cell table:style-name="ce6" office:value-type="float" office:value="20118" calcext:value-type="float">
            <text:p>20,118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8" calcext:value-type="string">
            <text:p><text:s/>038 </text:p>
          </table:table-cell>
          <table:table-cell table:style-name="ce14" office:value-type="string" calcext:value-type="string">
            <text:p>063038</text:p>
          </table:table-cell>
          <table:table-cell table:style-name="ce15" office:value-type="string" calcext:value-type="string">
            <text:p>Lacco Ame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8" calcext:value-type="float">
            <text:p>6303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cco Ameno</text:p>
          </table:table-cell>
          <table:table-cell table:style-name="ce5" office:value-type="float" office:value="4805" calcext:value-type="float">
            <text:p>4,80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39" calcext:value-type="string">
            <text:p><text:s/>039 </text:p>
          </table:table-cell>
          <table:table-cell table:style-name="ce14" office:value-type="string" calcext:value-type="string">
            <text:p>063039</text:p>
          </table:table-cell>
          <table:table-cell table:style-name="ce15" office:value-type="string" calcext:value-type="string">
            <text:p>Letter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39" calcext:value-type="float">
            <text:p>63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ettere</text:p>
          </table:table-cell>
          <table:table-cell table:style-name="ce6" office:value-type="float" office:value="6256" calcext:value-type="float">
            <text:p>6,256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0" calcext:value-type="string">
            <text:p><text:s/>040 </text:p>
          </table:table-cell>
          <table:table-cell table:style-name="ce14" office:value-type="string" calcext:value-type="string">
            <text:p>063040</text:p>
          </table:table-cell>
          <table:table-cell table:style-name="ce15" office:value-type="string" calcext:value-type="string">
            <text:p>Liver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0" calcext:value-type="float">
            <text:p>630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Liveri</text:p>
          </table:table-cell>
          <table:table-cell table:style-name="ce5" office:value-type="float" office:value="1616" calcext:value-type="float">
            <text:p>1,616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1" calcext:value-type="string">
            <text:p><text:s/>041 </text:p>
          </table:table-cell>
          <table:table-cell table:style-name="ce14" office:value-type="string" calcext:value-type="string">
            <text:p>063041</text:p>
          </table:table-cell>
          <table:table-cell table:style-name="ce15" office:value-type="string" calcext:value-type="string">
            <text:p>Marano di Napol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1" calcext:value-type="float">
            <text:p>6304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arano di Napoli</text:p>
          </table:table-cell>
          <table:table-cell table:style-name="ce6" office:value-type="float" office:value="59862" calcext:value-type="float">
            <text:p>59,86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2" calcext:value-type="string">
            <text:p><text:s/>042 </text:p>
          </table:table-cell>
          <table:table-cell table:style-name="ce14" office:value-type="string" calcext:value-type="string">
            <text:p>063042</text:p>
          </table:table-cell>
          <table:table-cell table:style-name="ce15" office:value-type="string" calcext:value-type="string">
            <text:p>Mariglianel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2" calcext:value-type="float">
            <text:p>6304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ariglianella</text:p>
          </table:table-cell>
          <table:table-cell table:style-name="ce5" office:value-type="float" office:value="7924" calcext:value-type="float">
            <text:p>7,92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3" calcext:value-type="string">
            <text:p><text:s/>043 </text:p>
          </table:table-cell>
          <table:table-cell table:style-name="ce14" office:value-type="string" calcext:value-type="string">
            <text:p>063043</text:p>
          </table:table-cell>
          <table:table-cell table:style-name="ce15" office:value-type="string" calcext:value-type="string">
            <text:p>Marigl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3" calcext:value-type="float">
            <text:p>6304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arigliano</text:p>
          </table:table-cell>
          <table:table-cell table:style-name="ce6" office:value-type="float" office:value="29879" calcext:value-type="float">
            <text:p>29,87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4" calcext:value-type="string">
            <text:p><text:s/>044 </text:p>
          </table:table-cell>
          <table:table-cell table:style-name="ce14" office:value-type="string" calcext:value-type="string">
            <text:p>063044</text:p>
          </table:table-cell>
          <table:table-cell table:style-name="ce15" office:value-type="string" calcext:value-type="string">
            <text:p>Massa Lubrens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4" calcext:value-type="float">
            <text:p>6304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assa di Somma</text:p>
          </table:table-cell>
          <table:table-cell table:style-name="ce5" office:value-type="float" office:value="5353" calcext:value-type="float">
            <text:p>5,353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5" calcext:value-type="string">
            <text:p><text:s/>045 </text:p>
          </table:table-cell>
          <table:table-cell table:style-name="ce14" office:value-type="string" calcext:value-type="string">
            <text:p>063045</text:p>
          </table:table-cell>
          <table:table-cell table:style-name="ce15" office:value-type="string" calcext:value-type="string">
            <text:p>Melito di Napol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5" calcext:value-type="float">
            <text:p>6304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assa Lubrense</text:p>
          </table:table-cell>
          <table:table-cell table:style-name="ce6" office:value-type="float" office:value="14294" calcext:value-type="float">
            <text:p>14,29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6" calcext:value-type="string">
            <text:p><text:s/>046 </text:p>
          </table:table-cell>
          <table:table-cell table:style-name="ce14" office:value-type="string" calcext:value-type="string">
            <text:p>063046</text:p>
          </table:table-cell>
          <table:table-cell table:style-name="ce15" office:value-type="string" calcext:value-type="string">
            <text:p>Met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6" calcext:value-type="float">
            <text:p>6304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elito di Napoli</text:p>
          </table:table-cell>
          <table:table-cell table:style-name="ce5" office:value-type="float" office:value="37943" calcext:value-type="float">
            <text:p>37,943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7" calcext:value-type="string">
            <text:p><text:s/>047 </text:p>
          </table:table-cell>
          <table:table-cell table:style-name="ce14" office:value-type="string" calcext:value-type="string">
            <text:p>063047</text:p>
          </table:table-cell>
          <table:table-cell table:style-name="ce15" office:value-type="string" calcext:value-type="string">
            <text:p>Monte di Procid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7" calcext:value-type="float">
            <text:p>6304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eta</text:p>
          </table:table-cell>
          <table:table-cell table:style-name="ce6" office:value-type="float" office:value="7947" calcext:value-type="float">
            <text:p>7,94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8" calcext:value-type="string">
            <text:p><text:s/>048 </text:p>
          </table:table-cell>
          <table:table-cell table:style-name="ce14" office:value-type="string" calcext:value-type="string">
            <text:p>063048</text:p>
          </table:table-cell>
          <table:table-cell table:style-name="ce15" office:value-type="string" calcext:value-type="string">
            <text:p>Mugnano di Napol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48" calcext:value-type="float">
            <text:p>6304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e di Procida</text:p>
          </table:table-cell>
          <table:table-cell table:style-name="ce5" office:value-type="float" office:value="12743" calcext:value-type="float">
            <text:p>12,743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49" calcext:value-type="string">
            <text:p><text:s/>049 </text:p>
          </table:table-cell>
          <table:table-cell table:style-name="ce14" office:value-type="string" calcext:value-type="string">
            <text:p>063049</text:p>
          </table:table-cell>
          <table:table-cell table:number-columns-repeated="2" table:style-name="ce15" office:value-type="string" calcext:value-type="string">
            <text:p>Napoli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63049" calcext:value-type="float">
            <text:p>6304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ugnano di Napoli</text:p>
          </table:table-cell>
          <table:table-cell table:style-name="ce6" office:value-type="float" office:value="34996" calcext:value-type="float">
            <text:p>34,996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0" calcext:value-type="string">
            <text:p><text:s/>050 </text:p>
          </table:table-cell>
          <table:table-cell table:style-name="ce14" office:value-type="string" calcext:value-type="string">
            <text:p>063050</text:p>
          </table:table-cell>
          <table:table-cell table:style-name="ce15" office:value-type="string" calcext:value-type="string">
            <text:p>No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0" calcext:value-type="float">
            <text:p>6305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Napoli</text:p>
          </table:table-cell>
          <table:table-cell table:style-name="ce5" office:value-type="float" office:value="966144" calcext:value-type="float">
            <text:p>966,14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1" calcext:value-type="string">
            <text:p><text:s/>051 </text:p>
          </table:table-cell>
          <table:table-cell table:style-name="ce14" office:value-type="string" calcext:value-type="string">
            <text:p>063051</text:p>
          </table:table-cell>
          <table:table-cell table:style-name="ce15" office:value-type="string" calcext:value-type="string">
            <text:p>Ottav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1" calcext:value-type="float">
            <text:p>6305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Nola</text:p>
          </table:table-cell>
          <table:table-cell table:style-name="ce6" office:value-type="float" office:value="34467" calcext:value-type="float">
            <text:p>34,46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2" calcext:value-type="string">
            <text:p><text:s/>052 </text:p>
          </table:table-cell>
          <table:table-cell table:style-name="ce14" office:value-type="string" calcext:value-type="string">
            <text:p>063052</text:p>
          </table:table-cell>
          <table:table-cell table:style-name="ce15" office:value-type="string" calcext:value-type="string">
            <text:p>Palma Campan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2" calcext:value-type="float">
            <text:p>630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Ottaviano</text:p>
          </table:table-cell>
          <table:table-cell table:style-name="ce5" office:value-type="float" office:value="23710" calcext:value-type="float">
            <text:p>23,71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3" calcext:value-type="string">
            <text:p><text:s/>053 </text:p>
          </table:table-cell>
          <table:table-cell table:style-name="ce14" office:value-type="string" calcext:value-type="string">
            <text:p>063053</text:p>
          </table:table-cell>
          <table:table-cell table:style-name="ce15" office:value-type="string" calcext:value-type="string">
            <text:p>Piano di Sorrent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3" calcext:value-type="float">
            <text:p>6305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lma Campania</text:p>
          </table:table-cell>
          <table:table-cell table:style-name="ce6" office:value-type="float" office:value="18218" calcext:value-type="float">
            <text:p>18,218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4" calcext:value-type="string">
            <text:p><text:s/>054 </text:p>
          </table:table-cell>
          <table:table-cell table:style-name="ce14" office:value-type="string" calcext:value-type="string">
            <text:p>063054</text:p>
          </table:table-cell>
          <table:table-cell table:style-name="ce15" office:value-type="string" calcext:value-type="string">
            <text:p>Pimont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4" calcext:value-type="float">
            <text:p>6305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iano di Sorrento</text:p>
          </table:table-cell>
          <table:table-cell table:style-name="ce5" office:value-type="float" office:value="13008" calcext:value-type="float">
            <text:p>13,008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5" calcext:value-type="string">
            <text:p><text:s/>055 </text:p>
          </table:table-cell>
          <table:table-cell table:style-name="ce14" office:value-type="string" calcext:value-type="string">
            <text:p>063055</text:p>
          </table:table-cell>
          <table:table-cell table:style-name="ce15" office:value-type="string" calcext:value-type="string">
            <text:p>Poggiomari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5" calcext:value-type="float">
            <text:p>6305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imonte</text:p>
          </table:table-cell>
          <table:table-cell table:style-name="ce6" office:value-type="float" office:value="6003" calcext:value-type="float">
            <text:p>6,003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6" calcext:value-type="string">
            <text:p><text:s/>056 </text:p>
          </table:table-cell>
          <table:table-cell table:style-name="ce14" office:value-type="string" calcext:value-type="string">
            <text:p>063056</text:p>
          </table:table-cell>
          <table:table-cell table:style-name="ce15" office:value-type="string" calcext:value-type="string">
            <text:p>Pollena Trocch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6" calcext:value-type="float">
            <text:p>6305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oggiomarino</text:p>
          </table:table-cell>
          <table:table-cell table:style-name="ce5" office:value-type="float" office:value="21993" calcext:value-type="float">
            <text:p>21,993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7" calcext:value-type="string">
            <text:p><text:s/>057 </text:p>
          </table:table-cell>
          <table:table-cell table:style-name="ce14" office:value-type="string" calcext:value-type="string">
            <text:p>063057</text:p>
          </table:table-cell>
          <table:table-cell table:style-name="ce15" office:value-type="string" calcext:value-type="string">
            <text:p>Pomigliano d'Arc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7" calcext:value-type="float">
            <text:p>6305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llena Trocchia</text:p>
          </table:table-cell>
          <table:table-cell table:style-name="ce6" office:value-type="float" office:value="13478" calcext:value-type="float">
            <text:p>13,478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8" calcext:value-type="string">
            <text:p><text:s/>058 </text:p>
          </table:table-cell>
          <table:table-cell table:style-name="ce14" office:value-type="string" calcext:value-type="string">
            <text:p>063058</text:p>
          </table:table-cell>
          <table:table-cell table:style-name="ce15" office:value-type="string" calcext:value-type="string">
            <text:p>Pompe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8" calcext:value-type="float">
            <text:p>6305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migliano d'Arco</text:p>
          </table:table-cell>
          <table:table-cell table:style-name="ce5" office:value-type="float" office:value="39819" calcext:value-type="float">
            <text:p>39,81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59" calcext:value-type="string">
            <text:p><text:s/>059 </text:p>
          </table:table-cell>
          <table:table-cell table:style-name="ce14" office:value-type="string" calcext:value-type="string">
            <text:p>063059</text:p>
          </table:table-cell>
          <table:table-cell table:style-name="ce15" office:value-type="string" calcext:value-type="string">
            <text:p>Portic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59" calcext:value-type="float">
            <text:p>6305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mpei</text:p>
          </table:table-cell>
          <table:table-cell table:style-name="ce6" office:value-type="float" office:value="25207" calcext:value-type="float">
            <text:p>25,20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0" calcext:value-type="string">
            <text:p><text:s/>060 </text:p>
          </table:table-cell>
          <table:table-cell table:style-name="ce14" office:value-type="string" calcext:value-type="string">
            <text:p>063060</text:p>
          </table:table-cell>
          <table:table-cell table:style-name="ce15" office:value-type="string" calcext:value-type="string">
            <text:p>Pozzuoli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0" calcext:value-type="float">
            <text:p>6306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rtici</text:p>
          </table:table-cell>
          <table:table-cell table:style-name="ce5" office:value-type="float" office:value="54577" calcext:value-type="float">
            <text:p>54,57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1" calcext:value-type="string">
            <text:p><text:s/>061 </text:p>
          </table:table-cell>
          <table:table-cell table:style-name="ce14" office:value-type="string" calcext:value-type="string">
            <text:p>063061</text:p>
          </table:table-cell>
          <table:table-cell table:style-name="ce15" office:value-type="string" calcext:value-type="string">
            <text:p>Procid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1" calcext:value-type="float">
            <text:p>6306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zzuoli</text:p>
          </table:table-cell>
          <table:table-cell table:style-name="ce6" office:value-type="float" office:value="81141" calcext:value-type="float">
            <text:p>81,14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2" calcext:value-type="string">
            <text:p><text:s/>062 </text:p>
          </table:table-cell>
          <table:table-cell table:style-name="ce14" office:value-type="string" calcext:value-type="string">
            <text:p>063062</text:p>
          </table:table-cell>
          <table:table-cell table:style-name="ce15" office:value-type="string" calcext:value-type="string">
            <text:p>Qual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2" calcext:value-type="float">
            <text:p>6306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rocida</text:p>
          </table:table-cell>
          <table:table-cell table:style-name="ce5" office:value-type="float" office:value="10465" calcext:value-type="float">
            <text:p>10,46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3" calcext:value-type="string">
            <text:p><text:s/>063 </text:p>
          </table:table-cell>
          <table:table-cell table:style-name="ce14" office:value-type="string" calcext:value-type="string">
            <text:p>063063</text:p>
          </table:table-cell>
          <table:table-cell table:style-name="ce15" office:value-type="string" calcext:value-type="string">
            <text:p>Quart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3" calcext:value-type="float">
            <text:p>6306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Qualiano</text:p>
          </table:table-cell>
          <table:table-cell table:style-name="ce6" office:value-type="float" office:value="25755" calcext:value-type="float">
            <text:p>25,75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4" calcext:value-type="string">
            <text:p><text:s/>064 </text:p>
          </table:table-cell>
          <table:table-cell table:style-name="ce14" office:value-type="string" calcext:value-type="string">
            <text:p>063064</text:p>
          </table:table-cell>
          <table:table-cell table:style-name="ce15" office:value-type="string" calcext:value-type="string">
            <text:p>Ercol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4" calcext:value-type="float">
            <text:p>6306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Quarto</text:p>
          </table:table-cell>
          <table:table-cell table:style-name="ce5" office:value-type="float" office:value="41151" calcext:value-type="float">
            <text:p>41,15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5" calcext:value-type="string">
            <text:p><text:s/>065 </text:p>
          </table:table-cell>
          <table:table-cell table:style-name="ce14" office:value-type="string" calcext:value-type="string">
            <text:p>063065</text:p>
          </table:table-cell>
          <table:table-cell table:style-name="ce15" office:value-type="string" calcext:value-type="string">
            <text:p>Roccaraino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5" calcext:value-type="float">
            <text:p>6306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ccarainola</text:p>
          </table:table-cell>
          <table:table-cell table:style-name="ce6" office:value-type="float" office:value="6940" calcext:value-type="float">
            <text:p>6,94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6" calcext:value-type="string">
            <text:p><text:s/>066 </text:p>
          </table:table-cell>
          <table:table-cell table:style-name="ce14" office:value-type="string" calcext:value-type="string">
            <text:p>063066</text:p>
          </table:table-cell>
          <table:table-cell table:style-name="ce15" office:value-type="string" calcext:value-type="string">
            <text:p>San Gennaro Vesuv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6" calcext:value-type="float">
            <text:p>630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Gennaro Vesuviano</text:p>
          </table:table-cell>
          <table:table-cell table:style-name="ce5" office:value-type="float" office:value="11910" calcext:value-type="float">
            <text:p>11,91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7" calcext:value-type="string">
            <text:p><text:s/>067 </text:p>
          </table:table-cell>
          <table:table-cell table:style-name="ce14" office:value-type="string" calcext:value-type="string">
            <text:p>063067</text:p>
          </table:table-cell>
          <table:table-cell table:style-name="ce15" office:value-type="string" calcext:value-type="string">
            <text:p>San Giorgio a Crem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7" calcext:value-type="float">
            <text:p>63067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 Giorgio a Cremano</text:p>
          </table:table-cell>
          <table:table-cell table:style-name="ce6" office:value-type="float" office:value="45122" calcext:value-type="float">
            <text:p>45,12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8" calcext:value-type="string">
            <text:p><text:s/>068 </text:p>
          </table:table-cell>
          <table:table-cell table:style-name="ce14" office:value-type="string" calcext:value-type="string">
            <text:p>063068</text:p>
          </table:table-cell>
          <table:table-cell table:style-name="ce15" office:value-type="string" calcext:value-type="string">
            <text:p>San Giuseppe Vesuv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8" calcext:value-type="float">
            <text:p>630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Giuseppe Vesuviano</text:p>
          </table:table-cell>
          <table:table-cell table:style-name="ce5" office:value-type="float" office:value="31612" calcext:value-type="float">
            <text:p>31,61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69" calcext:value-type="string">
            <text:p><text:s/>069 </text:p>
          </table:table-cell>
          <table:table-cell table:style-name="ce14" office:value-type="string" calcext:value-type="string">
            <text:p>063069</text:p>
          </table:table-cell>
          <table:table-cell table:style-name="ce15" office:value-type="string" calcext:value-type="string">
            <text:p>San Paolo Bel Sit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69" calcext:value-type="float">
            <text:p>63069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 Paolo Bel Sito</text:p>
          </table:table-cell>
          <table:table-cell table:style-name="ce6" office:value-type="float" office:value="3468" calcext:value-type="float">
            <text:p>3,468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0" calcext:value-type="string">
            <text:p><text:s/>070 </text:p>
          </table:table-cell>
          <table:table-cell table:style-name="ce14" office:value-type="string" calcext:value-type="string">
            <text:p>063070</text:p>
          </table:table-cell>
          <table:table-cell table:style-name="ce15" office:value-type="string" calcext:value-type="string">
            <text:p>San Sebastiano al Vesuvi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0" calcext:value-type="float">
            <text:p>6307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 Sebastiano al Vesuvio</text:p>
          </table:table-cell>
          <table:table-cell table:style-name="ce5" office:value-type="float" office:value="9057" calcext:value-type="float">
            <text:p>9,057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1" calcext:value-type="string">
            <text:p><text:s/>071 </text:p>
          </table:table-cell>
          <table:table-cell table:style-name="ce14" office:value-type="string" calcext:value-type="string">
            <text:p>063071</text:p>
          </table:table-cell>
          <table:table-cell table:style-name="ce15" office:value-type="string" calcext:value-type="string">
            <text:p>Sant'Agnell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1" calcext:value-type="float">
            <text:p>6307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Vitaliano</text:p>
          </table:table-cell>
          <table:table-cell table:style-name="ce6" office:value-type="float" office:value="6469" calcext:value-type="float">
            <text:p>6,46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2" calcext:value-type="string">
            <text:p><text:s/>072 </text:p>
          </table:table-cell>
          <table:table-cell table:style-name="ce14" office:value-type="string" calcext:value-type="string">
            <text:p>063072</text:p>
          </table:table-cell>
          <table:table-cell table:style-name="ce15" office:value-type="string" calcext:value-type="string">
            <text:p>Sant'Anastasi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2" calcext:value-type="float">
            <text:p>6307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a Maria la Carità</text:p>
          </table:table-cell>
          <table:table-cell table:style-name="ce5" office:value-type="float" office:value="11706" calcext:value-type="float">
            <text:p>11,706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3" calcext:value-type="string">
            <text:p><text:s/>073 </text:p>
          </table:table-cell>
          <table:table-cell table:style-name="ce14" office:value-type="string" calcext:value-type="string">
            <text:p>063073</text:p>
          </table:table-cell>
          <table:table-cell table:style-name="ce15" office:value-type="string" calcext:value-type="string">
            <text:p>Sant'Antim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3" calcext:value-type="float">
            <text:p>6307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'Agnello</text:p>
          </table:table-cell>
          <table:table-cell table:style-name="ce6" office:value-type="float" office:value="9125" calcext:value-type="float">
            <text:p>9,12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4" calcext:value-type="string">
            <text:p><text:s/>074 </text:p>
          </table:table-cell>
          <table:table-cell table:style-name="ce14" office:value-type="string" calcext:value-type="string">
            <text:p>063074</text:p>
          </table:table-cell>
          <table:table-cell table:style-name="ce15" office:value-type="string" calcext:value-type="string">
            <text:p>Sant'Antonio Abat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4" calcext:value-type="float">
            <text:p>6307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'Anastasia</text:p>
          </table:table-cell>
          <table:table-cell table:style-name="ce5" office:value-type="float" office:value="27690" calcext:value-type="float">
            <text:p>27,690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5" calcext:value-type="string">
            <text:p><text:s/>075 </text:p>
          </table:table-cell>
          <table:table-cell table:style-name="ce14" office:value-type="string" calcext:value-type="string">
            <text:p>063075</text:p>
          </table:table-cell>
          <table:table-cell table:style-name="ce15" office:value-type="string" calcext:value-type="string">
            <text:p>San Vital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5" calcext:value-type="float">
            <text:p>6307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'Antimo</text:p>
          </table:table-cell>
          <table:table-cell table:style-name="ce6" office:value-type="float" office:value="33892" calcext:value-type="float">
            <text:p>33,89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6" calcext:value-type="string">
            <text:p><text:s/>076 </text:p>
          </table:table-cell>
          <table:table-cell table:style-name="ce14" office:value-type="string" calcext:value-type="string">
            <text:p>063076</text:p>
          </table:table-cell>
          <table:table-cell table:style-name="ce15" office:value-type="string" calcext:value-type="string">
            <text:p>Sav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6" calcext:value-type="float">
            <text:p>630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'Antonio Abate</text:p>
          </table:table-cell>
          <table:table-cell table:style-name="ce5" office:value-type="float" office:value="19704" calcext:value-type="float">
            <text:p>19,70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7" calcext:value-type="string">
            <text:p><text:s/>077 </text:p>
          </table:table-cell>
          <table:table-cell table:style-name="ce14" office:value-type="string" calcext:value-type="string">
            <text:p>063077</text:p>
          </table:table-cell>
          <table:table-cell table:style-name="ce15" office:value-type="string" calcext:value-type="string">
            <text:p>Scisc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7" calcext:value-type="float">
            <text:p>6307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viano</text:p>
          </table:table-cell>
          <table:table-cell table:style-name="ce6" office:value-type="float" office:value="16182" calcext:value-type="float">
            <text:p>16,18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8" calcext:value-type="string">
            <text:p><text:s/>078 </text:p>
          </table:table-cell>
          <table:table-cell table:style-name="ce14" office:value-type="string" calcext:value-type="string">
            <text:p>063078</text:p>
          </table:table-cell>
          <table:table-cell table:style-name="ce15" office:value-type="string" calcext:value-type="string">
            <text:p>Serrara Fontan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8" calcext:value-type="float">
            <text:p>6307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cisciano</text:p>
          </table:table-cell>
          <table:table-cell table:style-name="ce5" office:value-type="float" office:value="6099" calcext:value-type="float">
            <text:p>6,09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79" calcext:value-type="string">
            <text:p><text:s/>079 </text:p>
          </table:table-cell>
          <table:table-cell table:style-name="ce14" office:value-type="string" calcext:value-type="string">
            <text:p>063079</text:p>
          </table:table-cell>
          <table:table-cell table:style-name="ce15" office:value-type="string" calcext:value-type="string">
            <text:p>Somma Vesuvian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79" calcext:value-type="float">
            <text:p>6307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errara Fontana</text:p>
          </table:table-cell>
          <table:table-cell table:style-name="ce6" office:value-type="float" office:value="3139" calcext:value-type="float">
            <text:p>3,13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0" calcext:value-type="string">
            <text:p><text:s/>080 </text:p>
          </table:table-cell>
          <table:table-cell table:style-name="ce14" office:value-type="string" calcext:value-type="string">
            <text:p>063080</text:p>
          </table:table-cell>
          <table:table-cell table:style-name="ce15" office:value-type="string" calcext:value-type="string">
            <text:p>Sorrent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0" calcext:value-type="float">
            <text:p>6308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omma Vesuviana</text:p>
          </table:table-cell>
          <table:table-cell table:style-name="ce5" office:value-type="float" office:value="34981" calcext:value-type="float">
            <text:p>34,981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1" calcext:value-type="string">
            <text:p><text:s/>081 </text:p>
          </table:table-cell>
          <table:table-cell table:style-name="ce14" office:value-type="string" calcext:value-type="string">
            <text:p>063081</text:p>
          </table:table-cell>
          <table:table-cell table:style-name="ce15" office:value-type="string" calcext:value-type="string">
            <text:p>Str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1" calcext:value-type="float">
            <text:p>6308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orrento</text:p>
          </table:table-cell>
          <table:table-cell table:style-name="ce6" office:value-type="float" office:value="16405" calcext:value-type="float">
            <text:p>16,405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2" calcext:value-type="string">
            <text:p><text:s/>082 </text:p>
          </table:table-cell>
          <table:table-cell table:style-name="ce14" office:value-type="string" calcext:value-type="string">
            <text:p>063082</text:p>
          </table:table-cell>
          <table:table-cell table:style-name="ce15" office:value-type="string" calcext:value-type="string">
            <text:p>Terzig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2" calcext:value-type="float">
            <text:p>6308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triano</text:p>
          </table:table-cell>
          <table:table-cell table:style-name="ce5" office:value-type="float" office:value="8522" calcext:value-type="float">
            <text:p>8,52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3" calcext:value-type="string">
            <text:p><text:s/>083 </text:p>
          </table:table-cell>
          <table:table-cell table:style-name="ce14" office:value-type="string" calcext:value-type="string">
            <text:p>063083</text:p>
          </table:table-cell>
          <table:table-cell table:style-name="ce15" office:value-type="string" calcext:value-type="string">
            <text:p>Torre Annunziat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3" calcext:value-type="float">
            <text:p>6308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erzigno</text:p>
          </table:table-cell>
          <table:table-cell table:style-name="ce6" office:value-type="float" office:value="18584" calcext:value-type="float">
            <text:p>18,58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4" calcext:value-type="string">
            <text:p><text:s/>084 </text:p>
          </table:table-cell>
          <table:table-cell table:style-name="ce14" office:value-type="string" calcext:value-type="string">
            <text:p>063084</text:p>
          </table:table-cell>
          <table:table-cell table:style-name="ce15" office:value-type="string" calcext:value-type="string">
            <text:p>Torre del Grec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4" calcext:value-type="float">
            <text:p>6308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re Annunziata</text:p>
          </table:table-cell>
          <table:table-cell table:style-name="ce5" office:value-type="float" office:value="42406" calcext:value-type="float">
            <text:p>42,406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5" calcext:value-type="string">
            <text:p><text:s/>085 </text:p>
          </table:table-cell>
          <table:table-cell table:style-name="ce14" office:value-type="string" calcext:value-type="string">
            <text:p>063085</text:p>
          </table:table-cell>
          <table:table-cell table:style-name="ce15" office:value-type="string" calcext:value-type="string">
            <text:p>Tufi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5" calcext:value-type="float">
            <text:p>6308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orre del Greco</text:p>
          </table:table-cell>
          <table:table-cell table:style-name="ce6" office:value-type="float" office:value="85332" calcext:value-type="float">
            <text:p>85,332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6" calcext:value-type="string">
            <text:p><text:s/>086 </text:p>
          </table:table-cell>
          <table:table-cell table:style-name="ce14" office:value-type="string" calcext:value-type="string">
            <text:p>063086</text:p>
          </table:table-cell>
          <table:table-cell table:style-name="ce15" office:value-type="string" calcext:value-type="string">
            <text:p>Vico Equens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6" calcext:value-type="float">
            <text:p>6308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recase</text:p>
          </table:table-cell>
          <table:table-cell table:style-name="ce5" office:value-type="float" office:value="8969" calcext:value-type="float">
            <text:p>8,96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7" calcext:value-type="string">
            <text:p><text:s/>087 </text:p>
          </table:table-cell>
          <table:table-cell table:style-name="ce14" office:value-type="string" calcext:value-type="string">
            <text:p>063087</text:p>
          </table:table-cell>
          <table:table-cell table:style-name="ce15" office:value-type="string" calcext:value-type="string">
            <text:p>Villaricc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7" calcext:value-type="float">
            <text:p>6308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ufino</text:p>
          </table:table-cell>
          <table:table-cell table:style-name="ce6" office:value-type="float" office:value="3674" calcext:value-type="float">
            <text:p>3,67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8" calcext:value-type="string">
            <text:p><text:s/>088 </text:p>
          </table:table-cell>
          <table:table-cell table:style-name="ce14" office:value-type="string" calcext:value-type="string">
            <text:p>063088</text:p>
          </table:table-cell>
          <table:table-cell table:style-name="ce15" office:value-type="string" calcext:value-type="string">
            <text:p>Visciano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8" calcext:value-type="float">
            <text:p>6308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ico Equense</text:p>
          </table:table-cell>
          <table:table-cell table:style-name="ce5" office:value-type="float" office:value="20919" calcext:value-type="float">
            <text:p>20,919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89" calcext:value-type="string">
            <text:p><text:s/>089 </text:p>
          </table:table-cell>
          <table:table-cell table:style-name="ce14" office:value-type="string" calcext:value-type="string">
            <text:p>063089</text:p>
          </table:table-cell>
          <table:table-cell table:style-name="ce15" office:value-type="string" calcext:value-type="string">
            <text:p>Voll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89" calcext:value-type="float">
            <text:p>6308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illaricca</text:p>
          </table:table-cell>
          <table:table-cell table:style-name="ce6" office:value-type="float" office:value="31223" calcext:value-type="float">
            <text:p>31,223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90" calcext:value-type="string">
            <text:p><text:s/>090 </text:p>
          </table:table-cell>
          <table:table-cell table:style-name="ce14" office:value-type="string" calcext:value-type="string">
            <text:p>063090</text:p>
          </table:table-cell>
          <table:table-cell table:style-name="ce15" office:value-type="string" calcext:value-type="string">
            <text:p>Santa Maria la Carità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90" calcext:value-type="float">
            <text:p>6309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isciano</text:p>
          </table:table-cell>
          <table:table-cell table:style-name="ce5" office:value-type="float" office:value="4396" calcext:value-type="float">
            <text:p>4,396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91" calcext:value-type="string">
            <text:p><text:s/>091 </text:p>
          </table:table-cell>
          <table:table-cell table:style-name="ce14" office:value-type="string" calcext:value-type="string">
            <text:p>063091</text:p>
          </table:table-cell>
          <table:table-cell table:style-name="ce15" office:value-type="string" calcext:value-type="string">
            <text:p>Trecase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91" calcext:value-type="float">
            <text:p>6309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olla</text:p>
          </table:table-cell>
          <table:table-cell table:style-name="ce6" office:value-type="float" office:value="24354" calcext:value-type="float">
            <text:p>24,354</text:p>
          </table:table-cell>
          <table:table-cell table:style-name="ce10" office:value-type="string" calcext:value-type="string">
            <text:p>263</text:p>
          </table:table-cell>
          <table:table-cell table:style-name="ce12" office:value-type="string" calcext:value-type="string">
            <text:p>063</text:p>
          </table:table-cell>
          <table:table-cell table:style-name="ce13" office:value-type="string" office:string-value="092" calcext:value-type="string">
            <text:p><text:s/>092 </text:p>
          </table:table-cell>
          <table:table-cell table:style-name="ce14" office:value-type="string" calcext:value-type="string">
            <text:p>063092</text:p>
          </table:table-cell>
          <table:table-cell table:style-name="ce15" office:value-type="string" calcext:value-type="string">
            <text:p>Massa di Somma</text:p>
          </table:table-cell>
          <table:table-cell table:style-name="ce15" office:value-type="string" calcext:value-type="string">
            <text:p>Napoli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3092" calcext:value-type="float">
            <text:p>6309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Aiello del Sabato</text:p>
          </table:table-cell>
          <table:table-cell table:style-name="ce6" office:value-type="float" office:value="4010" calcext:value-type="float">
            <text:p>4,01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1" calcext:value-type="string">
            <text:p><text:s/>001 </text:p>
          </table:table-cell>
          <table:table-cell table:style-name="ce14" office:value-type="string" calcext:value-type="string">
            <text:p>064001</text:p>
          </table:table-cell>
          <table:table-cell table:style-name="ce15" office:value-type="string" calcext:value-type="string">
            <text:p>Aiello del Sabat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1" calcext:value-type="float">
            <text:p>640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Altavilla Irpina</text:p>
          </table:table-cell>
          <table:table-cell table:style-name="ce5" office:value-type="float" office:value="4158" calcext:value-type="float">
            <text:p>4,15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2" calcext:value-type="string">
            <text:p><text:s/>002 </text:p>
          </table:table-cell>
          <table:table-cell table:style-name="ce14" office:value-type="string" calcext:value-type="string">
            <text:p>064002</text:p>
          </table:table-cell>
          <table:table-cell table:style-name="ce15" office:value-type="string" calcext:value-type="string">
            <text:p>Altavilla Irp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2" calcext:value-type="float">
            <text:p>640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ndretta</text:p>
          </table:table-cell>
          <table:table-cell table:style-name="ce6" office:value-type="float" office:value="1853" calcext:value-type="float">
            <text:p>1,85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3" calcext:value-type="string">
            <text:p><text:s/>003 </text:p>
          </table:table-cell>
          <table:table-cell table:style-name="ce14" office:value-type="string" calcext:value-type="string">
            <text:p>064003</text:p>
          </table:table-cell>
          <table:table-cell table:style-name="ce15" office:value-type="string" calcext:value-type="string">
            <text:p>Andrett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3" calcext:value-type="float">
            <text:p>640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quilonia</text:p>
          </table:table-cell>
          <table:table-cell table:style-name="ce5" office:value-type="float" office:value="1677" calcext:value-type="float">
            <text:p>1,67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4" calcext:value-type="string">
            <text:p><text:s/>004 </text:p>
          </table:table-cell>
          <table:table-cell table:style-name="ce14" office:value-type="string" calcext:value-type="string">
            <text:p>064004</text:p>
          </table:table-cell>
          <table:table-cell table:style-name="ce15" office:value-type="string" calcext:value-type="string">
            <text:p>Aquilon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4" calcext:value-type="float">
            <text:p>640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riano Irpino</text:p>
          </table:table-cell>
          <table:table-cell table:style-name="ce6" office:value-type="float" office:value="22448" calcext:value-type="float">
            <text:p>22,44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5" calcext:value-type="string">
            <text:p><text:s/>005 </text:p>
          </table:table-cell>
          <table:table-cell table:style-name="ce14" office:value-type="string" calcext:value-type="string">
            <text:p>064005</text:p>
          </table:table-cell>
          <table:table-cell table:style-name="ce15" office:value-type="string" calcext:value-type="string">
            <text:p>Ariano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5" calcext:value-type="float">
            <text:p>640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tripalda</text:p>
          </table:table-cell>
          <table:table-cell table:style-name="ce5" office:value-type="float" office:value="10968" calcext:value-type="float">
            <text:p>10,96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6" calcext:value-type="string">
            <text:p><text:s/>006 </text:p>
          </table:table-cell>
          <table:table-cell table:style-name="ce14" office:value-type="string" calcext:value-type="string">
            <text:p>064006</text:p>
          </table:table-cell>
          <table:table-cell table:style-name="ce15" office:value-type="string" calcext:value-type="string">
            <text:p>Atripald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6" calcext:value-type="float">
            <text:p>6400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vella</text:p>
          </table:table-cell>
          <table:table-cell table:style-name="ce6" office:value-type="float" office:value="7810" calcext:value-type="float">
            <text:p>7,81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7" calcext:value-type="string">
            <text:p><text:s/>007 </text:p>
          </table:table-cell>
          <table:table-cell table:style-name="ce14" office:value-type="string" calcext:value-type="string">
            <text:p>064007</text:p>
          </table:table-cell>
          <table:table-cell table:style-name="ce15" office:value-type="string" calcext:value-type="string">
            <text:p>Avell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7" calcext:value-type="float">
            <text:p>6400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vellino</text:p>
          </table:table-cell>
          <table:table-cell table:style-name="ce5" office:value-type="float" office:value="54353" calcext:value-type="float">
            <text:p>54,35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8" calcext:value-type="string">
            <text:p><text:s/>008 </text:p>
          </table:table-cell>
          <table:table-cell table:style-name="ce14" office:value-type="string" calcext:value-type="string">
            <text:p>064008</text:p>
          </table:table-cell>
          <table:table-cell table:number-columns-repeated="2" table:style-name="ce15" office:value-type="string" calcext:value-type="string">
            <text:p>Avellino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64008" calcext:value-type="float">
            <text:p>640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Bagnoli Irpino</text:p>
          </table:table-cell>
          <table:table-cell table:style-name="ce6" office:value-type="float" office:value="3139" calcext:value-type="float">
            <text:p>3,13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09" calcext:value-type="string">
            <text:p><text:s/>009 </text:p>
          </table:table-cell>
          <table:table-cell table:style-name="ce14" office:value-type="string" calcext:value-type="string">
            <text:p>064009</text:p>
          </table:table-cell>
          <table:table-cell table:style-name="ce15" office:value-type="string" calcext:value-type="string">
            <text:p>Bagnoli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09" calcext:value-type="float">
            <text:p>6400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aiano</text:p>
          </table:table-cell>
          <table:table-cell table:style-name="ce5" office:value-type="float" office:value="4742" calcext:value-type="float">
            <text:p>4,74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0" calcext:value-type="string">
            <text:p><text:s/>010 </text:p>
          </table:table-cell>
          <table:table-cell table:style-name="ce14" office:value-type="string" calcext:value-type="string">
            <text:p>064010</text:p>
          </table:table-cell>
          <table:table-cell table:style-name="ce15" office:value-type="string" calcext:value-type="string">
            <text:p>Bai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0" calcext:value-type="float">
            <text:p>640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isaccia</text:p>
          </table:table-cell>
          <table:table-cell table:style-name="ce6" office:value-type="float" office:value="3815" calcext:value-type="float">
            <text:p>3,815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1" calcext:value-type="string">
            <text:p><text:s/>011 </text:p>
          </table:table-cell>
          <table:table-cell table:style-name="ce14" office:value-type="string" calcext:value-type="string">
            <text:p>064011</text:p>
          </table:table-cell>
          <table:table-cell table:style-name="ce15" office:value-type="string" calcext:value-type="string">
            <text:p>Bisacc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1" calcext:value-type="float">
            <text:p>640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onito</text:p>
          </table:table-cell>
          <table:table-cell table:style-name="ce5" office:value-type="float" office:value="2404" calcext:value-type="float">
            <text:p>2,40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2" calcext:value-type="string">
            <text:p><text:s/>012 </text:p>
          </table:table-cell>
          <table:table-cell table:style-name="ce14" office:value-type="string" calcext:value-type="string">
            <text:p>064012</text:p>
          </table:table-cell>
          <table:table-cell table:style-name="ce15" office:value-type="string" calcext:value-type="string">
            <text:p>Bonit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2" calcext:value-type="float">
            <text:p>6401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irano</text:p>
          </table:table-cell>
          <table:table-cell table:style-name="ce6" office:value-type="float" office:value="313" calcext:value-type="float">
            <text:p>31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3" calcext:value-type="string">
            <text:p><text:s/>013 </text:p>
          </table:table-cell>
          <table:table-cell table:style-name="ce14" office:value-type="string" calcext:value-type="string">
            <text:p>064013</text:p>
          </table:table-cell>
          <table:table-cell table:style-name="ce15" office:value-type="string" calcext:value-type="string">
            <text:p>Cair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3" calcext:value-type="float">
            <text:p>6401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labritto</text:p>
          </table:table-cell>
          <table:table-cell table:style-name="ce5" office:value-type="float" office:value="2317" calcext:value-type="float">
            <text:p>2,31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4" calcext:value-type="string">
            <text:p><text:s/>014 </text:p>
          </table:table-cell>
          <table:table-cell table:style-name="ce14" office:value-type="string" calcext:value-type="string">
            <text:p>064014</text:p>
          </table:table-cell>
          <table:table-cell table:style-name="ce15" office:value-type="string" calcext:value-type="string">
            <text:p>Calabritt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4" calcext:value-type="float">
            <text:p>640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litri</text:p>
          </table:table-cell>
          <table:table-cell table:style-name="ce6" office:value-type="float" office:value="4582" calcext:value-type="float">
            <text:p>4,58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5" calcext:value-type="string">
            <text:p><text:s/>015 </text:p>
          </table:table-cell>
          <table:table-cell table:style-name="ce14" office:value-type="string" calcext:value-type="string">
            <text:p>064015</text:p>
          </table:table-cell>
          <table:table-cell table:style-name="ce15" office:value-type="string" calcext:value-type="string">
            <text:p>Calitr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5" calcext:value-type="float">
            <text:p>640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ndida</text:p>
          </table:table-cell>
          <table:table-cell table:style-name="ce5" office:value-type="float" office:value="1121" calcext:value-type="float">
            <text:p>1,12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6" calcext:value-type="string">
            <text:p><text:s/>016 </text:p>
          </table:table-cell>
          <table:table-cell table:style-name="ce14" office:value-type="string" calcext:value-type="string">
            <text:p>064016</text:p>
          </table:table-cell>
          <table:table-cell table:style-name="ce15" office:value-type="string" calcext:value-type="string">
            <text:p>Candid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6" calcext:value-type="float">
            <text:p>6401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posele</text:p>
          </table:table-cell>
          <table:table-cell table:style-name="ce6" office:value-type="float" office:value="3430" calcext:value-type="float">
            <text:p>3,43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7" calcext:value-type="string">
            <text:p><text:s/>017 </text:p>
          </table:table-cell>
          <table:table-cell table:style-name="ce14" office:value-type="string" calcext:value-type="string">
            <text:p>064017</text:p>
          </table:table-cell>
          <table:table-cell table:style-name="ce15" office:value-type="string" calcext:value-type="string">
            <text:p>Caposel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7" calcext:value-type="float">
            <text:p>6401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priglia Irpina</text:p>
          </table:table-cell>
          <table:table-cell table:style-name="ce5" office:value-type="float" office:value="2404" calcext:value-type="float">
            <text:p>2,40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8" calcext:value-type="string">
            <text:p><text:s/>018 </text:p>
          </table:table-cell>
          <table:table-cell table:style-name="ce14" office:value-type="string" calcext:value-type="string">
            <text:p>064018</text:p>
          </table:table-cell>
          <table:table-cell table:style-name="ce15" office:value-type="string" calcext:value-type="string">
            <text:p>Capriglia Irp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8" calcext:value-type="float">
            <text:p>6401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rife</text:p>
          </table:table-cell>
          <table:table-cell table:style-name="ce6" office:value-type="float" office:value="1381" calcext:value-type="float">
            <text:p>1,38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19" calcext:value-type="string">
            <text:p><text:s/>019 </text:p>
          </table:table-cell>
          <table:table-cell table:style-name="ce14" office:value-type="string" calcext:value-type="string">
            <text:p>064019</text:p>
          </table:table-cell>
          <table:table-cell table:style-name="ce15" office:value-type="string" calcext:value-type="string">
            <text:p>Carif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19" calcext:value-type="float">
            <text:p>6401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lbore</text:p>
          </table:table-cell>
          <table:table-cell table:style-name="ce5" office:value-type="float" office:value="1772" calcext:value-type="float">
            <text:p>1,77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0" calcext:value-type="string">
            <text:p><text:s/>020 </text:p>
          </table:table-cell>
          <table:table-cell table:style-name="ce14" office:value-type="string" calcext:value-type="string">
            <text:p>064020</text:p>
          </table:table-cell>
          <table:table-cell table:style-name="ce15" office:value-type="string" calcext:value-type="string">
            <text:p>Casalbor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0" calcext:value-type="float">
            <text:p>640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sano Irpino</text:p>
          </table:table-cell>
          <table:table-cell table:style-name="ce6" office:value-type="float" office:value="964" calcext:value-type="float">
            <text:p>96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1" calcext:value-type="string">
            <text:p><text:s/>021 </text:p>
          </table:table-cell>
          <table:table-cell table:style-name="ce14" office:value-type="string" calcext:value-type="string">
            <text:p>064021</text:p>
          </table:table-cell>
          <table:table-cell table:style-name="ce15" office:value-type="string" calcext:value-type="string">
            <text:p>Cassano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1" calcext:value-type="float">
            <text:p>6402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 Baronia</text:p>
          </table:table-cell>
          <table:table-cell table:style-name="ce5" office:value-type="float" office:value="1102" calcext:value-type="float">
            <text:p>1,10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2" calcext:value-type="string">
            <text:p><text:s/>022 </text:p>
          </table:table-cell>
          <table:table-cell table:style-name="ce14" office:value-type="string" calcext:value-type="string">
            <text:p>064022</text:p>
          </table:table-cell>
          <table:table-cell table:style-name="ce15" office:value-type="string" calcext:value-type="string">
            <text:p>Castel Baron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2" calcext:value-type="float">
            <text:p>6402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telfranci</text:p>
          </table:table-cell>
          <table:table-cell table:style-name="ce6" office:value-type="float" office:value="1986" calcext:value-type="float">
            <text:p>1,986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3" calcext:value-type="string">
            <text:p><text:s/>023 </text:p>
          </table:table-cell>
          <table:table-cell table:style-name="ce14" office:value-type="string" calcext:value-type="string">
            <text:p>064023</text:p>
          </table:table-cell>
          <table:table-cell table:style-name="ce15" office:value-type="string" calcext:value-type="string">
            <text:p>Castelfranc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3" calcext:value-type="float">
            <text:p>6402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vetere sul Calore</text:p>
          </table:table-cell>
          <table:table-cell table:style-name="ce5" office:value-type="float" office:value="1569" calcext:value-type="float">
            <text:p>1,56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4" calcext:value-type="string">
            <text:p><text:s/>024 </text:p>
          </table:table-cell>
          <table:table-cell table:style-name="ce14" office:value-type="string" calcext:value-type="string">
            <text:p>064024</text:p>
          </table:table-cell>
          <table:table-cell table:style-name="ce15" office:value-type="string" calcext:value-type="string">
            <text:p>Castelvetere sul Calor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4" calcext:value-type="float">
            <text:p>6402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rvinara</text:p>
          </table:table-cell>
          <table:table-cell table:style-name="ce6" office:value-type="float" office:value="9488" calcext:value-type="float">
            <text:p>9,48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5" calcext:value-type="string">
            <text:p><text:s/>025 </text:p>
          </table:table-cell>
          <table:table-cell table:style-name="ce14" office:value-type="string" calcext:value-type="string">
            <text:p>064025</text:p>
          </table:table-cell>
          <table:table-cell table:style-name="ce15" office:value-type="string" calcext:value-type="string">
            <text:p>Cervinar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5" calcext:value-type="float">
            <text:p>640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sinali</text:p>
          </table:table-cell>
          <table:table-cell table:style-name="ce5" office:value-type="float" office:value="2594" calcext:value-type="float">
            <text:p>2,59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6" calcext:value-type="string">
            <text:p><text:s/>026 </text:p>
          </table:table-cell>
          <table:table-cell table:style-name="ce14" office:value-type="string" calcext:value-type="string">
            <text:p>064026</text:p>
          </table:table-cell>
          <table:table-cell table:style-name="ce15" office:value-type="string" calcext:value-type="string">
            <text:p>Cesinal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6" calcext:value-type="float">
            <text:p>6402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hianche</text:p>
          </table:table-cell>
          <table:table-cell table:style-name="ce6" office:value-type="float" office:value="487" calcext:value-type="float">
            <text:p>48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7" calcext:value-type="string">
            <text:p><text:s/>027 </text:p>
          </table:table-cell>
          <table:table-cell table:style-name="ce14" office:value-type="string" calcext:value-type="string">
            <text:p>064027</text:p>
          </table:table-cell>
          <table:table-cell table:style-name="ce15" office:value-type="string" calcext:value-type="string">
            <text:p>Chianch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7" calcext:value-type="float">
            <text:p>64027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Chiusano di San Domenico</text:p>
          </table:table-cell>
          <table:table-cell table:style-name="ce5" office:value-type="float" office:value="2219" calcext:value-type="float">
            <text:p>2,21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8" calcext:value-type="string">
            <text:p><text:s/>028 </text:p>
          </table:table-cell>
          <table:table-cell table:style-name="ce14" office:value-type="string" calcext:value-type="string">
            <text:p>064028</text:p>
          </table:table-cell>
          <table:table-cell table:style-name="ce15" office:value-type="string" calcext:value-type="string">
            <text:p>Chiusano di San Domenic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8" calcext:value-type="float">
            <text:p>6402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ontrada</text:p>
          </table:table-cell>
          <table:table-cell table:style-name="ce6" office:value-type="float" office:value="3063" calcext:value-type="float">
            <text:p>3,06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29" calcext:value-type="string">
            <text:p><text:s/>029 </text:p>
          </table:table-cell>
          <table:table-cell table:style-name="ce14" office:value-type="string" calcext:value-type="string">
            <text:p>064029</text:p>
          </table:table-cell>
          <table:table-cell table:style-name="ce15" office:value-type="string" calcext:value-type="string">
            <text:p>Contrad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29" calcext:value-type="float">
            <text:p>6402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onza della Campania</text:p>
          </table:table-cell>
          <table:table-cell table:style-name="ce5" office:value-type="float" office:value="1329" calcext:value-type="float">
            <text:p>1,32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0" calcext:value-type="string">
            <text:p><text:s/>030 </text:p>
          </table:table-cell>
          <table:table-cell table:style-name="ce14" office:value-type="string" calcext:value-type="string">
            <text:p>064030</text:p>
          </table:table-cell>
          <table:table-cell table:style-name="ce15" office:value-type="string" calcext:value-type="string">
            <text:p>Conza della Campan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0" calcext:value-type="float">
            <text:p>6403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Domicella</text:p>
          </table:table-cell>
          <table:table-cell table:style-name="ce6" office:value-type="float" office:value="1850" calcext:value-type="float">
            <text:p>1,85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1" calcext:value-type="string">
            <text:p><text:s/>031 </text:p>
          </table:table-cell>
          <table:table-cell table:style-name="ce14" office:value-type="string" calcext:value-type="string">
            <text:p>064031</text:p>
          </table:table-cell>
          <table:table-cell table:style-name="ce15" office:value-type="string" calcext:value-type="string">
            <text:p>Domicell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1" calcext:value-type="float">
            <text:p>6403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lumeri</text:p>
          </table:table-cell>
          <table:table-cell table:style-name="ce5" office:value-type="float" office:value="2944" calcext:value-type="float">
            <text:p>2,94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2" calcext:value-type="string">
            <text:p><text:s/>032 </text:p>
          </table:table-cell>
          <table:table-cell table:style-name="ce14" office:value-type="string" calcext:value-type="string">
            <text:p>064032</text:p>
          </table:table-cell>
          <table:table-cell table:style-name="ce15" office:value-type="string" calcext:value-type="string">
            <text:p>Flumer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2" calcext:value-type="float">
            <text:p>6403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ontanarosa</text:p>
          </table:table-cell>
          <table:table-cell table:style-name="ce6" office:value-type="float" office:value="3109" calcext:value-type="float">
            <text:p>3,10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3" calcext:value-type="string">
            <text:p><text:s/>033 </text:p>
          </table:table-cell>
          <table:table-cell table:style-name="ce14" office:value-type="string" calcext:value-type="string">
            <text:p>064033</text:p>
          </table:table-cell>
          <table:table-cell table:style-name="ce15" office:value-type="string" calcext:value-type="string">
            <text:p>Fontanaros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3" calcext:value-type="float">
            <text:p>6403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orino</text:p>
          </table:table-cell>
          <table:table-cell table:style-name="ce5" office:value-type="float" office:value="5357" calcext:value-type="float">
            <text:p>5,35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4" calcext:value-type="string">
            <text:p><text:s/>034 </text:p>
          </table:table-cell>
          <table:table-cell table:style-name="ce14" office:value-type="string" calcext:value-type="string">
            <text:p>064034</text:p>
          </table:table-cell>
          <table:table-cell table:style-name="ce15" office:value-type="string" calcext:value-type="string">
            <text:p>For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4" calcext:value-type="float">
            <text:p>6403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rigento</text:p>
          </table:table-cell>
          <table:table-cell table:style-name="ce6" office:value-type="float" office:value="3663" calcext:value-type="float">
            <text:p>3,66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5" calcext:value-type="string">
            <text:p><text:s/>035 </text:p>
          </table:table-cell>
          <table:table-cell table:style-name="ce14" office:value-type="string" calcext:value-type="string">
            <text:p>064035</text:p>
          </table:table-cell>
          <table:table-cell table:style-name="ce15" office:value-type="string" calcext:value-type="string">
            <text:p>Frigent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5" calcext:value-type="float">
            <text:p>6403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esualdo</text:p>
          </table:table-cell>
          <table:table-cell table:style-name="ce5" office:value-type="float" office:value="3446" calcext:value-type="float">
            <text:p>3,446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6" calcext:value-type="string">
            <text:p><text:s/>036 </text:p>
          </table:table-cell>
          <table:table-cell table:style-name="ce14" office:value-type="string" calcext:value-type="string">
            <text:p>064036</text:p>
          </table:table-cell>
          <table:table-cell table:style-name="ce15" office:value-type="string" calcext:value-type="string">
            <text:p>Gesuald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6" calcext:value-type="float">
            <text:p>6403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reci</text:p>
          </table:table-cell>
          <table:table-cell table:style-name="ce6" office:value-type="float" office:value="659" calcext:value-type="float">
            <text:p>65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7" calcext:value-type="string">
            <text:p><text:s/>037 </text:p>
          </table:table-cell>
          <table:table-cell table:style-name="ce14" office:value-type="string" calcext:value-type="string">
            <text:p>064037</text:p>
          </table:table-cell>
          <table:table-cell table:style-name="ce15" office:value-type="string" calcext:value-type="string">
            <text:p>Grec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7" calcext:value-type="float">
            <text:p>6403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Grottaminarda</text:p>
          </table:table-cell>
          <table:table-cell table:style-name="ce5" office:value-type="float" office:value="8004" calcext:value-type="float">
            <text:p>8,00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8" calcext:value-type="string">
            <text:p><text:s/>038 </text:p>
          </table:table-cell>
          <table:table-cell table:style-name="ce14" office:value-type="string" calcext:value-type="string">
            <text:p>064038</text:p>
          </table:table-cell>
          <table:table-cell table:style-name="ce15" office:value-type="string" calcext:value-type="string">
            <text:p>Grottaminard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8" calcext:value-type="float">
            <text:p>6403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rottolella</text:p>
          </table:table-cell>
          <table:table-cell table:style-name="ce6" office:value-type="float" office:value="1903" calcext:value-type="float">
            <text:p>1,90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39" calcext:value-type="string">
            <text:p><text:s/>039 </text:p>
          </table:table-cell>
          <table:table-cell table:style-name="ce14" office:value-type="string" calcext:value-type="string">
            <text:p>064039</text:p>
          </table:table-cell>
          <table:table-cell table:style-name="ce15" office:value-type="string" calcext:value-type="string">
            <text:p>Grottolell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39" calcext:value-type="float">
            <text:p>6403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Guardia Lombardi</text:p>
          </table:table-cell>
          <table:table-cell table:style-name="ce5" office:value-type="float" office:value="1662" calcext:value-type="float">
            <text:p>1,66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0" calcext:value-type="string">
            <text:p><text:s/>040 </text:p>
          </table:table-cell>
          <table:table-cell table:style-name="ce14" office:value-type="string" calcext:value-type="string">
            <text:p>064040</text:p>
          </table:table-cell>
          <table:table-cell table:style-name="ce15" office:value-type="string" calcext:value-type="string">
            <text:p>Guardia Lombard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0" calcext:value-type="float">
            <text:p>6404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cedonia</text:p>
          </table:table-cell>
          <table:table-cell table:style-name="ce6" office:value-type="float" office:value="2275" calcext:value-type="float">
            <text:p>2,275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1" calcext:value-type="string">
            <text:p><text:s/>041 </text:p>
          </table:table-cell>
          <table:table-cell table:style-name="ce14" office:value-type="string" calcext:value-type="string">
            <text:p>064041</text:p>
          </table:table-cell>
          <table:table-cell table:style-name="ce15" office:value-type="string" calcext:value-type="string">
            <text:p>Lacedon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1" calcext:value-type="float">
            <text:p>6404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pio</text:p>
          </table:table-cell>
          <table:table-cell table:style-name="ce5" office:value-type="float" office:value="1546" calcext:value-type="float">
            <text:p>1,546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2" calcext:value-type="string">
            <text:p><text:s/>042 </text:p>
          </table:table-cell>
          <table:table-cell table:style-name="ce14" office:value-type="string" calcext:value-type="string">
            <text:p>064042</text:p>
          </table:table-cell>
          <table:table-cell table:style-name="ce15" office:value-type="string" calcext:value-type="string">
            <text:p>Lapi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2" calcext:value-type="float">
            <text:p>6404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uro</text:p>
          </table:table-cell>
          <table:table-cell table:style-name="ce6" office:value-type="float" office:value="3445" calcext:value-type="float">
            <text:p>3,445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3" calcext:value-type="string">
            <text:p><text:s/>043 </text:p>
          </table:table-cell>
          <table:table-cell table:style-name="ce14" office:value-type="string" calcext:value-type="string">
            <text:p>064043</text:p>
          </table:table-cell>
          <table:table-cell table:style-name="ce15" office:value-type="string" calcext:value-type="string">
            <text:p>Laur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3" calcext:value-type="float">
            <text:p>6404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ioni</text:p>
          </table:table-cell>
          <table:table-cell table:style-name="ce5" office:value-type="float" office:value="6153" calcext:value-type="float">
            <text:p>6,15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4" calcext:value-type="string">
            <text:p><text:s/>044 </text:p>
          </table:table-cell>
          <table:table-cell table:style-name="ce14" office:value-type="string" calcext:value-type="string">
            <text:p>064044</text:p>
          </table:table-cell>
          <table:table-cell table:style-name="ce15" office:value-type="string" calcext:value-type="string">
            <text:p>Lion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4" calcext:value-type="float">
            <text:p>6404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uogosano</text:p>
          </table:table-cell>
          <table:table-cell table:style-name="ce6" office:value-type="float" office:value="1164" calcext:value-type="float">
            <text:p>1,16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5" calcext:value-type="string">
            <text:p><text:s/>045 </text:p>
          </table:table-cell>
          <table:table-cell table:style-name="ce14" office:value-type="string" calcext:value-type="string">
            <text:p>064045</text:p>
          </table:table-cell>
          <table:table-cell table:style-name="ce15" office:value-type="string" calcext:value-type="string">
            <text:p>Luogos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5" calcext:value-type="float">
            <text:p>6404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anocalzati</text:p>
          </table:table-cell>
          <table:table-cell table:style-name="ce5" office:value-type="float" office:value="3198" calcext:value-type="float">
            <text:p>3,19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6" calcext:value-type="string">
            <text:p><text:s/>046 </text:p>
          </table:table-cell>
          <table:table-cell table:style-name="ce14" office:value-type="string" calcext:value-type="string">
            <text:p>064046</text:p>
          </table:table-cell>
          <table:table-cell table:style-name="ce15" office:value-type="string" calcext:value-type="string">
            <text:p>Manocalzat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6" calcext:value-type="float">
            <text:p>6404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arzano di Nola</text:p>
          </table:table-cell>
          <table:table-cell table:style-name="ce6" office:value-type="float" office:value="1700" calcext:value-type="float">
            <text:p>1,70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7" calcext:value-type="string">
            <text:p><text:s/>047 </text:p>
          </table:table-cell>
          <table:table-cell table:style-name="ce14" office:value-type="string" calcext:value-type="string">
            <text:p>064047</text:p>
          </table:table-cell>
          <table:table-cell table:style-name="ce15" office:value-type="string" calcext:value-type="string">
            <text:p>Marzano di Nol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7" calcext:value-type="float">
            <text:p>6404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elito Irpino</text:p>
          </table:table-cell>
          <table:table-cell table:style-name="ce5" office:value-type="float" office:value="1927" calcext:value-type="float">
            <text:p>1,92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8" calcext:value-type="string">
            <text:p><text:s/>048 </text:p>
          </table:table-cell>
          <table:table-cell table:style-name="ce14" office:value-type="string" calcext:value-type="string">
            <text:p>064048</text:p>
          </table:table-cell>
          <table:table-cell table:style-name="ce15" office:value-type="string" calcext:value-type="string">
            <text:p>Melito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8" calcext:value-type="float">
            <text:p>6404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ercogliano</text:p>
          </table:table-cell>
          <table:table-cell table:style-name="ce6" office:value-type="float" office:value="12369" calcext:value-type="float">
            <text:p>12,36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49" calcext:value-type="string">
            <text:p><text:s/>049 </text:p>
          </table:table-cell>
          <table:table-cell table:style-name="ce14" office:value-type="string" calcext:value-type="string">
            <text:p>064049</text:p>
          </table:table-cell>
          <table:table-cell table:style-name="ce15" office:value-type="string" calcext:value-type="string">
            <text:p>Mercogli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49" calcext:value-type="float">
            <text:p>6404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irabella Eclano</text:p>
          </table:table-cell>
          <table:table-cell table:style-name="ce5" office:value-type="float" office:value="7573" calcext:value-type="float">
            <text:p>7,57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0" calcext:value-type="string">
            <text:p><text:s/>050 </text:p>
          </table:table-cell>
          <table:table-cell table:style-name="ce14" office:value-type="string" calcext:value-type="string">
            <text:p>064050</text:p>
          </table:table-cell>
          <table:table-cell table:style-name="ce15" office:value-type="string" calcext:value-type="string">
            <text:p>Mirabella Ecl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0" calcext:value-type="float">
            <text:p>6405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aguto</text:p>
          </table:table-cell>
          <table:table-cell table:style-name="ce6" office:value-type="float" office:value="408" calcext:value-type="float">
            <text:p>40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1" calcext:value-type="string">
            <text:p><text:s/>051 </text:p>
          </table:table-cell>
          <table:table-cell table:style-name="ce14" office:value-type="string" calcext:value-type="string">
            <text:p>064051</text:p>
          </table:table-cell>
          <table:table-cell table:style-name="ce15" office:value-type="string" calcext:value-type="string">
            <text:p>Montagut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1" calcext:value-type="float">
            <text:p>6405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calvo Irpino</text:p>
          </table:table-cell>
          <table:table-cell table:style-name="ce5" office:value-type="float" office:value="3591" calcext:value-type="float">
            <text:p>3,59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2" calcext:value-type="string">
            <text:p><text:s/>052 </text:p>
          </table:table-cell>
          <table:table-cell table:style-name="ce14" office:value-type="string" calcext:value-type="string">
            <text:p>064052</text:p>
          </table:table-cell>
          <table:table-cell table:style-name="ce15" office:value-type="string" calcext:value-type="string">
            <text:p>Montecalvo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2" calcext:value-type="float">
            <text:p>640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falcione</text:p>
          </table:table-cell>
          <table:table-cell table:style-name="ce6" office:value-type="float" office:value="3285" calcext:value-type="float">
            <text:p>3,285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3" calcext:value-type="string">
            <text:p><text:s/>053 </text:p>
          </table:table-cell>
          <table:table-cell table:style-name="ce14" office:value-type="string" calcext:value-type="string">
            <text:p>064053</text:p>
          </table:table-cell>
          <table:table-cell table:style-name="ce15" office:value-type="string" calcext:value-type="string">
            <text:p>Montefalcion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3" calcext:value-type="float">
            <text:p>6405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forte Irpino</text:p>
          </table:table-cell>
          <table:table-cell table:style-name="ce5" office:value-type="float" office:value="11933" calcext:value-type="float">
            <text:p>11,93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4" calcext:value-type="string">
            <text:p><text:s/>054 </text:p>
          </table:table-cell>
          <table:table-cell table:style-name="ce14" office:value-type="string" calcext:value-type="string">
            <text:p>064054</text:p>
          </table:table-cell>
          <table:table-cell table:style-name="ce15" office:value-type="string" calcext:value-type="string">
            <text:p>Monteforte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4" calcext:value-type="float">
            <text:p>6405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fredane</text:p>
          </table:table-cell>
          <table:table-cell table:style-name="ce6" office:value-type="float" office:value="2239" calcext:value-type="float">
            <text:p>2,23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5" calcext:value-type="string">
            <text:p><text:s/>055 </text:p>
          </table:table-cell>
          <table:table-cell table:style-name="ce14" office:value-type="string" calcext:value-type="string">
            <text:p>064055</text:p>
          </table:table-cell>
          <table:table-cell table:style-name="ce15" office:value-type="string" calcext:value-type="string">
            <text:p>Montefredan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5" calcext:value-type="float">
            <text:p>6405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efusco</text:p>
          </table:table-cell>
          <table:table-cell table:style-name="ce5" office:value-type="float" office:value="1304" calcext:value-type="float">
            <text:p>1,30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6" calcext:value-type="string">
            <text:p><text:s/>056 </text:p>
          </table:table-cell>
          <table:table-cell table:style-name="ce14" office:value-type="string" calcext:value-type="string">
            <text:p>064056</text:p>
          </table:table-cell>
          <table:table-cell table:style-name="ce15" office:value-type="string" calcext:value-type="string">
            <text:p>Montefusc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6" calcext:value-type="float">
            <text:p>6405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ella</text:p>
          </table:table-cell>
          <table:table-cell table:style-name="ce6" office:value-type="float" office:value="7692" calcext:value-type="float">
            <text:p>7,69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7" calcext:value-type="string">
            <text:p><text:s/>057 </text:p>
          </table:table-cell>
          <table:table-cell table:style-name="ce14" office:value-type="string" calcext:value-type="string">
            <text:p>064057</text:p>
          </table:table-cell>
          <table:table-cell table:style-name="ce15" office:value-type="string" calcext:value-type="string">
            <text:p>Montell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7" calcext:value-type="float">
            <text:p>6405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marano</text:p>
          </table:table-cell>
          <table:table-cell table:style-name="ce5" office:value-type="float" office:value="2809" calcext:value-type="float">
            <text:p>2,80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8" calcext:value-type="string">
            <text:p><text:s/>058 </text:p>
          </table:table-cell>
          <table:table-cell table:style-name="ce14" office:value-type="string" calcext:value-type="string">
            <text:p>064058</text:p>
          </table:table-cell>
          <table:table-cell table:style-name="ce15" office:value-type="string" calcext:value-type="string">
            <text:p>Montemar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8" calcext:value-type="float">
            <text:p>6405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emiletto</text:p>
          </table:table-cell>
          <table:table-cell table:style-name="ce6" office:value-type="float" office:value="5288" calcext:value-type="float">
            <text:p>5,28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59" calcext:value-type="string">
            <text:p><text:s/>059 </text:p>
          </table:table-cell>
          <table:table-cell table:style-name="ce14" office:value-type="string" calcext:value-type="string">
            <text:p>064059</text:p>
          </table:table-cell>
          <table:table-cell table:style-name="ce15" office:value-type="string" calcext:value-type="string">
            <text:p>Montemilett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59" calcext:value-type="float">
            <text:p>6405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everde</text:p>
          </table:table-cell>
          <table:table-cell table:style-name="ce5" office:value-type="float" office:value="771" calcext:value-type="float">
            <text:p>77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0" calcext:value-type="string">
            <text:p><text:s/>060 </text:p>
          </table:table-cell>
          <table:table-cell table:style-name="ce14" office:value-type="string" calcext:value-type="string">
            <text:p>064060</text:p>
          </table:table-cell>
          <table:table-cell table:style-name="ce15" office:value-type="string" calcext:value-type="string">
            <text:p>Monteverd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0" calcext:value-type="float">
            <text:p>6406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oro</text:p>
          </table:table-cell>
          <table:table-cell table:style-name="ce6" office:value-type="float" office:value="19776" calcext:value-type="float">
            <text:p>19,776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3" calcext:value-type="string">
            <text:p><text:s/>063 </text:p>
          </table:table-cell>
          <table:table-cell table:style-name="ce14" office:value-type="string" calcext:value-type="string">
            <text:p>064063</text:p>
          </table:table-cell>
          <table:table-cell table:style-name="ce15" office:value-type="string" calcext:value-type="string">
            <text:p>Morra De Sanctis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3" calcext:value-type="float">
            <text:p>6406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rra De Sanctis</text:p>
          </table:table-cell>
          <table:table-cell table:style-name="ce5" office:value-type="float" office:value="1231" calcext:value-type="float">
            <text:p>1,23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4" calcext:value-type="string">
            <text:p><text:s/>064 </text:p>
          </table:table-cell>
          <table:table-cell table:style-name="ce14" office:value-type="string" calcext:value-type="string">
            <text:p>064064</text:p>
          </table:table-cell>
          <table:table-cell table:style-name="ce15" office:value-type="string" calcext:value-type="string">
            <text:p>Moschi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4" calcext:value-type="float">
            <text:p>6406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schiano</text:p>
          </table:table-cell>
          <table:table-cell table:style-name="ce6" office:value-type="float" office:value="1664" calcext:value-type="float">
            <text:p>1,66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5" calcext:value-type="string">
            <text:p><text:s/>065 </text:p>
          </table:table-cell>
          <table:table-cell table:style-name="ce14" office:value-type="string" calcext:value-type="string">
            <text:p>064065</text:p>
          </table:table-cell>
          <table:table-cell table:style-name="ce15" office:value-type="string" calcext:value-type="string">
            <text:p>Mugnano del Cardinal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5" calcext:value-type="float">
            <text:p>6406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ugnano del Cardinale</text:p>
          </table:table-cell>
          <table:table-cell table:style-name="ce5" office:value-type="float" office:value="5270" calcext:value-type="float">
            <text:p>5,27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6" calcext:value-type="string">
            <text:p><text:s/>066 </text:p>
          </table:table-cell>
          <table:table-cell table:style-name="ce14" office:value-type="string" calcext:value-type="string">
            <text:p>064066</text:p>
          </table:table-cell>
          <table:table-cell table:style-name="ce15" office:value-type="string" calcext:value-type="string">
            <text:p>Nusc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6" calcext:value-type="float">
            <text:p>640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Nusco</text:p>
          </table:table-cell>
          <table:table-cell table:style-name="ce6" office:value-type="float" office:value="4153" calcext:value-type="float">
            <text:p>4,15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7" calcext:value-type="string">
            <text:p><text:s/>067 </text:p>
          </table:table-cell>
          <table:table-cell table:style-name="ce14" office:value-type="string" calcext:value-type="string">
            <text:p>064067</text:p>
          </table:table-cell>
          <table:table-cell table:style-name="ce15" office:value-type="string" calcext:value-type="string">
            <text:p>Ospedaletto d'Alpinol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7" calcext:value-type="float">
            <text:p>64067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Ospedaletto d'Alpinolo</text:p>
          </table:table-cell>
          <table:table-cell table:style-name="ce5" office:value-type="float" office:value="2123" calcext:value-type="float">
            <text:p>2,12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8" calcext:value-type="string">
            <text:p><text:s/>068 </text:p>
          </table:table-cell>
          <table:table-cell table:style-name="ce14" office:value-type="string" calcext:value-type="string">
            <text:p>064068</text:p>
          </table:table-cell>
          <table:table-cell table:style-name="ce15" office:value-type="string" calcext:value-type="string">
            <text:p>Pago del Vallo di Laur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8" calcext:value-type="float">
            <text:p>6406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go del Vallo di Lauro</text:p>
          </table:table-cell>
          <table:table-cell table:style-name="ce6" office:value-type="float" office:value="1798" calcext:value-type="float">
            <text:p>1,79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69" calcext:value-type="string">
            <text:p><text:s/>069 </text:p>
          </table:table-cell>
          <table:table-cell table:style-name="ce14" office:value-type="string" calcext:value-type="string">
            <text:p>064069</text:p>
          </table:table-cell>
          <table:table-cell table:style-name="ce15" office:value-type="string" calcext:value-type="string">
            <text:p>Parolis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69" calcext:value-type="float">
            <text:p>6406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rolise</text:p>
          </table:table-cell>
          <table:table-cell table:style-name="ce5" office:value-type="float" office:value="661" calcext:value-type="float">
            <text:p>66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0" calcext:value-type="string">
            <text:p><text:s/>070 </text:p>
          </table:table-cell>
          <table:table-cell table:style-name="ce14" office:value-type="string" calcext:value-type="string">
            <text:p>064070</text:p>
          </table:table-cell>
          <table:table-cell table:style-name="ce15" office:value-type="string" calcext:value-type="string">
            <text:p>Paternopol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0" calcext:value-type="float">
            <text:p>6407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aternopoli</text:p>
          </table:table-cell>
          <table:table-cell table:style-name="ce6" office:value-type="float" office:value="2377" calcext:value-type="float">
            <text:p>2,37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1" calcext:value-type="string">
            <text:p><text:s/>071 </text:p>
          </table:table-cell>
          <table:table-cell table:style-name="ce14" office:value-type="string" calcext:value-type="string">
            <text:p>064071</text:p>
          </table:table-cell>
          <table:table-cell table:style-name="ce15" office:value-type="string" calcext:value-type="string">
            <text:p>Petruro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1" calcext:value-type="float">
            <text:p>6407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etruro Irpino</text:p>
          </table:table-cell>
          <table:table-cell table:style-name="ce5" office:value-type="float" office:value="337" calcext:value-type="float">
            <text:p>33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2" calcext:value-type="string">
            <text:p><text:s/>072 </text:p>
          </table:table-cell>
          <table:table-cell table:style-name="ce14" office:value-type="string" calcext:value-type="string">
            <text:p>064072</text:p>
          </table:table-cell>
          <table:table-cell table:style-name="ce15" office:value-type="string" calcext:value-type="string">
            <text:p>Pietradefus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2" calcext:value-type="float">
            <text:p>6407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ietradefusi</text:p>
          </table:table-cell>
          <table:table-cell table:style-name="ce6" office:value-type="float" office:value="2320" calcext:value-type="float">
            <text:p>2,32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3" calcext:value-type="string">
            <text:p><text:s/>073 </text:p>
          </table:table-cell>
          <table:table-cell table:style-name="ce14" office:value-type="string" calcext:value-type="string">
            <text:p>064073</text:p>
          </table:table-cell>
          <table:table-cell table:style-name="ce15" office:value-type="string" calcext:value-type="string">
            <text:p>Pietrastorn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3" calcext:value-type="float">
            <text:p>64073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Pietrastornina</text:p>
          </table:table-cell>
          <table:table-cell table:style-name="ce5" office:value-type="float" office:value="1532" calcext:value-type="float">
            <text:p>1,53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4" calcext:value-type="string">
            <text:p><text:s/>074 </text:p>
          </table:table-cell>
          <table:table-cell table:style-name="ce14" office:value-type="string" calcext:value-type="string">
            <text:p>064074</text:p>
          </table:table-cell>
          <table:table-cell table:style-name="ce15" office:value-type="string" calcext:value-type="string">
            <text:p>Prata di Principato Ultr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4" calcext:value-type="float">
            <text:p>6407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rata di Principato Ultra</text:p>
          </table:table-cell>
          <table:table-cell table:style-name="ce6" office:value-type="float" office:value="3040" calcext:value-type="float">
            <text:p>3,04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5" calcext:value-type="string">
            <text:p><text:s/>075 </text:p>
          </table:table-cell>
          <table:table-cell table:style-name="ce14" office:value-type="string" calcext:value-type="string">
            <text:p>064075</text:p>
          </table:table-cell>
          <table:table-cell table:style-name="ce15" office:value-type="string" calcext:value-type="string">
            <text:p>Pratola Serr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5" calcext:value-type="float">
            <text:p>6407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ratola Serra</text:p>
          </table:table-cell>
          <table:table-cell table:style-name="ce5" office:value-type="float" office:value="3866" calcext:value-type="float">
            <text:p>3,866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6" calcext:value-type="string">
            <text:p><text:s/>076 </text:p>
          </table:table-cell>
          <table:table-cell table:style-name="ce14" office:value-type="string" calcext:value-type="string">
            <text:p>064076</text:p>
          </table:table-cell>
          <table:table-cell table:style-name="ce15" office:value-type="string" calcext:value-type="string">
            <text:p>Quadrell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6" calcext:value-type="float">
            <text:p>640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Quadrelle</text:p>
          </table:table-cell>
          <table:table-cell table:style-name="ce6" office:value-type="float" office:value="1877" calcext:value-type="float">
            <text:p>1,87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7" calcext:value-type="string">
            <text:p><text:s/>077 </text:p>
          </table:table-cell>
          <table:table-cell table:style-name="ce14" office:value-type="string" calcext:value-type="string">
            <text:p>064077</text:p>
          </table:table-cell>
          <table:table-cell table:style-name="ce15" office:value-type="string" calcext:value-type="string">
            <text:p>Quindic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7" calcext:value-type="float">
            <text:p>6407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Quindici</text:p>
          </table:table-cell>
          <table:table-cell table:style-name="ce5" office:value-type="float" office:value="1914" calcext:value-type="float">
            <text:p>1,91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8" calcext:value-type="string">
            <text:p><text:s/>078 </text:p>
          </table:table-cell>
          <table:table-cell table:style-name="ce14" office:value-type="string" calcext:value-type="string">
            <text:p>064078</text:p>
          </table:table-cell>
          <table:table-cell table:style-name="ce15" office:value-type="string" calcext:value-type="string">
            <text:p>Roccabascera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8" calcext:value-type="float">
            <text:p>6407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cca San Felice</text:p>
          </table:table-cell>
          <table:table-cell table:style-name="ce6" office:value-type="float" office:value="835" calcext:value-type="float">
            <text:p>835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79" calcext:value-type="string">
            <text:p><text:s/>079 </text:p>
          </table:table-cell>
          <table:table-cell table:style-name="ce14" office:value-type="string" calcext:value-type="string">
            <text:p>064079</text:p>
          </table:table-cell>
          <table:table-cell table:style-name="ce15" office:value-type="string" calcext:value-type="string">
            <text:p>Rocca San Felic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79" calcext:value-type="float">
            <text:p>6407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occabascerana</text:p>
          </table:table-cell>
          <table:table-cell table:style-name="ce5" office:value-type="float" office:value="2370" calcext:value-type="float">
            <text:p>2,37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0" calcext:value-type="string">
            <text:p><text:s/>080 </text:p>
          </table:table-cell>
          <table:table-cell table:style-name="ce14" office:value-type="string" calcext:value-type="string">
            <text:p>064080</text:p>
          </table:table-cell>
          <table:table-cell table:style-name="ce15" office:value-type="string" calcext:value-type="string">
            <text:p>Rotond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0" calcext:value-type="float">
            <text:p>6408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otondi</text:p>
          </table:table-cell>
          <table:table-cell table:style-name="ce6" office:value-type="float" office:value="3654" calcext:value-type="float">
            <text:p>3,65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1" calcext:value-type="string">
            <text:p><text:s/>081 </text:p>
          </table:table-cell>
          <table:table-cell table:style-name="ce14" office:value-type="string" calcext:value-type="string">
            <text:p>064081</text:p>
          </table:table-cell>
          <table:table-cell table:style-name="ce15" office:value-type="string" calcext:value-type="string">
            <text:p>Salza Irp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1" calcext:value-type="float">
            <text:p>6408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lza Irpina</text:p>
          </table:table-cell>
          <table:table-cell table:style-name="ce5" office:value-type="float" office:value="742" calcext:value-type="float">
            <text:p>74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2" calcext:value-type="string">
            <text:p><text:s/>082 </text:p>
          </table:table-cell>
          <table:table-cell table:style-name="ce14" office:value-type="string" calcext:value-type="string">
            <text:p>064082</text:p>
          </table:table-cell>
          <table:table-cell table:style-name="ce15" office:value-type="string" calcext:value-type="string">
            <text:p>San Mango sul Calor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2" calcext:value-type="float">
            <text:p>64082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 Mango sul Calore</text:p>
          </table:table-cell>
          <table:table-cell table:style-name="ce6" office:value-type="float" office:value="1169" calcext:value-type="float">
            <text:p>1,16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3" calcext:value-type="string">
            <text:p><text:s/>083 </text:p>
          </table:table-cell>
          <table:table-cell table:style-name="ce14" office:value-type="string" calcext:value-type="string">
            <text:p>064083</text:p>
          </table:table-cell>
          <table:table-cell table:style-name="ce15" office:value-type="string" calcext:value-type="string">
            <text:p>San Martino Valle Caud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3" calcext:value-type="float">
            <text:p>6408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rtino Valle Caudina</text:p>
          </table:table-cell>
          <table:table-cell table:style-name="ce5" office:value-type="float" office:value="4892" calcext:value-type="float">
            <text:p>4,89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4" calcext:value-type="string">
            <text:p><text:s/>084 </text:p>
          </table:table-cell>
          <table:table-cell table:style-name="ce14" office:value-type="string" calcext:value-type="string">
            <text:p>064084</text:p>
          </table:table-cell>
          <table:table-cell table:style-name="ce15" office:value-type="string" calcext:value-type="string">
            <text:p>San Michele di Ser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4" calcext:value-type="float">
            <text:p>6408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ichele di Serino</text:p>
          </table:table-cell>
          <table:table-cell table:style-name="ce6" office:value-type="float" office:value="2490" calcext:value-type="float">
            <text:p>2,49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5" calcext:value-type="string">
            <text:p><text:s/>085 </text:p>
          </table:table-cell>
          <table:table-cell table:style-name="ce14" office:value-type="string" calcext:value-type="string">
            <text:p>064085</text:p>
          </table:table-cell>
          <table:table-cell table:style-name="ce15" office:value-type="string" calcext:value-type="string">
            <text:p>San Nicola Baron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5" calcext:value-type="float">
            <text:p>6408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Nicola Baronia</text:p>
          </table:table-cell>
          <table:table-cell table:style-name="ce5" office:value-type="float" office:value="765" calcext:value-type="float">
            <text:p>765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6" calcext:value-type="string">
            <text:p><text:s/>086 </text:p>
          </table:table-cell>
          <table:table-cell table:style-name="ce14" office:value-type="string" calcext:value-type="string">
            <text:p>064086</text:p>
          </table:table-cell>
          <table:table-cell table:style-name="ce15" office:value-type="string" calcext:value-type="string">
            <text:p>San Potito Ultr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6" calcext:value-type="float">
            <text:p>6408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Potito Ultra</text:p>
          </table:table-cell>
          <table:table-cell table:style-name="ce6" office:value-type="float" office:value="1535" calcext:value-type="float">
            <text:p>1,535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7" calcext:value-type="string">
            <text:p><text:s/>087 </text:p>
          </table:table-cell>
          <table:table-cell table:style-name="ce14" office:value-type="string" calcext:value-type="string">
            <text:p>064087</text:p>
          </table:table-cell>
          <table:table-cell table:style-name="ce15" office:value-type="string" calcext:value-type="string">
            <text:p>San Sossio Baron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7" calcext:value-type="float">
            <text:p>6408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Sossio Baronia</text:p>
          </table:table-cell>
          <table:table-cell table:style-name="ce5" office:value-type="float" office:value="1598" calcext:value-type="float">
            <text:p>1,59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8" calcext:value-type="string">
            <text:p><text:s/>088 </text:p>
          </table:table-cell>
          <table:table-cell table:style-name="ce14" office:value-type="string" calcext:value-type="string">
            <text:p>064088</text:p>
          </table:table-cell>
          <table:table-cell table:style-name="ce15" office:value-type="string" calcext:value-type="string">
            <text:p>Santa Lucia di Ser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8" calcext:value-type="float">
            <text:p>6408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a Lucia di Serino</text:p>
          </table:table-cell>
          <table:table-cell table:style-name="ce6" office:value-type="float" office:value="1400" calcext:value-type="float">
            <text:p>1,40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89" calcext:value-type="string">
            <text:p><text:s/>089 </text:p>
          </table:table-cell>
          <table:table-cell table:style-name="ce14" office:value-type="string" calcext:value-type="string">
            <text:p>064089</text:p>
          </table:table-cell>
          <table:table-cell table:style-name="ce15" office:value-type="string" calcext:value-type="string">
            <text:p>Sant'Andrea di Conz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89" calcext:value-type="float">
            <text:p>6408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a Paolina</text:p>
          </table:table-cell>
          <table:table-cell table:style-name="ce5" office:value-type="float" office:value="1191" calcext:value-type="float">
            <text:p>1,19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0" calcext:value-type="string">
            <text:p><text:s/>090 </text:p>
          </table:table-cell>
          <table:table-cell table:style-name="ce14" office:value-type="string" calcext:value-type="string">
            <text:p>064090</text:p>
          </table:table-cell>
          <table:table-cell table:style-name="ce15" office:value-type="string" calcext:value-type="string">
            <text:p>Sant'Angelo all'Esc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0" calcext:value-type="float">
            <text:p>6409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'Andrea di Conza</text:p>
          </table:table-cell>
          <table:table-cell table:style-name="ce6" office:value-type="float" office:value="1482" calcext:value-type="float">
            <text:p>1,48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1" calcext:value-type="string">
            <text:p><text:s/>091 </text:p>
          </table:table-cell>
          <table:table-cell table:style-name="ce14" office:value-type="string" calcext:value-type="string">
            <text:p>064091</text:p>
          </table:table-cell>
          <table:table-cell table:style-name="ce15" office:value-type="string" calcext:value-type="string">
            <text:p>Sant'Angelo a Scal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1" calcext:value-type="float">
            <text:p>6409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'Angelo a Scala</text:p>
          </table:table-cell>
          <table:table-cell table:style-name="ce5" office:value-type="float" office:value="737" calcext:value-type="float">
            <text:p>73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2" calcext:value-type="string">
            <text:p><text:s/>092 </text:p>
          </table:table-cell>
          <table:table-cell table:style-name="ce14" office:value-type="string" calcext:value-type="string">
            <text:p>064092</text:p>
          </table:table-cell>
          <table:table-cell table:style-name="ce15" office:value-type="string" calcext:value-type="string">
            <text:p>Sant'Angelo dei Lombard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2" calcext:value-type="float">
            <text:p>6409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'Angelo all'Esca</text:p>
          </table:table-cell>
          <table:table-cell table:style-name="ce6" office:value-type="float" office:value="801" calcext:value-type="float">
            <text:p>80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3" calcext:value-type="string">
            <text:p><text:s/>093 </text:p>
          </table:table-cell>
          <table:table-cell table:style-name="ce14" office:value-type="string" calcext:value-type="string">
            <text:p>064093</text:p>
          </table:table-cell>
          <table:table-cell table:style-name="ce15" office:value-type="string" calcext:value-type="string">
            <text:p>Santa Paol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3" calcext:value-type="float">
            <text:p>64093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t'Angelo dei Lombardi</text:p>
          </table:table-cell>
          <table:table-cell table:style-name="ce5" office:value-type="float" office:value="4207" calcext:value-type="float">
            <text:p>4,20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5" calcext:value-type="string">
            <text:p><text:s/>095 </text:p>
          </table:table-cell>
          <table:table-cell table:style-name="ce14" office:value-type="string" calcext:value-type="string">
            <text:p>064095</text:p>
          </table:table-cell>
          <table:table-cell table:style-name="ce15" office:value-type="string" calcext:value-type="string">
            <text:p>Santo Stefano del Sol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5" calcext:value-type="float">
            <text:p>6409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to Stefano del Sole</text:p>
          </table:table-cell>
          <table:table-cell table:style-name="ce6" office:value-type="float" office:value="2169" calcext:value-type="float">
            <text:p>2,16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6" calcext:value-type="string">
            <text:p><text:s/>096 </text:p>
          </table:table-cell>
          <table:table-cell table:style-name="ce14" office:value-type="string" calcext:value-type="string">
            <text:p>064096</text:p>
          </table:table-cell>
          <table:table-cell table:style-name="ce15" office:value-type="string" calcext:value-type="string">
            <text:p>Savignano Irp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6" calcext:value-type="float">
            <text:p>6409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vignano Irpino</text:p>
          </table:table-cell>
          <table:table-cell table:style-name="ce5" office:value-type="float" office:value="1128" calcext:value-type="float">
            <text:p>1,12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7" calcext:value-type="string">
            <text:p><text:s/>097 </text:p>
          </table:table-cell>
          <table:table-cell table:style-name="ce14" office:value-type="string" calcext:value-type="string">
            <text:p>064097</text:p>
          </table:table-cell>
          <table:table-cell table:style-name="ce15" office:value-type="string" calcext:value-type="string">
            <text:p>Scampitell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7" calcext:value-type="float">
            <text:p>6409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campitella</text:p>
          </table:table-cell>
          <table:table-cell table:style-name="ce6" office:value-type="float" office:value="1190" calcext:value-type="float">
            <text:p>1,19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8" calcext:value-type="string">
            <text:p><text:s/>098 </text:p>
          </table:table-cell>
          <table:table-cell table:style-name="ce14" office:value-type="string" calcext:value-type="string">
            <text:p>064098</text:p>
          </table:table-cell>
          <table:table-cell table:style-name="ce15" office:value-type="string" calcext:value-type="string">
            <text:p>Senerchi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8" calcext:value-type="float">
            <text:p>6409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enerchia</text:p>
          </table:table-cell>
          <table:table-cell table:style-name="ce5" office:value-type="float" office:value="804" calcext:value-type="float">
            <text:p>80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099" calcext:value-type="string">
            <text:p><text:s/>099 </text:p>
          </table:table-cell>
          <table:table-cell table:style-name="ce14" office:value-type="string" calcext:value-type="string">
            <text:p>064099</text:p>
          </table:table-cell>
          <table:table-cell table:style-name="ce15" office:value-type="string" calcext:value-type="string">
            <text:p>Seri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099" calcext:value-type="float">
            <text:p>6409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erino</text:p>
          </table:table-cell>
          <table:table-cell table:style-name="ce6" office:value-type="float" office:value="6968" calcext:value-type="float">
            <text:p>6,96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0" calcext:value-type="string">
            <text:p><text:s/>100 </text:p>
          </table:table-cell>
          <table:table-cell table:style-name="ce14" office:value-type="string" calcext:value-type="string">
            <text:p>064100</text:p>
          </table:table-cell>
          <table:table-cell table:style-name="ce15" office:value-type="string" calcext:value-type="string">
            <text:p>Sirign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0" calcext:value-type="float">
            <text:p>641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irignano</text:p>
          </table:table-cell>
          <table:table-cell table:style-name="ce5" office:value-type="float" office:value="2863" calcext:value-type="float">
            <text:p>2,86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1" calcext:value-type="string">
            <text:p><text:s/>101 </text:p>
          </table:table-cell>
          <table:table-cell table:style-name="ce14" office:value-type="string" calcext:value-type="string">
            <text:p>064101</text:p>
          </table:table-cell>
          <table:table-cell table:style-name="ce15" office:value-type="string" calcext:value-type="string">
            <text:p>Solofr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1" calcext:value-type="float">
            <text:p>6410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olofra</text:p>
          </table:table-cell>
          <table:table-cell table:style-name="ce6" office:value-type="float" office:value="12470" calcext:value-type="float">
            <text:p>12,470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2" calcext:value-type="string">
            <text:p><text:s/>102 </text:p>
          </table:table-cell>
          <table:table-cell table:style-name="ce14" office:value-type="string" calcext:value-type="string">
            <text:p>064102</text:p>
          </table:table-cell>
          <table:table-cell table:style-name="ce15" office:value-type="string" calcext:value-type="string">
            <text:p>Sorbo Serpic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2" calcext:value-type="float">
            <text:p>641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orbo Serpico</text:p>
          </table:table-cell>
          <table:table-cell table:style-name="ce5" office:value-type="float" office:value="602" calcext:value-type="float">
            <text:p>60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3" calcext:value-type="string">
            <text:p><text:s/>103 </text:p>
          </table:table-cell>
          <table:table-cell table:style-name="ce14" office:value-type="string" calcext:value-type="string">
            <text:p>064103</text:p>
          </table:table-cell>
          <table:table-cell table:style-name="ce15" office:value-type="string" calcext:value-type="string">
            <text:p>Speron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3" calcext:value-type="float">
            <text:p>64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perone</text:p>
          </table:table-cell>
          <table:table-cell table:style-name="ce6" office:value-type="float" office:value="3747" calcext:value-type="float">
            <text:p>3,74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4" calcext:value-type="string">
            <text:p><text:s/>104 </text:p>
          </table:table-cell>
          <table:table-cell table:style-name="ce14" office:value-type="string" calcext:value-type="string">
            <text:p>064104</text:p>
          </table:table-cell>
          <table:table-cell table:style-name="ce15" office:value-type="string" calcext:value-type="string">
            <text:p>Stur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4" calcext:value-type="float">
            <text:p>641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turno</text:p>
          </table:table-cell>
          <table:table-cell table:style-name="ce5" office:value-type="float" office:value="3038" calcext:value-type="float">
            <text:p>3,038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5" calcext:value-type="string">
            <text:p><text:s/>105 </text:p>
          </table:table-cell>
          <table:table-cell table:style-name="ce14" office:value-type="string" calcext:value-type="string">
            <text:p>064105</text:p>
          </table:table-cell>
          <table:table-cell table:style-name="ce15" office:value-type="string" calcext:value-type="string">
            <text:p>Summont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5" calcext:value-type="float">
            <text:p>641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ummonte</text:p>
          </table:table-cell>
          <table:table-cell table:style-name="ce6" office:value-type="float" office:value="1577" calcext:value-type="float">
            <text:p>1,57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6" calcext:value-type="string">
            <text:p><text:s/>106 </text:p>
          </table:table-cell>
          <table:table-cell table:style-name="ce14" office:value-type="string" calcext:value-type="string">
            <text:p>064106</text:p>
          </table:table-cell>
          <table:table-cell table:style-name="ce15" office:value-type="string" calcext:value-type="string">
            <text:p>Taur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6" calcext:value-type="float">
            <text:p>6410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aurano</text:p>
          </table:table-cell>
          <table:table-cell table:style-name="ce5" office:value-type="float" office:value="1512" calcext:value-type="float">
            <text:p>1,51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7" calcext:value-type="string">
            <text:p><text:s/>107 </text:p>
          </table:table-cell>
          <table:table-cell table:style-name="ce14" office:value-type="string" calcext:value-type="string">
            <text:p>064107</text:p>
          </table:table-cell>
          <table:table-cell table:style-name="ce15" office:value-type="string" calcext:value-type="string">
            <text:p>Tauras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7" calcext:value-type="float">
            <text:p>6410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aurasi</text:p>
          </table:table-cell>
          <table:table-cell table:style-name="ce6" office:value-type="float" office:value="2316" calcext:value-type="float">
            <text:p>2,316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8" calcext:value-type="string">
            <text:p><text:s/>108 </text:p>
          </table:table-cell>
          <table:table-cell table:style-name="ce14" office:value-type="string" calcext:value-type="string">
            <text:p>064108</text:p>
          </table:table-cell>
          <table:table-cell table:style-name="ce15" office:value-type="string" calcext:value-type="string">
            <text:p>Teor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8" calcext:value-type="float">
            <text:p>6410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eora</text:p>
          </table:table-cell>
          <table:table-cell table:style-name="ce5" office:value-type="float" office:value="1494" calcext:value-type="float">
            <text:p>1,49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09" calcext:value-type="string">
            <text:p><text:s/>109 </text:p>
          </table:table-cell>
          <table:table-cell table:style-name="ce14" office:value-type="string" calcext:value-type="string">
            <text:p>064109</text:p>
          </table:table-cell>
          <table:table-cell table:style-name="ce15" office:value-type="string" calcext:value-type="string">
            <text:p>Torella dei Lombard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09" calcext:value-type="float">
            <text:p>6410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orella dei Lombardi</text:p>
          </table:table-cell>
          <table:table-cell table:style-name="ce6" office:value-type="float" office:value="2081" calcext:value-type="float">
            <text:p>2,081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0" calcext:value-type="string">
            <text:p><text:s/>110 </text:p>
          </table:table-cell>
          <table:table-cell table:style-name="ce14" office:value-type="string" calcext:value-type="string">
            <text:p>064110</text:p>
          </table:table-cell>
          <table:table-cell table:style-name="ce15" office:value-type="string" calcext:value-type="string">
            <text:p>Torre Le Nocelle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0" calcext:value-type="float">
            <text:p>64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re Le Nocelle</text:p>
          </table:table-cell>
          <table:table-cell table:style-name="ce5" office:value-type="float" office:value="1263" calcext:value-type="float">
            <text:p>1,26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1" calcext:value-type="string">
            <text:p><text:s/>111 </text:p>
          </table:table-cell>
          <table:table-cell table:style-name="ce14" office:value-type="string" calcext:value-type="string">
            <text:p>064111</text:p>
          </table:table-cell>
          <table:table-cell table:style-name="ce15" office:value-type="string" calcext:value-type="string">
            <text:p>Torrion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1" calcext:value-type="float">
            <text:p>641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rioni</text:p>
          </table:table-cell>
          <table:table-cell table:style-name="ce6" office:value-type="float" office:value="543" calcext:value-type="float">
            <text:p>54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2" calcext:value-type="string">
            <text:p><text:s/>112 </text:p>
          </table:table-cell>
          <table:table-cell table:style-name="ce14" office:value-type="string" calcext:value-type="string">
            <text:p>064112</text:p>
          </table:table-cell>
          <table:table-cell table:style-name="ce15" office:value-type="string" calcext:value-type="string">
            <text:p>Trevic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2" calcext:value-type="float">
            <text:p>6411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revico</text:p>
          </table:table-cell>
          <table:table-cell table:style-name="ce5" office:value-type="float" office:value="932" calcext:value-type="float">
            <text:p>932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3" calcext:value-type="string">
            <text:p><text:s/>113 </text:p>
          </table:table-cell>
          <table:table-cell table:style-name="ce14" office:value-type="string" calcext:value-type="string">
            <text:p>064113</text:p>
          </table:table-cell>
          <table:table-cell table:style-name="ce15" office:value-type="string" calcext:value-type="string">
            <text:p>Tuf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3" calcext:value-type="float">
            <text:p>6411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ufo</text:p>
          </table:table-cell>
          <table:table-cell table:style-name="ce6" office:value-type="float" office:value="854" calcext:value-type="float">
            <text:p>854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4" calcext:value-type="string">
            <text:p><text:s/>114 </text:p>
          </table:table-cell>
          <table:table-cell table:style-name="ce14" office:value-type="string" calcext:value-type="string">
            <text:p>064114</text:p>
          </table:table-cell>
          <table:table-cell table:style-name="ce15" office:value-type="string" calcext:value-type="string">
            <text:p>Vallat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4" calcext:value-type="float">
            <text:p>6411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allata</text:p>
          </table:table-cell>
          <table:table-cell table:style-name="ce5" office:value-type="float" office:value="2659" calcext:value-type="float">
            <text:p>2,65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5" calcext:value-type="string">
            <text:p><text:s/>115 </text:p>
          </table:table-cell>
          <table:table-cell table:style-name="ce14" office:value-type="string" calcext:value-type="string">
            <text:p>064115</text:p>
          </table:table-cell>
          <table:table-cell table:style-name="ce15" office:value-type="string" calcext:value-type="string">
            <text:p>Vallesaccard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5" calcext:value-type="float">
            <text:p>641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allesaccarda</text:p>
          </table:table-cell>
          <table:table-cell table:style-name="ce6" office:value-type="float" office:value="1326" calcext:value-type="float">
            <text:p>1,326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6" calcext:value-type="string">
            <text:p><text:s/>116 </text:p>
          </table:table-cell>
          <table:table-cell table:style-name="ce14" office:value-type="string" calcext:value-type="string">
            <text:p>064116</text:p>
          </table:table-cell>
          <table:table-cell table:style-name="ce15" office:value-type="string" calcext:value-type="string">
            <text:p>Ventican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6" calcext:value-type="float">
            <text:p>6411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enticano</text:p>
          </table:table-cell>
          <table:table-cell table:style-name="ce5" office:value-type="float" office:value="2539" calcext:value-type="float">
            <text:p>2,53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7" calcext:value-type="string">
            <text:p><text:s/>117 </text:p>
          </table:table-cell>
          <table:table-cell table:style-name="ce14" office:value-type="string" calcext:value-type="string">
            <text:p>064117</text:p>
          </table:table-cell>
          <table:table-cell table:style-name="ce15" office:value-type="string" calcext:value-type="string">
            <text:p>Villama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7" calcext:value-type="float">
            <text:p>6411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illamaina</text:p>
          </table:table-cell>
          <table:table-cell table:style-name="ce6" office:value-type="float" office:value="977" calcext:value-type="float">
            <text:p>97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8" calcext:value-type="string">
            <text:p><text:s/>118 </text:p>
          </table:table-cell>
          <table:table-cell table:style-name="ce14" office:value-type="string" calcext:value-type="string">
            <text:p>064118</text:p>
          </table:table-cell>
          <table:table-cell table:style-name="ce15" office:value-type="string" calcext:value-type="string">
            <text:p>Villanova del Battist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8" calcext:value-type="float">
            <text:p>6411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illanova del Battista</text:p>
          </table:table-cell>
          <table:table-cell table:style-name="ce5" office:value-type="float" office:value="1619" calcext:value-type="float">
            <text:p>1,619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19" calcext:value-type="string">
            <text:p><text:s/>119 </text:p>
          </table:table-cell>
          <table:table-cell table:style-name="ce14" office:value-type="string" calcext:value-type="string">
            <text:p>064119</text:p>
          </table:table-cell>
          <table:table-cell table:style-name="ce15" office:value-type="string" calcext:value-type="string">
            <text:p>Volturara Irpina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19" calcext:value-type="float">
            <text:p>6411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olturara Irpina</text:p>
          </table:table-cell>
          <table:table-cell table:style-name="ce6" office:value-type="float" office:value="3207" calcext:value-type="float">
            <text:p>3,207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20" calcext:value-type="string">
            <text:p><text:s/>120 </text:p>
          </table:table-cell>
          <table:table-cell table:style-name="ce14" office:value-type="string" calcext:value-type="string">
            <text:p>064120</text:p>
          </table:table-cell>
          <table:table-cell table:style-name="ce15" office:value-type="string" calcext:value-type="string">
            <text:p>Zungoli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20" calcext:value-type="float">
            <text:p>6412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Zungoli</text:p>
          </table:table-cell>
          <table:table-cell table:style-name="ce5" office:value-type="float" office:value="1073" calcext:value-type="float">
            <text:p>1,073</text:p>
          </table:table-cell>
          <table:table-cell table:style-name="ce9" office:value-type="string" calcext:value-type="string">
            <text:p>064</text:p>
          </table:table-cell>
          <table:table-cell table:style-name="ce12" office:value-type="string" calcext:value-type="string">
            <text:p>064</text:p>
          </table:table-cell>
          <table:table-cell table:style-name="ce13" office:value-type="string" office:string-value="121" calcext:value-type="string">
            <text:p><text:s/>121 </text:p>
          </table:table-cell>
          <table:table-cell table:style-name="ce14" office:value-type="string" calcext:value-type="string">
            <text:p>064121</text:p>
          </table:table-cell>
          <table:table-cell table:style-name="ce15" office:value-type="string" calcext:value-type="string">
            <text:p>Montoro</text:p>
          </table:table-cell>
          <table:table-cell table:style-name="ce15" office:value-type="string" calcext:value-type="string">
            <text:p>Avelli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4121" calcext:value-type="float">
            <text:p>6412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cerno</text:p>
          </table:table-cell>
          <table:table-cell table:style-name="ce5" office:value-type="float" office:value="2715" calcext:value-type="float">
            <text:p>2,71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1" calcext:value-type="string">
            <text:p><text:s/>001 </text:p>
          </table:table-cell>
          <table:table-cell table:style-name="ce14" office:value-type="string" calcext:value-type="string">
            <text:p>065001</text:p>
          </table:table-cell>
          <table:table-cell table:style-name="ce15" office:value-type="string" calcext:value-type="string">
            <text:p>Acer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1" calcext:value-type="float">
            <text:p>6500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gropoli</text:p>
          </table:table-cell>
          <table:table-cell table:style-name="ce6" office:value-type="float" office:value="21874" calcext:value-type="float">
            <text:p>21,87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2" calcext:value-type="string">
            <text:p><text:s/>002 </text:p>
          </table:table-cell>
          <table:table-cell table:style-name="ce14" office:value-type="string" calcext:value-type="string">
            <text:p>065002</text:p>
          </table:table-cell>
          <table:table-cell table:style-name="ce15" office:value-type="string" calcext:value-type="string">
            <text:p>Agropol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2" calcext:value-type="float">
            <text:p>650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lbanella</text:p>
          </table:table-cell>
          <table:table-cell table:style-name="ce5" office:value-type="float" office:value="6394" calcext:value-type="float">
            <text:p>6,39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3" calcext:value-type="string">
            <text:p><text:s/>003 </text:p>
          </table:table-cell>
          <table:table-cell table:style-name="ce14" office:value-type="string" calcext:value-type="string">
            <text:p>065003</text:p>
          </table:table-cell>
          <table:table-cell table:style-name="ce15" office:value-type="string" calcext:value-type="string">
            <text:p>Albanel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3" calcext:value-type="float">
            <text:p>650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lfano</text:p>
          </table:table-cell>
          <table:table-cell table:style-name="ce6" office:value-type="float" office:value="1011" calcext:value-type="float">
            <text:p>1,01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4" calcext:value-type="string">
            <text:p><text:s/>004 </text:p>
          </table:table-cell>
          <table:table-cell table:style-name="ce14" office:value-type="string" calcext:value-type="string">
            <text:p>065004</text:p>
          </table:table-cell>
          <table:table-cell table:style-name="ce15" office:value-type="string" calcext:value-type="string">
            <text:p>Alf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4" calcext:value-type="float">
            <text:p>6500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Altavilla Silentina</text:p>
          </table:table-cell>
          <table:table-cell table:style-name="ce5" office:value-type="float" office:value="7083" calcext:value-type="float">
            <text:p>7,08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5" calcext:value-type="string">
            <text:p><text:s/>005 </text:p>
          </table:table-cell>
          <table:table-cell table:style-name="ce14" office:value-type="string" calcext:value-type="string">
            <text:p>065005</text:p>
          </table:table-cell>
          <table:table-cell table:style-name="ce15" office:value-type="string" calcext:value-type="string">
            <text:p>Altavilla Silenti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5" calcext:value-type="float">
            <text:p>6500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malfi</text:p>
          </table:table-cell>
          <table:table-cell table:style-name="ce6" office:value-type="float" office:value="5102" calcext:value-type="float">
            <text:p>5,10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6" calcext:value-type="string">
            <text:p><text:s/>006 </text:p>
          </table:table-cell>
          <table:table-cell table:style-name="ce14" office:value-type="string" calcext:value-type="string">
            <text:p>065006</text:p>
          </table:table-cell>
          <table:table-cell table:style-name="ce15" office:value-type="string" calcext:value-type="string">
            <text:p>Amalf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6" calcext:value-type="float">
            <text:p>6500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ngri</text:p>
          </table:table-cell>
          <table:table-cell table:style-name="ce5" office:value-type="float" office:value="34126" calcext:value-type="float">
            <text:p>34,12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7" calcext:value-type="string">
            <text:p><text:s/>007 </text:p>
          </table:table-cell>
          <table:table-cell table:style-name="ce14" office:value-type="string" calcext:value-type="string">
            <text:p>065007</text:p>
          </table:table-cell>
          <table:table-cell table:style-name="ce15" office:value-type="string" calcext:value-type="string">
            <text:p>Angr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7" calcext:value-type="float">
            <text:p>6500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quara</text:p>
          </table:table-cell>
          <table:table-cell table:style-name="ce6" office:value-type="float" office:value="1476" calcext:value-type="float">
            <text:p>1,47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8" calcext:value-type="string">
            <text:p><text:s/>008 </text:p>
          </table:table-cell>
          <table:table-cell table:style-name="ce14" office:value-type="string" calcext:value-type="string">
            <text:p>065008</text:p>
          </table:table-cell>
          <table:table-cell table:style-name="ce15" office:value-type="string" calcext:value-type="string">
            <text:p>Aqua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8" calcext:value-type="float">
            <text:p>6500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scea</text:p>
          </table:table-cell>
          <table:table-cell table:style-name="ce5" office:value-type="float" office:value="5855" calcext:value-type="float">
            <text:p>5,85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09" calcext:value-type="string">
            <text:p><text:s/>009 </text:p>
          </table:table-cell>
          <table:table-cell table:style-name="ce14" office:value-type="string" calcext:value-type="string">
            <text:p>065009</text:p>
          </table:table-cell>
          <table:table-cell table:style-name="ce15" office:value-type="string" calcext:value-type="string">
            <text:p>Asce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09" calcext:value-type="float">
            <text:p>6500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Atena Lucana</text:p>
          </table:table-cell>
          <table:table-cell table:style-name="ce6" office:value-type="float" office:value="2402" calcext:value-type="float">
            <text:p>2,40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0" calcext:value-type="string">
            <text:p><text:s/>010 </text:p>
          </table:table-cell>
          <table:table-cell table:style-name="ce14" office:value-type="string" calcext:value-type="string">
            <text:p>065010</text:p>
          </table:table-cell>
          <table:table-cell table:style-name="ce15" office:value-type="string" calcext:value-type="string">
            <text:p>Atena Luca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0" calcext:value-type="float">
            <text:p>650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trani</text:p>
          </table:table-cell>
          <table:table-cell table:style-name="ce5" office:value-type="float" office:value="869" calcext:value-type="float">
            <text:p>86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1" calcext:value-type="string">
            <text:p><text:s/>011 </text:p>
          </table:table-cell>
          <table:table-cell table:style-name="ce14" office:value-type="string" calcext:value-type="string">
            <text:p>065011</text:p>
          </table:table-cell>
          <table:table-cell table:style-name="ce15" office:value-type="string" calcext:value-type="string">
            <text:p>Atran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1" calcext:value-type="float">
            <text:p>650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Auletta</text:p>
          </table:table-cell>
          <table:table-cell table:style-name="ce6" office:value-type="float" office:value="2264" calcext:value-type="float">
            <text:p>2,26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2" calcext:value-type="string">
            <text:p><text:s/>012 </text:p>
          </table:table-cell>
          <table:table-cell table:style-name="ce14" office:value-type="string" calcext:value-type="string">
            <text:p>065012</text:p>
          </table:table-cell>
          <table:table-cell table:style-name="ce15" office:value-type="string" calcext:value-type="string">
            <text:p>Aulett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2" calcext:value-type="float">
            <text:p>6501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aronissi</text:p>
          </table:table-cell>
          <table:table-cell table:style-name="ce5" office:value-type="float" office:value="17051" calcext:value-type="float">
            <text:p>17,05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3" calcext:value-type="string">
            <text:p><text:s/>013 </text:p>
          </table:table-cell>
          <table:table-cell table:style-name="ce14" office:value-type="string" calcext:value-type="string">
            <text:p>065013</text:p>
          </table:table-cell>
          <table:table-cell table:style-name="ce15" office:value-type="string" calcext:value-type="string">
            <text:p>Baroniss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3" calcext:value-type="float">
            <text:p>6501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attipaglia</text:p>
          </table:table-cell>
          <table:table-cell table:style-name="ce6" office:value-type="float" office:value="51005" calcext:value-type="float">
            <text:p>51,00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4" calcext:value-type="string">
            <text:p><text:s/>014 </text:p>
          </table:table-cell>
          <table:table-cell table:style-name="ce14" office:value-type="string" calcext:value-type="string">
            <text:p>065014</text:p>
          </table:table-cell>
          <table:table-cell table:style-name="ce15" office:value-type="string" calcext:value-type="string">
            <text:p>Battipagli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4" calcext:value-type="float">
            <text:p>650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ellizzi</text:p>
          </table:table-cell>
          <table:table-cell table:style-name="ce5" office:value-type="float" office:value="13619" calcext:value-type="float">
            <text:p>13,61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5" calcext:value-type="string">
            <text:p><text:s/>015 </text:p>
          </table:table-cell>
          <table:table-cell table:style-name="ce14" office:value-type="string" calcext:value-type="string">
            <text:p>065015</text:p>
          </table:table-cell>
          <table:table-cell table:style-name="ce15" office:value-type="string" calcext:value-type="string">
            <text:p>Bellosguard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5" calcext:value-type="float">
            <text:p>650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ellosguardo</text:p>
          </table:table-cell>
          <table:table-cell table:style-name="ce6" office:value-type="float" office:value="780" calcext:value-type="float">
            <text:p>78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6" calcext:value-type="string">
            <text:p><text:s/>016 </text:p>
          </table:table-cell>
          <table:table-cell table:style-name="ce14" office:value-type="string" calcext:value-type="string">
            <text:p>065016</text:p>
          </table:table-cell>
          <table:table-cell table:style-name="ce15" office:value-type="string" calcext:value-type="string">
            <text:p>Bracigl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6" calcext:value-type="float">
            <text:p>6501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racigliano</text:p>
          </table:table-cell>
          <table:table-cell table:style-name="ce5" office:value-type="float" office:value="5524" calcext:value-type="float">
            <text:p>5,52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7" calcext:value-type="string">
            <text:p><text:s/>017 </text:p>
          </table:table-cell>
          <table:table-cell table:style-name="ce14" office:value-type="string" calcext:value-type="string">
            <text:p>065017</text:p>
          </table:table-cell>
          <table:table-cell table:style-name="ce15" office:value-type="string" calcext:value-type="string">
            <text:p>Bucci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7" calcext:value-type="float">
            <text:p>6501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Buccino</text:p>
          </table:table-cell>
          <table:table-cell table:style-name="ce6" office:value-type="float" office:value="4889" calcext:value-type="float">
            <text:p>4,88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8" calcext:value-type="string">
            <text:p><text:s/>018 </text:p>
          </table:table-cell>
          <table:table-cell table:style-name="ce14" office:value-type="string" calcext:value-type="string">
            <text:p>065018</text:p>
          </table:table-cell>
          <table:table-cell table:style-name="ce15" office:value-type="string" calcext:value-type="string">
            <text:p>Buonabitacol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8" calcext:value-type="float">
            <text:p>6501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Buonabitacolo</text:p>
          </table:table-cell>
          <table:table-cell table:style-name="ce5" office:value-type="float" office:value="2554" calcext:value-type="float">
            <text:p>2,55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19" calcext:value-type="string">
            <text:p><text:s/>019 </text:p>
          </table:table-cell>
          <table:table-cell table:style-name="ce14" office:value-type="string" calcext:value-type="string">
            <text:p>065019</text:p>
          </table:table-cell>
          <table:table-cell table:style-name="ce15" office:value-type="string" calcext:value-type="string">
            <text:p>Cagg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19" calcext:value-type="float">
            <text:p>6501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ggiano</text:p>
          </table:table-cell>
          <table:table-cell table:style-name="ce6" office:value-type="float" office:value="2676" calcext:value-type="float">
            <text:p>2,67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0" calcext:value-type="string">
            <text:p><text:s/>020 </text:p>
          </table:table-cell>
          <table:table-cell table:style-name="ce14" office:value-type="string" calcext:value-type="string">
            <text:p>065020</text:p>
          </table:table-cell>
          <table:table-cell table:style-name="ce15" office:value-type="string" calcext:value-type="string">
            <text:p>Calvanic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0" calcext:value-type="float">
            <text:p>6502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lvanico</text:p>
          </table:table-cell>
          <table:table-cell table:style-name="ce5" office:value-type="float" office:value="1481" calcext:value-type="float">
            <text:p>1,48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1" calcext:value-type="string">
            <text:p><text:s/>021 </text:p>
          </table:table-cell>
          <table:table-cell table:style-name="ce14" office:value-type="string" calcext:value-type="string">
            <text:p>065021</text:p>
          </table:table-cell>
          <table:table-cell table:style-name="ce15" office:value-type="string" calcext:value-type="string">
            <text:p>Camerot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1" calcext:value-type="float">
            <text:p>6502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merota</text:p>
          </table:table-cell>
          <table:table-cell table:style-name="ce6" office:value-type="float" office:value="7107" calcext:value-type="float">
            <text:p>7,10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2" calcext:value-type="string">
            <text:p><text:s/>022 </text:p>
          </table:table-cell>
          <table:table-cell table:style-name="ce14" office:value-type="string" calcext:value-type="string">
            <text:p>065022</text:p>
          </table:table-cell>
          <table:table-cell table:style-name="ce15" office:value-type="string" calcext:value-type="string">
            <text:p>Campag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2" calcext:value-type="float">
            <text:p>6502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mpagna</text:p>
          </table:table-cell>
          <table:table-cell table:style-name="ce5" office:value-type="float" office:value="17169" calcext:value-type="float">
            <text:p>17,16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3" calcext:value-type="string">
            <text:p><text:s/>023 </text:p>
          </table:table-cell>
          <table:table-cell table:style-name="ce14" office:value-type="string" calcext:value-type="string">
            <text:p>065023</text:p>
          </table:table-cell>
          <table:table-cell table:style-name="ce15" office:value-type="string" calcext:value-type="string">
            <text:p>Campo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3" calcext:value-type="float">
            <text:p>6502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mpora</text:p>
          </table:table-cell>
          <table:table-cell table:style-name="ce6" office:value-type="float" office:value="391" calcext:value-type="float">
            <text:p>39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4" calcext:value-type="string">
            <text:p><text:s/>024 </text:p>
          </table:table-cell>
          <table:table-cell table:style-name="ce14" office:value-type="string" calcext:value-type="string">
            <text:p>065024</text:p>
          </table:table-cell>
          <table:table-cell table:style-name="ce15" office:value-type="string" calcext:value-type="string">
            <text:p>Cannalong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4" calcext:value-type="float">
            <text:p>650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nnalonga</text:p>
          </table:table-cell>
          <table:table-cell table:style-name="ce5" office:value-type="float" office:value="1040" calcext:value-type="float">
            <text:p>1,04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5" calcext:value-type="string">
            <text:p><text:s/>025 </text:p>
          </table:table-cell>
          <table:table-cell table:style-name="ce14" office:value-type="string" calcext:value-type="string">
            <text:p>065025</text:p>
          </table:table-cell>
          <table:table-cell table:style-name="ce15" office:value-type="string" calcext:value-type="string">
            <text:p>Capaccio Paestum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5" calcext:value-type="float">
            <text:p>650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paccio</text:p>
          </table:table-cell>
          <table:table-cell table:style-name="ce6" office:value-type="float" office:value="22802" calcext:value-type="float">
            <text:p>22,80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6" calcext:value-type="string">
            <text:p><text:s/>026 </text:p>
          </table:table-cell>
          <table:table-cell table:style-name="ce14" office:value-type="string" calcext:value-type="string">
            <text:p>065026</text:p>
          </table:table-cell>
          <table:table-cell table:style-name="ce15" office:value-type="string" calcext:value-type="string">
            <text:p>Casalbuo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6" calcext:value-type="float">
            <text:p>6502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al Velino</text:p>
          </table:table-cell>
          <table:table-cell table:style-name="ce5" office:value-type="float" office:value="5322" calcext:value-type="float">
            <text:p>5,32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7" calcext:value-type="string">
            <text:p><text:s/>027 </text:p>
          </table:table-cell>
          <table:table-cell table:style-name="ce14" office:value-type="string" calcext:value-type="string">
            <text:p>065027</text:p>
          </table:table-cell>
          <table:table-cell table:style-name="ce15" office:value-type="string" calcext:value-type="string">
            <text:p>Casaletto Spart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7" calcext:value-type="float">
            <text:p>6502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albuono</text:p>
          </table:table-cell>
          <table:table-cell table:style-name="ce6" office:value-type="float" office:value="1168" calcext:value-type="float">
            <text:p>1,16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8" calcext:value-type="string">
            <text:p><text:s/>028 </text:p>
          </table:table-cell>
          <table:table-cell table:style-name="ce14" office:value-type="string" calcext:value-type="string">
            <text:p>065028</text:p>
          </table:table-cell>
          <table:table-cell table:style-name="ce15" office:value-type="string" calcext:value-type="string">
            <text:p>Casal Veli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8" calcext:value-type="float">
            <text:p>6502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aletto Spartano</text:p>
          </table:table-cell>
          <table:table-cell table:style-name="ce5" office:value-type="float" office:value="1376" calcext:value-type="float">
            <text:p>1,37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29" calcext:value-type="string">
            <text:p><text:s/>029 </text:p>
          </table:table-cell>
          <table:table-cell table:style-name="ce14" office:value-type="string" calcext:value-type="string">
            <text:p>065029</text:p>
          </table:table-cell>
          <table:table-cell table:style-name="ce15" office:value-type="string" calcext:value-type="string">
            <text:p>Caselle in Pittar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29" calcext:value-type="float">
            <text:p>6502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elle in Pittari</text:p>
          </table:table-cell>
          <table:table-cell table:style-name="ce6" office:value-type="float" office:value="1946" calcext:value-type="float">
            <text:p>1,94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0" calcext:value-type="string">
            <text:p><text:s/>030 </text:p>
          </table:table-cell>
          <table:table-cell table:style-name="ce14" office:value-type="string" calcext:value-type="string">
            <text:p>065030</text:p>
          </table:table-cell>
          <table:table-cell table:style-name="ce15" office:value-type="string" calcext:value-type="string">
            <text:p>Castelcivit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0" calcext:value-type="float">
            <text:p>6503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astel San Giorgio</text:p>
          </table:table-cell>
          <table:table-cell table:style-name="ce5" office:value-type="float" office:value="13784" calcext:value-type="float">
            <text:p>13,78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1" calcext:value-type="string">
            <text:p><text:s/>031 </text:p>
          </table:table-cell>
          <table:table-cell table:style-name="ce14" office:value-type="string" calcext:value-type="string">
            <text:p>065031</text:p>
          </table:table-cell>
          <table:table-cell table:style-name="ce15" office:value-type="string" calcext:value-type="string">
            <text:p>Castellabat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1" calcext:value-type="float">
            <text:p>6503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 San Lorenzo</text:p>
          </table:table-cell>
          <table:table-cell table:style-name="ce6" office:value-type="float" office:value="2392" calcext:value-type="float">
            <text:p>2,39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2" calcext:value-type="string">
            <text:p><text:s/>032 </text:p>
          </table:table-cell>
          <table:table-cell table:style-name="ce14" office:value-type="string" calcext:value-type="string">
            <text:p>065032</text:p>
          </table:table-cell>
          <table:table-cell table:style-name="ce15" office:value-type="string" calcext:value-type="string">
            <text:p>Castelnuovo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2" calcext:value-type="float">
            <text:p>6503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civita</text:p>
          </table:table-cell>
          <table:table-cell table:style-name="ce5" office:value-type="float" office:value="1653" calcext:value-type="float">
            <text:p>1,65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3" calcext:value-type="string">
            <text:p><text:s/>033 </text:p>
          </table:table-cell>
          <table:table-cell table:style-name="ce14" office:value-type="string" calcext:value-type="string">
            <text:p>065033</text:p>
          </table:table-cell>
          <table:table-cell table:style-name="ce15" office:value-type="string" calcext:value-type="string">
            <text:p>Castelnuovo di Conz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3" calcext:value-type="float">
            <text:p>6503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labate</text:p>
          </table:table-cell>
          <table:table-cell table:style-name="ce6" office:value-type="float" office:value="9233" calcext:value-type="float">
            <text:p>9,23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4" calcext:value-type="string">
            <text:p><text:s/>034 </text:p>
          </table:table-cell>
          <table:table-cell table:style-name="ce14" office:value-type="string" calcext:value-type="string">
            <text:p>065034</text:p>
          </table:table-cell>
          <table:table-cell table:style-name="ce15" office:value-type="string" calcext:value-type="string">
            <text:p>Castel San Giorgi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4" calcext:value-type="float">
            <text:p>6503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nuovo Cilento</text:p>
          </table:table-cell>
          <table:table-cell table:style-name="ce5" office:value-type="float" office:value="2819" calcext:value-type="float">
            <text:p>2,81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5" calcext:value-type="string">
            <text:p><text:s/>035 </text:p>
          </table:table-cell>
          <table:table-cell table:style-name="ce14" office:value-type="string" calcext:value-type="string">
            <text:p>065035</text:p>
          </table:table-cell>
          <table:table-cell table:style-name="ce15" office:value-type="string" calcext:value-type="string">
            <text:p>Castel San Lorenz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5" calcext:value-type="float">
            <text:p>6503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elnuovo di Conza</text:p>
          </table:table-cell>
          <table:table-cell table:style-name="ce6" office:value-type="float" office:value="598" calcext:value-type="float">
            <text:p>59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6" calcext:value-type="string">
            <text:p><text:s/>036 </text:p>
          </table:table-cell>
          <table:table-cell table:style-name="ce14" office:value-type="string" calcext:value-type="string">
            <text:p>065036</text:p>
          </table:table-cell>
          <table:table-cell table:style-name="ce15" office:value-type="string" calcext:value-type="string">
            <text:p>Castiglione del Genoves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6" calcext:value-type="float">
            <text:p>6503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stiglione del Genovesi</text:p>
          </table:table-cell>
          <table:table-cell table:style-name="ce5" office:value-type="float" office:value="1365" calcext:value-type="float">
            <text:p>1,36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7" calcext:value-type="string">
            <text:p><text:s/>037 </text:p>
          </table:table-cell>
          <table:table-cell table:style-name="ce14" office:value-type="string" calcext:value-type="string">
            <text:p>065037</text:p>
          </table:table-cell>
          <table:table-cell table:style-name="ce15" office:value-type="string" calcext:value-type="string">
            <text:p>Cava de' Tirren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7" calcext:value-type="float">
            <text:p>6503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ava de' Tirreni</text:p>
          </table:table-cell>
          <table:table-cell table:style-name="ce6" office:value-type="float" office:value="53130" calcext:value-type="float">
            <text:p>53,13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8" calcext:value-type="string">
            <text:p><text:s/>038 </text:p>
          </table:table-cell>
          <table:table-cell table:style-name="ce14" office:value-type="string" calcext:value-type="string">
            <text:p>065038</text:p>
          </table:table-cell>
          <table:table-cell table:style-name="ce15" office:value-type="string" calcext:value-type="string">
            <text:p>Celle di Bulgheri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8" calcext:value-type="float">
            <text:p>6503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lle di Bulgheria</text:p>
          </table:table-cell>
          <table:table-cell table:style-name="ce5" office:value-type="float" office:value="1861" calcext:value-type="float">
            <text:p>1,86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39" calcext:value-type="string">
            <text:p><text:s/>039 </text:p>
          </table:table-cell>
          <table:table-cell table:style-name="ce14" office:value-type="string" calcext:value-type="string">
            <text:p>065039</text:p>
          </table:table-cell>
          <table:table-cell table:style-name="ce15" office:value-type="string" calcext:value-type="string">
            <text:p>Cento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39" calcext:value-type="float">
            <text:p>650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ntola</text:p>
          </table:table-cell>
          <table:table-cell table:style-name="ce6" office:value-type="float" office:value="5153" calcext:value-type="float">
            <text:p>5,15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0" calcext:value-type="string">
            <text:p><text:s/>040 </text:p>
          </table:table-cell>
          <table:table-cell table:style-name="ce14" office:value-type="string" calcext:value-type="string">
            <text:p>065040</text:p>
          </table:table-cell>
          <table:table-cell table:style-name="ce15" office:value-type="string" calcext:value-type="string">
            <text:p>Ceras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0" calcext:value-type="float">
            <text:p>6504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raso</text:p>
          </table:table-cell>
          <table:table-cell table:style-name="ce5" office:value-type="float" office:value="2310" calcext:value-type="float">
            <text:p>2,31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1" calcext:value-type="string">
            <text:p><text:s/>041 </text:p>
          </table:table-cell>
          <table:table-cell table:style-name="ce14" office:value-type="string" calcext:value-type="string">
            <text:p>065041</text:p>
          </table:table-cell>
          <table:table-cell table:style-name="ce15" office:value-type="string" calcext:value-type="string">
            <text:p>Ceta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1" calcext:value-type="float">
            <text:p>6504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etara</text:p>
          </table:table-cell>
          <table:table-cell table:style-name="ce6" office:value-type="float" office:value="2080" calcext:value-type="float">
            <text:p>2,08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2" calcext:value-type="string">
            <text:p><text:s/>042 </text:p>
          </table:table-cell>
          <table:table-cell table:style-name="ce14" office:value-type="string" calcext:value-type="string">
            <text:p>065042</text:p>
          </table:table-cell>
          <table:table-cell table:style-name="ce15" office:value-type="string" calcext:value-type="string">
            <text:p>Ciceral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2" calcext:value-type="float">
            <text:p>6504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icerale</text:p>
          </table:table-cell>
          <table:table-cell table:style-name="ce5" office:value-type="float" office:value="1194" calcext:value-type="float">
            <text:p>1,19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3" calcext:value-type="string">
            <text:p><text:s/>043 </text:p>
          </table:table-cell>
          <table:table-cell table:style-name="ce14" office:value-type="string" calcext:value-type="string">
            <text:p>065043</text:p>
          </table:table-cell>
          <table:table-cell table:style-name="ce15" office:value-type="string" calcext:value-type="string">
            <text:p>Coll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3" calcext:value-type="float">
            <text:p>6504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olliano</text:p>
          </table:table-cell>
          <table:table-cell table:style-name="ce6" office:value-type="float" office:value="3590" calcext:value-type="float">
            <text:p>3,59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4" calcext:value-type="string">
            <text:p><text:s/>044 </text:p>
          </table:table-cell>
          <table:table-cell table:style-name="ce14" office:value-type="string" calcext:value-type="string">
            <text:p>065044</text:p>
          </table:table-cell>
          <table:table-cell table:style-name="ce15" office:value-type="string" calcext:value-type="string">
            <text:p>Conca dei Marin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4" calcext:value-type="float">
            <text:p>6504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onca dei Marini</text:p>
          </table:table-cell>
          <table:table-cell table:style-name="ce5" office:value-type="float" office:value="673" calcext:value-type="float">
            <text:p>67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5" calcext:value-type="string">
            <text:p><text:s/>045 </text:p>
          </table:table-cell>
          <table:table-cell table:style-name="ce14" office:value-type="string" calcext:value-type="string">
            <text:p>065045</text:p>
          </table:table-cell>
          <table:table-cell table:style-name="ce15" office:value-type="string" calcext:value-type="string">
            <text:p>Contron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5" calcext:value-type="float">
            <text:p>6504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ontrone</text:p>
          </table:table-cell>
          <table:table-cell table:style-name="ce6" office:value-type="float" office:value="867" calcext:value-type="float">
            <text:p>86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6" calcext:value-type="string">
            <text:p><text:s/>046 </text:p>
          </table:table-cell>
          <table:table-cell table:style-name="ce14" office:value-type="string" calcext:value-type="string">
            <text:p>065046</text:p>
          </table:table-cell>
          <table:table-cell table:style-name="ce15" office:value-type="string" calcext:value-type="string">
            <text:p>Contursi Term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6" calcext:value-type="float">
            <text:p>6504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ontursi Terme</text:p>
          </table:table-cell>
          <table:table-cell table:style-name="ce5" office:value-type="float" office:value="3332" calcext:value-type="float">
            <text:p>3,33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7" calcext:value-type="string">
            <text:p><text:s/>047 </text:p>
          </table:table-cell>
          <table:table-cell table:style-name="ce14" office:value-type="string" calcext:value-type="string">
            <text:p>065047</text:p>
          </table:table-cell>
          <table:table-cell table:style-name="ce15" office:value-type="string" calcext:value-type="string">
            <text:p>Corba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7" calcext:value-type="float">
            <text:p>6504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orbara</text:p>
          </table:table-cell>
          <table:table-cell table:style-name="ce6" office:value-type="float" office:value="2520" calcext:value-type="float">
            <text:p>2,52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8" calcext:value-type="string">
            <text:p><text:s/>048 </text:p>
          </table:table-cell>
          <table:table-cell table:style-name="ce14" office:value-type="string" calcext:value-type="string">
            <text:p>065048</text:p>
          </table:table-cell>
          <table:table-cell table:style-name="ce15" office:value-type="string" calcext:value-type="string">
            <text:p>Corleto Monfort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8" calcext:value-type="float">
            <text:p>6504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Corleto Monforte</text:p>
          </table:table-cell>
          <table:table-cell table:style-name="ce5" office:value-type="float" office:value="567" calcext:value-type="float">
            <text:p>56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49" calcext:value-type="string">
            <text:p><text:s/>049 </text:p>
          </table:table-cell>
          <table:table-cell table:style-name="ce14" office:value-type="string" calcext:value-type="string">
            <text:p>065049</text:p>
          </table:table-cell>
          <table:table-cell table:style-name="ce15" office:value-type="string" calcext:value-type="string">
            <text:p>Cuccaro Veter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49" calcext:value-type="float">
            <text:p>6504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Cuccaro Vetere</text:p>
          </table:table-cell>
          <table:table-cell table:style-name="ce6" office:value-type="float" office:value="566" calcext:value-type="float">
            <text:p>56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0" calcext:value-type="string">
            <text:p><text:s/>050 </text:p>
          </table:table-cell>
          <table:table-cell table:style-name="ce14" office:value-type="string" calcext:value-type="string">
            <text:p>065050</text:p>
          </table:table-cell>
          <table:table-cell table:style-name="ce15" office:value-type="string" calcext:value-type="string">
            <text:p>Ebol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0" calcext:value-type="float">
            <text:p>6505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Eboli</text:p>
          </table:table-cell>
          <table:table-cell table:style-name="ce5" office:value-type="float" office:value="40058" calcext:value-type="float">
            <text:p>40,05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1" calcext:value-type="string">
            <text:p><text:s/>051 </text:p>
          </table:table-cell>
          <table:table-cell table:style-name="ce14" office:value-type="string" calcext:value-type="string">
            <text:p>065051</text:p>
          </table:table-cell>
          <table:table-cell table:style-name="ce15" office:value-type="string" calcext:value-type="string">
            <text:p>Felit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1" calcext:value-type="float">
            <text:p>6505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elitto</text:p>
          </table:table-cell>
          <table:table-cell table:style-name="ce6" office:value-type="float" office:value="1227" calcext:value-type="float">
            <text:p>1,22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2" calcext:value-type="string">
            <text:p><text:s/>052 </text:p>
          </table:table-cell>
          <table:table-cell table:style-name="ce14" office:value-type="string" calcext:value-type="string">
            <text:p>065052</text:p>
          </table:table-cell>
          <table:table-cell table:style-name="ce15" office:value-type="string" calcext:value-type="string">
            <text:p>Fisc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2" calcext:value-type="float">
            <text:p>6505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isciano</text:p>
          </table:table-cell>
          <table:table-cell table:style-name="ce5" office:value-type="float" office:value="13967" calcext:value-type="float">
            <text:p>13,96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3" calcext:value-type="string">
            <text:p><text:s/>053 </text:p>
          </table:table-cell>
          <table:table-cell table:style-name="ce14" office:value-type="string" calcext:value-type="string">
            <text:p>065053</text:p>
          </table:table-cell>
          <table:table-cell table:style-name="ce15" office:value-type="string" calcext:value-type="string">
            <text:p>Furor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3" calcext:value-type="float">
            <text:p>6505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Furore</text:p>
          </table:table-cell>
          <table:table-cell table:style-name="ce6" office:value-type="float" office:value="756" calcext:value-type="float">
            <text:p>75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4" calcext:value-type="string">
            <text:p><text:s/>054 </text:p>
          </table:table-cell>
          <table:table-cell table:style-name="ce14" office:value-type="string" calcext:value-type="string">
            <text:p>065054</text:p>
          </table:table-cell>
          <table:table-cell table:style-name="ce15" office:value-type="string" calcext:value-type="string">
            <text:p>Futan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4" calcext:value-type="float">
            <text:p>6505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Futani</text:p>
          </table:table-cell>
          <table:table-cell table:style-name="ce5" office:value-type="float" office:value="1170" calcext:value-type="float">
            <text:p>1,17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5" calcext:value-type="string">
            <text:p><text:s/>055 </text:p>
          </table:table-cell>
          <table:table-cell table:style-name="ce14" office:value-type="string" calcext:value-type="string">
            <text:p>065055</text:p>
          </table:table-cell>
          <table:table-cell table:style-name="ce15" office:value-type="string" calcext:value-type="string">
            <text:p>Giffoni Sei Casal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5" calcext:value-type="float">
            <text:p>6505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Giffoni Sei Casali</text:p>
          </table:table-cell>
          <table:table-cell table:style-name="ce6" office:value-type="float" office:value="5139" calcext:value-type="float">
            <text:p>5,13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6" calcext:value-type="string">
            <text:p><text:s/>056 </text:p>
          </table:table-cell>
          <table:table-cell table:style-name="ce14" office:value-type="string" calcext:value-type="string">
            <text:p>065056</text:p>
          </table:table-cell>
          <table:table-cell table:style-name="ce15" office:value-type="string" calcext:value-type="string">
            <text:p>Giffoni Valle Pia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6" calcext:value-type="float">
            <text:p>6505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iffoni Valle Piana</text:p>
          </table:table-cell>
          <table:table-cell table:style-name="ce5" office:value-type="float" office:value="11899" calcext:value-type="float">
            <text:p>11,89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7" calcext:value-type="string">
            <text:p><text:s/>057 </text:p>
          </table:table-cell>
          <table:table-cell table:style-name="ce14" office:value-type="string" calcext:value-type="string">
            <text:p>065057</text:p>
          </table:table-cell>
          <table:table-cell table:style-name="ce15" office:value-type="string" calcext:value-type="string">
            <text:p>Gio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7" calcext:value-type="float">
            <text:p>6505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ioi</text:p>
          </table:table-cell>
          <table:table-cell table:style-name="ce6" office:value-type="float" office:value="1230" calcext:value-type="float">
            <text:p>1,23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8" calcext:value-type="string">
            <text:p><text:s/>058 </text:p>
          </table:table-cell>
          <table:table-cell table:style-name="ce14" office:value-type="string" calcext:value-type="string">
            <text:p>065058</text:p>
          </table:table-cell>
          <table:table-cell table:style-name="ce15" office:value-type="string" calcext:value-type="string">
            <text:p>Giung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8" calcext:value-type="float">
            <text:p>6505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Giungano</text:p>
          </table:table-cell>
          <table:table-cell table:style-name="ce5" office:value-type="float" office:value="1321" calcext:value-type="float">
            <text:p>1,32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59" calcext:value-type="string">
            <text:p><text:s/>059 </text:p>
          </table:table-cell>
          <table:table-cell table:style-name="ce14" office:value-type="string" calcext:value-type="string">
            <text:p>065059</text:p>
          </table:table-cell>
          <table:table-cell table:style-name="ce15" office:value-type="string" calcext:value-type="string">
            <text:p>Ispan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59" calcext:value-type="float">
            <text:p>6505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Ispani</text:p>
          </table:table-cell>
          <table:table-cell table:style-name="ce6" office:value-type="float" office:value="983" calcext:value-type="float">
            <text:p>98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0" calcext:value-type="string">
            <text:p><text:s/>060 </text:p>
          </table:table-cell>
          <table:table-cell table:style-name="ce14" office:value-type="string" calcext:value-type="string">
            <text:p>065060</text:p>
          </table:table-cell>
          <table:table-cell table:style-name="ce15" office:value-type="string" calcext:value-type="string">
            <text:p>Laureana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0" calcext:value-type="float">
            <text:p>6506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ureana Cilento</text:p>
          </table:table-cell>
          <table:table-cell table:style-name="ce5" office:value-type="float" office:value="1180" calcext:value-type="float">
            <text:p>1,18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1" calcext:value-type="string">
            <text:p><text:s/>061 </text:p>
          </table:table-cell>
          <table:table-cell table:style-name="ce14" office:value-type="string" calcext:value-type="string">
            <text:p>065061</text:p>
          </table:table-cell>
          <table:table-cell table:style-name="ce15" office:value-type="string" calcext:value-type="string">
            <text:p>Lauri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1" calcext:value-type="float">
            <text:p>6506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urino</text:p>
          </table:table-cell>
          <table:table-cell table:style-name="ce6" office:value-type="float" office:value="1475" calcext:value-type="float">
            <text:p>1,47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2" calcext:value-type="string">
            <text:p><text:s/>062 </text:p>
          </table:table-cell>
          <table:table-cell table:style-name="ce14" office:value-type="string" calcext:value-type="string">
            <text:p>065062</text:p>
          </table:table-cell>
          <table:table-cell table:style-name="ce15" office:value-type="string" calcext:value-type="string">
            <text:p>Lauri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2" calcext:value-type="float">
            <text:p>6506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urito</text:p>
          </table:table-cell>
          <table:table-cell table:style-name="ce5" office:value-type="float" office:value="782" calcext:value-type="float">
            <text:p>78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3" calcext:value-type="string">
            <text:p><text:s/>063 </text:p>
          </table:table-cell>
          <table:table-cell table:style-name="ce14" office:value-type="string" calcext:value-type="string">
            <text:p>065063</text:p>
          </table:table-cell>
          <table:table-cell table:style-name="ce15" office:value-type="string" calcext:value-type="string">
            <text:p>Lav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3" calcext:value-type="float">
            <text:p>6506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Laviano</text:p>
          </table:table-cell>
          <table:table-cell table:style-name="ce6" office:value-type="float" office:value="1373" calcext:value-type="float">
            <text:p>1,37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4" calcext:value-type="string">
            <text:p><text:s/>064 </text:p>
          </table:table-cell>
          <table:table-cell table:style-name="ce14" office:value-type="string" calcext:value-type="string">
            <text:p>065064</text:p>
          </table:table-cell>
          <table:table-cell table:style-name="ce15" office:value-type="string" calcext:value-type="string">
            <text:p>Lust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4" calcext:value-type="float">
            <text:p>6506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Lustra</text:p>
          </table:table-cell>
          <table:table-cell table:style-name="ce5" office:value-type="float" office:value="1043" calcext:value-type="float">
            <text:p>1,04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5" calcext:value-type="string">
            <text:p><text:s/>065 </text:p>
          </table:table-cell>
          <table:table-cell table:style-name="ce14" office:value-type="string" calcext:value-type="string">
            <text:p>065065</text:p>
          </table:table-cell>
          <table:table-cell table:style-name="ce15" office:value-type="string" calcext:value-type="string">
            <text:p>Magliano Veter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5" calcext:value-type="float">
            <text:p>6506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agliano Vetere</text:p>
          </table:table-cell>
          <table:table-cell table:style-name="ce6" office:value-type="float" office:value="673" calcext:value-type="float">
            <text:p>67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6" calcext:value-type="string">
            <text:p><text:s/>066 </text:p>
          </table:table-cell>
          <table:table-cell table:style-name="ce14" office:value-type="string" calcext:value-type="string">
            <text:p>065066</text:p>
          </table:table-cell>
          <table:table-cell table:style-name="ce15" office:value-type="string" calcext:value-type="string">
            <text:p>Maior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6" calcext:value-type="float">
            <text:p>6506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aiori</text:p>
          </table:table-cell>
          <table:table-cell table:style-name="ce5" office:value-type="float" office:value="5570" calcext:value-type="float">
            <text:p>5,57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7" calcext:value-type="string">
            <text:p><text:s/>067 </text:p>
          </table:table-cell>
          <table:table-cell table:style-name="ce14" office:value-type="string" calcext:value-type="string">
            <text:p>065067</text:p>
          </table:table-cell>
          <table:table-cell table:style-name="ce15" office:value-type="string" calcext:value-type="string">
            <text:p>Mercato San Severi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7" calcext:value-type="float">
            <text:p>6506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ercato San Severino</text:p>
          </table:table-cell>
          <table:table-cell table:style-name="ce6" office:value-type="float" office:value="22335" calcext:value-type="float">
            <text:p>22,33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8" calcext:value-type="string">
            <text:p><text:s/>068 </text:p>
          </table:table-cell>
          <table:table-cell table:style-name="ce14" office:value-type="string" calcext:value-type="string">
            <text:p>065068</text:p>
          </table:table-cell>
          <table:table-cell table:style-name="ce15" office:value-type="string" calcext:value-type="string">
            <text:p>Minor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8" calcext:value-type="float">
            <text:p>6506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inori</text:p>
          </table:table-cell>
          <table:table-cell table:style-name="ce5" office:value-type="float" office:value="2718" calcext:value-type="float">
            <text:p>2,71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69" calcext:value-type="string">
            <text:p><text:s/>069 </text:p>
          </table:table-cell>
          <table:table-cell table:style-name="ce14" office:value-type="string" calcext:value-type="string">
            <text:p>065069</text:p>
          </table:table-cell>
          <table:table-cell table:style-name="ce15" office:value-type="string" calcext:value-type="string">
            <text:p>Moio della Civitel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69" calcext:value-type="float">
            <text:p>6506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io della Civitella</text:p>
          </table:table-cell>
          <table:table-cell table:style-name="ce6" office:value-type="float" office:value="1859" calcext:value-type="float">
            <text:p>1,85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0" calcext:value-type="string">
            <text:p><text:s/>070 </text:p>
          </table:table-cell>
          <table:table-cell table:style-name="ce14" office:value-type="string" calcext:value-type="string">
            <text:p>065070</text:p>
          </table:table-cell>
          <table:table-cell table:style-name="ce15" office:value-type="string" calcext:value-type="string">
            <text:p>Montano Antili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0" calcext:value-type="float">
            <text:p>6507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ano Antilia</text:p>
          </table:table-cell>
          <table:table-cell table:style-name="ce5" office:value-type="float" office:value="2019" calcext:value-type="float">
            <text:p>2,01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1" calcext:value-type="string">
            <text:p><text:s/>071 </text:p>
          </table:table-cell>
          <table:table-cell table:style-name="ce14" office:value-type="string" calcext:value-type="string">
            <text:p>065071</text:p>
          </table:table-cell>
          <table:table-cell table:style-name="ce15" office:value-type="string" calcext:value-type="string">
            <text:p>Montecoric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1" calcext:value-type="float">
            <text:p>6507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 San Giacomo</text:p>
          </table:table-cell>
          <table:table-cell table:style-name="ce6" office:value-type="float" office:value="1550" calcext:value-type="float">
            <text:p>1,55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2" calcext:value-type="string">
            <text:p><text:s/>072 </text:p>
          </table:table-cell>
          <table:table-cell table:style-name="ce14" office:value-type="string" calcext:value-type="string">
            <text:p>065072</text:p>
          </table:table-cell>
          <table:table-cell table:style-name="ce15" office:value-type="string" calcext:value-type="string">
            <text:p>Montecorvino Pugl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2" calcext:value-type="float">
            <text:p>6507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corice</text:p>
          </table:table-cell>
          <table:table-cell table:style-name="ce5" office:value-type="float" office:value="2681" calcext:value-type="float">
            <text:p>2,68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3" calcext:value-type="string">
            <text:p><text:s/>073 </text:p>
          </table:table-cell>
          <table:table-cell table:style-name="ce14" office:value-type="string" calcext:value-type="string">
            <text:p>065073</text:p>
          </table:table-cell>
          <table:table-cell table:style-name="ce15" office:value-type="string" calcext:value-type="string">
            <text:p>Montecorvino Rovel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3" calcext:value-type="float">
            <text:p>6507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corvino Pugliano</text:p>
          </table:table-cell>
          <table:table-cell table:style-name="ce6" office:value-type="float" office:value="10863" calcext:value-type="float">
            <text:p>10,86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4" calcext:value-type="string">
            <text:p><text:s/>074 </text:p>
          </table:table-cell>
          <table:table-cell table:style-name="ce14" office:value-type="string" calcext:value-type="string">
            <text:p>065074</text:p>
          </table:table-cell>
          <table:table-cell table:style-name="ce15" office:value-type="string" calcext:value-type="string">
            <text:p>Monteforte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4" calcext:value-type="float">
            <text:p>6507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ntecorvino Rovella</text:p>
          </table:table-cell>
          <table:table-cell table:style-name="ce5" office:value-type="float" office:value="12682" calcext:value-type="float">
            <text:p>12,68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5" calcext:value-type="string">
            <text:p><text:s/>075 </text:p>
          </table:table-cell>
          <table:table-cell table:style-name="ce14" office:value-type="string" calcext:value-type="string">
            <text:p>065075</text:p>
          </table:table-cell>
          <table:table-cell table:style-name="ce15" office:value-type="string" calcext:value-type="string">
            <text:p>Monte San Giacom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5" calcext:value-type="float">
            <text:p>65075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Monteforte Cilento</text:p>
          </table:table-cell>
          <table:table-cell table:style-name="ce6" office:value-type="float" office:value="545" calcext:value-type="float">
            <text:p>54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6" calcext:value-type="string">
            <text:p><text:s/>076 </text:p>
          </table:table-cell>
          <table:table-cell table:style-name="ce14" office:value-type="string" calcext:value-type="string">
            <text:p>065076</text:p>
          </table:table-cell>
          <table:table-cell table:style-name="ce15" office:value-type="string" calcext:value-type="string">
            <text:p>Montesano sulla Marcella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6" calcext:value-type="float">
            <text:p>6507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Montesano sulla Marcellana</text:p>
          </table:table-cell>
          <table:table-cell table:style-name="ce5" office:value-type="float" office:value="6544" calcext:value-type="float">
            <text:p>6,54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7" calcext:value-type="string">
            <text:p><text:s/>077 </text:p>
          </table:table-cell>
          <table:table-cell table:style-name="ce14" office:value-type="string" calcext:value-type="string">
            <text:p>065077</text:p>
          </table:table-cell>
          <table:table-cell table:style-name="ce15" office:value-type="string" calcext:value-type="string">
            <text:p>Morigerat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7" calcext:value-type="float">
            <text:p>6507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Morigerati</text:p>
          </table:table-cell>
          <table:table-cell table:style-name="ce6" office:value-type="float" office:value="653" calcext:value-type="float">
            <text:p>65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8" calcext:value-type="string">
            <text:p><text:s/>078 </text:p>
          </table:table-cell>
          <table:table-cell table:style-name="ce14" office:value-type="string" calcext:value-type="string">
            <text:p>065078</text:p>
          </table:table-cell>
          <table:table-cell table:style-name="ce15" office:value-type="string" calcext:value-type="string">
            <text:p>Nocera Inferior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8" calcext:value-type="float">
            <text:p>6507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Nocera Inferiore</text:p>
          </table:table-cell>
          <table:table-cell table:style-name="ce5" office:value-type="float" office:value="45784" calcext:value-type="float">
            <text:p>45,78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79" calcext:value-type="string">
            <text:p><text:s/>079 </text:p>
          </table:table-cell>
          <table:table-cell table:style-name="ce14" office:value-type="string" calcext:value-type="string">
            <text:p>065079</text:p>
          </table:table-cell>
          <table:table-cell table:style-name="ce15" office:value-type="string" calcext:value-type="string">
            <text:p>Nocera Superior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79" calcext:value-type="float">
            <text:p>6507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Nocera Superiore</text:p>
          </table:table-cell>
          <table:table-cell table:style-name="ce6" office:value-type="float" office:value="24369" calcext:value-type="float">
            <text:p>24,36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0" calcext:value-type="string">
            <text:p><text:s/>080 </text:p>
          </table:table-cell>
          <table:table-cell table:style-name="ce14" office:value-type="string" calcext:value-type="string">
            <text:p>065080</text:p>
          </table:table-cell>
          <table:table-cell table:style-name="ce15" office:value-type="string" calcext:value-type="string">
            <text:p>Novi Veli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0" calcext:value-type="float">
            <text:p>6508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Novi Velia</text:p>
          </table:table-cell>
          <table:table-cell table:style-name="ce5" office:value-type="float" office:value="2292" calcext:value-type="float">
            <text:p>2,29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1" calcext:value-type="string">
            <text:p><text:s/>081 </text:p>
          </table:table-cell>
          <table:table-cell table:style-name="ce14" office:value-type="string" calcext:value-type="string">
            <text:p>065081</text:p>
          </table:table-cell>
          <table:table-cell table:style-name="ce15" office:value-type="string" calcext:value-type="string">
            <text:p>Ogliastro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1" calcext:value-type="float">
            <text:p>6508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Ogliastro Cilento</text:p>
          </table:table-cell>
          <table:table-cell table:style-name="ce6" office:value-type="float" office:value="2250" calcext:value-type="float">
            <text:p>2,25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2" calcext:value-type="string">
            <text:p><text:s/>082 </text:p>
          </table:table-cell>
          <table:table-cell table:style-name="ce14" office:value-type="string" calcext:value-type="string">
            <text:p>065082</text:p>
          </table:table-cell>
          <table:table-cell table:style-name="ce15" office:value-type="string" calcext:value-type="string">
            <text:p>Olevano sul Tusc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2" calcext:value-type="float">
            <text:p>6508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Olevano sul Tusciano</text:p>
          </table:table-cell>
          <table:table-cell table:style-name="ce5" office:value-type="float" office:value="6743" calcext:value-type="float">
            <text:p>6,74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3" calcext:value-type="string">
            <text:p><text:s/>083 </text:p>
          </table:table-cell>
          <table:table-cell table:style-name="ce14" office:value-type="string" calcext:value-type="string">
            <text:p>065083</text:p>
          </table:table-cell>
          <table:table-cell table:style-name="ce15" office:value-type="string" calcext:value-type="string">
            <text:p>Oliveto Cit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3" calcext:value-type="float">
            <text:p>6508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Oliveto Citra</text:p>
          </table:table-cell>
          <table:table-cell table:style-name="ce6" office:value-type="float" office:value="3739" calcext:value-type="float">
            <text:p>3,73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4" calcext:value-type="string">
            <text:p><text:s/>084 </text:p>
          </table:table-cell>
          <table:table-cell table:style-name="ce14" office:value-type="string" calcext:value-type="string">
            <text:p>065084</text:p>
          </table:table-cell>
          <table:table-cell table:style-name="ce15" office:value-type="string" calcext:value-type="string">
            <text:p>Omign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4" calcext:value-type="float">
            <text:p>6508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Omignano</text:p>
          </table:table-cell>
          <table:table-cell table:style-name="ce5" office:value-type="float" office:value="1645" calcext:value-type="float">
            <text:p>1,64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5" calcext:value-type="string">
            <text:p><text:s/>085 </text:p>
          </table:table-cell>
          <table:table-cell table:style-name="ce14" office:value-type="string" calcext:value-type="string">
            <text:p>065085</text:p>
          </table:table-cell>
          <table:table-cell table:style-name="ce15" office:value-type="string" calcext:value-type="string">
            <text:p>Orri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5" calcext:value-type="float">
            <text:p>6508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Orria</text:p>
          </table:table-cell>
          <table:table-cell table:style-name="ce6" office:value-type="float" office:value="1068" calcext:value-type="float">
            <text:p>1,06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6" calcext:value-type="string">
            <text:p><text:s/>086 </text:p>
          </table:table-cell>
          <table:table-cell table:style-name="ce14" office:value-type="string" calcext:value-type="string">
            <text:p>065086</text:p>
          </table:table-cell>
          <table:table-cell table:style-name="ce15" office:value-type="string" calcext:value-type="string">
            <text:p>Ottat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6" calcext:value-type="float">
            <text:p>6508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Ottati</text:p>
          </table:table-cell>
          <table:table-cell table:style-name="ce5" office:value-type="float" office:value="606" calcext:value-type="float">
            <text:p>60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7" calcext:value-type="string">
            <text:p><text:s/>087 </text:p>
          </table:table-cell>
          <table:table-cell table:style-name="ce14" office:value-type="string" calcext:value-type="string">
            <text:p>065087</text:p>
          </table:table-cell>
          <table:table-cell table:style-name="ce15" office:value-type="string" calcext:value-type="string">
            <text:p>Padu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7" calcext:value-type="float">
            <text:p>6508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dula</text:p>
          </table:table-cell>
          <table:table-cell table:style-name="ce6" office:value-type="float" office:value="5377" calcext:value-type="float">
            <text:p>5,37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8" calcext:value-type="string">
            <text:p><text:s/>088 </text:p>
          </table:table-cell>
          <table:table-cell table:style-name="ce14" office:value-type="string" calcext:value-type="string">
            <text:p>065088</text:p>
          </table:table-cell>
          <table:table-cell table:style-name="ce15" office:value-type="string" calcext:value-type="string">
            <text:p>Pagan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8" calcext:value-type="float">
            <text:p>6508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gani</text:p>
          </table:table-cell>
          <table:table-cell table:style-name="ce5" office:value-type="float" office:value="35537" calcext:value-type="float">
            <text:p>35,53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89" calcext:value-type="string">
            <text:p><text:s/>089 </text:p>
          </table:table-cell>
          <table:table-cell table:style-name="ce14" office:value-type="string" calcext:value-type="string">
            <text:p>065089</text:p>
          </table:table-cell>
          <table:table-cell table:style-name="ce15" office:value-type="string" calcext:value-type="string">
            <text:p>Palomont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89" calcext:value-type="float">
            <text:p>6508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alomonte</text:p>
          </table:table-cell>
          <table:table-cell table:style-name="ce6" office:value-type="float" office:value="3931" calcext:value-type="float">
            <text:p>3,93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0" calcext:value-type="string">
            <text:p><text:s/>090 </text:p>
          </table:table-cell>
          <table:table-cell table:style-name="ce14" office:value-type="string" calcext:value-type="string">
            <text:p>065090</text:p>
          </table:table-cell>
          <table:table-cell table:style-name="ce15" office:value-type="string" calcext:value-type="string">
            <text:p>Pellezz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0" calcext:value-type="float">
            <text:p>6509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ellezzano</text:p>
          </table:table-cell>
          <table:table-cell table:style-name="ce5" office:value-type="float" office:value="11101" calcext:value-type="float">
            <text:p>11,10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1" calcext:value-type="string">
            <text:p><text:s/>091 </text:p>
          </table:table-cell>
          <table:table-cell table:style-name="ce14" office:value-type="string" calcext:value-type="string">
            <text:p>065091</text:p>
          </table:table-cell>
          <table:table-cell table:style-name="ce15" office:value-type="string" calcext:value-type="string">
            <text:p>Perdifum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1" calcext:value-type="float">
            <text:p>6509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erdifumo</text:p>
          </table:table-cell>
          <table:table-cell table:style-name="ce6" office:value-type="float" office:value="1769" calcext:value-type="float">
            <text:p>1,76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2" calcext:value-type="string">
            <text:p><text:s/>092 </text:p>
          </table:table-cell>
          <table:table-cell table:style-name="ce14" office:value-type="string" calcext:value-type="string">
            <text:p>065092</text:p>
          </table:table-cell>
          <table:table-cell table:style-name="ce15" office:value-type="string" calcext:value-type="string">
            <text:p>Peri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2" calcext:value-type="float">
            <text:p>6509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erito</text:p>
          </table:table-cell>
          <table:table-cell table:style-name="ce5" office:value-type="float" office:value="898" calcext:value-type="float">
            <text:p>89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3" calcext:value-type="string">
            <text:p><text:s/>093 </text:p>
          </table:table-cell>
          <table:table-cell table:style-name="ce14" office:value-type="string" calcext:value-type="string">
            <text:p>065093</text:p>
          </table:table-cell>
          <table:table-cell table:style-name="ce15" office:value-type="string" calcext:value-type="string">
            <text:p>Pertos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3" calcext:value-type="float">
            <text:p>6509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ertosa</text:p>
          </table:table-cell>
          <table:table-cell table:style-name="ce6" office:value-type="float" office:value="683" calcext:value-type="float">
            <text:p>68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4" calcext:value-type="string">
            <text:p><text:s/>094 </text:p>
          </table:table-cell>
          <table:table-cell table:style-name="ce14" office:value-type="string" calcext:value-type="string">
            <text:p>065094</text:p>
          </table:table-cell>
          <table:table-cell table:style-name="ce15" office:value-type="string" calcext:value-type="string">
            <text:p>Peti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4" calcext:value-type="float">
            <text:p>6509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etina</text:p>
          </table:table-cell>
          <table:table-cell table:style-name="ce5" office:value-type="float" office:value="1110" calcext:value-type="float">
            <text:p>1,11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5" calcext:value-type="string">
            <text:p><text:s/>095 </text:p>
          </table:table-cell>
          <table:table-cell table:style-name="ce14" office:value-type="string" calcext:value-type="string">
            <text:p>065095</text:p>
          </table:table-cell>
          <table:table-cell table:style-name="ce15" office:value-type="string" calcext:value-type="string">
            <text:p>Piaggin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5" calcext:value-type="float">
            <text:p>6509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iaggine</text:p>
          </table:table-cell>
          <table:table-cell table:style-name="ce6" office:value-type="float" office:value="1304" calcext:value-type="float">
            <text:p>1,30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6" calcext:value-type="string">
            <text:p><text:s/>096 </text:p>
          </table:table-cell>
          <table:table-cell table:style-name="ce14" office:value-type="string" calcext:value-type="string">
            <text:p>065096</text:p>
          </table:table-cell>
          <table:table-cell table:style-name="ce15" office:value-type="string" calcext:value-type="string">
            <text:p>Pisciott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6" calcext:value-type="float">
            <text:p>6509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isciotta</text:p>
          </table:table-cell>
          <table:table-cell table:style-name="ce5" office:value-type="float" office:value="2628" calcext:value-type="float">
            <text:p>2,62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7" calcext:value-type="string">
            <text:p><text:s/>097 </text:p>
          </table:table-cell>
          <table:table-cell table:style-name="ce14" office:value-type="string" calcext:value-type="string">
            <text:p>065097</text:p>
          </table:table-cell>
          <table:table-cell table:style-name="ce15" office:value-type="string" calcext:value-type="string">
            <text:p>Pol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7" calcext:value-type="float">
            <text:p>6509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lla</text:p>
          </table:table-cell>
          <table:table-cell table:style-name="ce6" office:value-type="float" office:value="5273" calcext:value-type="float">
            <text:p>5,27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8" calcext:value-type="string">
            <text:p><text:s/>098 </text:p>
          </table:table-cell>
          <table:table-cell table:style-name="ce14" office:value-type="string" calcext:value-type="string">
            <text:p>065098</text:p>
          </table:table-cell>
          <table:table-cell table:style-name="ce15" office:value-type="string" calcext:value-type="string">
            <text:p>Pollic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8" calcext:value-type="float">
            <text:p>6509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ollica</text:p>
          </table:table-cell>
          <table:table-cell table:style-name="ce5" office:value-type="float" office:value="2363" calcext:value-type="float">
            <text:p>2,36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099" calcext:value-type="string">
            <text:p><text:s/>099 </text:p>
          </table:table-cell>
          <table:table-cell table:style-name="ce14" office:value-type="string" calcext:value-type="string">
            <text:p>065099</text:p>
          </table:table-cell>
          <table:table-cell table:style-name="ce15" office:value-type="string" calcext:value-type="string">
            <text:p>Pontecagnano Fa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099" calcext:value-type="float">
            <text:p>6509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ntecagnano Faiano</text:p>
          </table:table-cell>
          <table:table-cell table:style-name="ce6" office:value-type="float" office:value="26242" calcext:value-type="float">
            <text:p>26,24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0" calcext:value-type="string">
            <text:p><text:s/>100 </text:p>
          </table:table-cell>
          <table:table-cell table:style-name="ce14" office:value-type="string" calcext:value-type="string">
            <text:p>065100</text:p>
          </table:table-cell>
          <table:table-cell table:style-name="ce15" office:value-type="string" calcext:value-type="string">
            <text:p>Posit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0" calcext:value-type="float">
            <text:p>651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sitano</text:p>
          </table:table-cell>
          <table:table-cell table:style-name="ce5" office:value-type="float" office:value="3913" calcext:value-type="float">
            <text:p>3,91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1" calcext:value-type="string">
            <text:p><text:s/>101 </text:p>
          </table:table-cell>
          <table:table-cell table:style-name="ce14" office:value-type="string" calcext:value-type="string">
            <text:p>065101</text:p>
          </table:table-cell>
          <table:table-cell table:style-name="ce15" office:value-type="string" calcext:value-type="string">
            <text:p>Postiglion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1" calcext:value-type="float">
            <text:p>6510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ostiglione</text:p>
          </table:table-cell>
          <table:table-cell table:style-name="ce6" office:value-type="float" office:value="2090" calcext:value-type="float">
            <text:p>2,09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2" calcext:value-type="string">
            <text:p><text:s/>102 </text:p>
          </table:table-cell>
          <table:table-cell table:style-name="ce14" office:value-type="string" calcext:value-type="string">
            <text:p>065102</text:p>
          </table:table-cell>
          <table:table-cell table:style-name="ce15" office:value-type="string" calcext:value-type="string">
            <text:p>Pra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2" calcext:value-type="float">
            <text:p>6510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Praiano</text:p>
          </table:table-cell>
          <table:table-cell table:style-name="ce5" office:value-type="float" office:value="2019" calcext:value-type="float">
            <text:p>2,01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3" calcext:value-type="string">
            <text:p><text:s/>103 </text:p>
          </table:table-cell>
          <table:table-cell table:style-name="ce14" office:value-type="string" calcext:value-type="string">
            <text:p>065103</text:p>
          </table:table-cell>
          <table:table-cell table:style-name="ce15" office:value-type="string" calcext:value-type="string">
            <text:p>Prignano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3" calcext:value-type="float">
            <text:p>6510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Prignano Cilento</text:p>
          </table:table-cell>
          <table:table-cell table:style-name="ce6" office:value-type="float" office:value="1068" calcext:value-type="float">
            <text:p>1,06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4" calcext:value-type="string">
            <text:p><text:s/>104 </text:p>
          </table:table-cell>
          <table:table-cell table:style-name="ce14" office:value-type="string" calcext:value-type="string">
            <text:p>065104</text:p>
          </table:table-cell>
          <table:table-cell table:style-name="ce15" office:value-type="string" calcext:value-type="string">
            <text:p>Ravell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4" calcext:value-type="float">
            <text:p>6510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avello</text:p>
          </table:table-cell>
          <table:table-cell table:style-name="ce5" office:value-type="float" office:value="2487" calcext:value-type="float">
            <text:p>2,48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5" calcext:value-type="string">
            <text:p><text:s/>105 </text:p>
          </table:table-cell>
          <table:table-cell table:style-name="ce14" office:value-type="string" calcext:value-type="string">
            <text:p>065105</text:p>
          </table:table-cell>
          <table:table-cell table:style-name="ce15" office:value-type="string" calcext:value-type="string">
            <text:p>Ricigl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5" calcext:value-type="float">
            <text:p>65105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icigliano</text:p>
          </table:table-cell>
          <table:table-cell table:style-name="ce6" office:value-type="float" office:value="1116" calcext:value-type="float">
            <text:p>1,11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6" calcext:value-type="string">
            <text:p><text:s/>106 </text:p>
          </table:table-cell>
          <table:table-cell table:style-name="ce14" office:value-type="string" calcext:value-type="string">
            <text:p>065106</text:p>
          </table:table-cell>
          <table:table-cell table:style-name="ce15" office:value-type="string" calcext:value-type="string">
            <text:p>Roccadaspid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6" calcext:value-type="float">
            <text:p>6510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ccadaspide</text:p>
          </table:table-cell>
          <table:table-cell table:style-name="ce5" office:value-type="float" office:value="7116" calcext:value-type="float">
            <text:p>7,11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7" calcext:value-type="string">
            <text:p><text:s/>107 </text:p>
          </table:table-cell>
          <table:table-cell table:style-name="ce14" office:value-type="string" calcext:value-type="string">
            <text:p>065107</text:p>
          </table:table-cell>
          <table:table-cell table:style-name="ce15" office:value-type="string" calcext:value-type="string">
            <text:p>Roccaglorios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7" calcext:value-type="float">
            <text:p>6510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ccagloriosa</text:p>
          </table:table-cell>
          <table:table-cell table:style-name="ce6" office:value-type="float" office:value="1698" calcext:value-type="float">
            <text:p>1,69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8" calcext:value-type="string">
            <text:p><text:s/>108 </text:p>
          </table:table-cell>
          <table:table-cell table:style-name="ce14" office:value-type="string" calcext:value-type="string">
            <text:p>065108</text:p>
          </table:table-cell>
          <table:table-cell table:style-name="ce15" office:value-type="string" calcext:value-type="string">
            <text:p>Roccapiemont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8" calcext:value-type="float">
            <text:p>6510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occapiemonte</text:p>
          </table:table-cell>
          <table:table-cell table:style-name="ce5" office:value-type="float" office:value="8977" calcext:value-type="float">
            <text:p>8,97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09" calcext:value-type="string">
            <text:p><text:s/>109 </text:p>
          </table:table-cell>
          <table:table-cell table:style-name="ce14" office:value-type="string" calcext:value-type="string">
            <text:p>065109</text:p>
          </table:table-cell>
          <table:table-cell table:style-name="ce15" office:value-type="string" calcext:value-type="string">
            <text:p>Rofr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09" calcext:value-type="float">
            <text:p>6510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Rofrano</text:p>
          </table:table-cell>
          <table:table-cell table:style-name="ce6" office:value-type="float" office:value="1509" calcext:value-type="float">
            <text:p>1,50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0" calcext:value-type="string">
            <text:p><text:s/>110 </text:p>
          </table:table-cell>
          <table:table-cell table:style-name="ce14" office:value-type="string" calcext:value-type="string">
            <text:p>065110</text:p>
          </table:table-cell>
          <table:table-cell table:style-name="ce15" office:value-type="string" calcext:value-type="string">
            <text:p>Romagnano al Mont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0" calcext:value-type="float">
            <text:p>6511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omagnano al Monte</text:p>
          </table:table-cell>
          <table:table-cell table:style-name="ce5" office:value-type="float" office:value="375" calcext:value-type="float">
            <text:p>37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1" calcext:value-type="string">
            <text:p><text:s/>111 </text:p>
          </table:table-cell>
          <table:table-cell table:style-name="ce14" office:value-type="string" calcext:value-type="string">
            <text:p>065111</text:p>
          </table:table-cell>
          <table:table-cell table:style-name="ce15" office:value-type="string" calcext:value-type="string">
            <text:p>Roscig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1" calcext:value-type="float">
            <text:p>6511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oscigno</text:p>
          </table:table-cell>
          <table:table-cell table:style-name="ce6" office:value-type="float" office:value="792" calcext:value-type="float">
            <text:p>79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2" calcext:value-type="string">
            <text:p><text:s/>112 </text:p>
          </table:table-cell>
          <table:table-cell table:style-name="ce14" office:value-type="string" calcext:value-type="string">
            <text:p>065112</text:p>
          </table:table-cell>
          <table:table-cell table:style-name="ce15" office:value-type="string" calcext:value-type="string">
            <text:p>Ruti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2" calcext:value-type="float">
            <text:p>6511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Rutino</text:p>
          </table:table-cell>
          <table:table-cell table:style-name="ce5" office:value-type="float" office:value="828" calcext:value-type="float">
            <text:p>82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3" calcext:value-type="string">
            <text:p><text:s/>113 </text:p>
          </table:table-cell>
          <table:table-cell table:style-name="ce14" office:value-type="string" calcext:value-type="string">
            <text:p>065113</text:p>
          </table:table-cell>
          <table:table-cell table:style-name="ce15" office:value-type="string" calcext:value-type="string">
            <text:p>Sacc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3" calcext:value-type="float">
            <text:p>6511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cco</text:p>
          </table:table-cell>
          <table:table-cell table:style-name="ce6" office:value-type="float" office:value="480" calcext:value-type="float">
            <text:p>48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4" calcext:value-type="string">
            <text:p><text:s/>114 </text:p>
          </table:table-cell>
          <table:table-cell table:style-name="ce14" office:value-type="string" calcext:value-type="string">
            <text:p>065114</text:p>
          </table:table-cell>
          <table:table-cell table:style-name="ce15" office:value-type="string" calcext:value-type="string">
            <text:p>Sala Consili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4" calcext:value-type="float">
            <text:p>651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la Consilina</text:p>
          </table:table-cell>
          <table:table-cell table:style-name="ce5" office:value-type="float" office:value="12636" calcext:value-type="float">
            <text:p>12,63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5" calcext:value-type="string">
            <text:p><text:s/>115 </text:p>
          </table:table-cell>
          <table:table-cell table:style-name="ce14" office:value-type="string" calcext:value-type="string">
            <text:p>065115</text:p>
          </table:table-cell>
          <table:table-cell table:style-name="ce15" office:value-type="string" calcext:value-type="string">
            <text:p>Sa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5" calcext:value-type="float">
            <text:p>651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lento</text:p>
          </table:table-cell>
          <table:table-cell table:style-name="ce6" office:value-type="float" office:value="1957" calcext:value-type="float">
            <text:p>1,95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6" calcext:value-type="string">
            <text:p><text:s/>116 </text:p>
          </table:table-cell>
          <table:table-cell table:style-name="ce14" office:value-type="string" calcext:value-type="string">
            <text:p>065116</text:p>
          </table:table-cell>
          <table:table-cell table:number-columns-repeated="2" table:style-name="ce15" office:value-type="string" calcext:value-type="string">
            <text:p>Salerno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65116" calcext:value-type="float">
            <text:p>6511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lerno</text:p>
          </table:table-cell>
          <table:table-cell table:style-name="ce5" office:value-type="float" office:value="133970" calcext:value-type="float">
            <text:p>133,97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7" calcext:value-type="string">
            <text:p><text:s/>117 </text:p>
          </table:table-cell>
          <table:table-cell table:style-name="ce14" office:value-type="string" calcext:value-type="string">
            <text:p>065117</text:p>
          </table:table-cell>
          <table:table-cell table:style-name="ce15" office:value-type="string" calcext:value-type="string">
            <text:p>Salvitell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7" calcext:value-type="float">
            <text:p>6511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lvitelle</text:p>
          </table:table-cell>
          <table:table-cell table:style-name="ce6" office:value-type="float" office:value="526" calcext:value-type="float">
            <text:p>52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8" calcext:value-type="string">
            <text:p><text:s/>118 </text:p>
          </table:table-cell>
          <table:table-cell table:style-name="ce14" office:value-type="string" calcext:value-type="string">
            <text:p>065118</text:p>
          </table:table-cell>
          <table:table-cell table:style-name="ce15" office:value-type="string" calcext:value-type="string">
            <text:p>San Cipriano Picenti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8" calcext:value-type="float">
            <text:p>6511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Cipriano Picentino</text:p>
          </table:table-cell>
          <table:table-cell table:style-name="ce5" office:value-type="float" office:value="6571" calcext:value-type="float">
            <text:p>6,57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19" calcext:value-type="string">
            <text:p><text:s/>119 </text:p>
          </table:table-cell>
          <table:table-cell table:style-name="ce14" office:value-type="string" calcext:value-type="string">
            <text:p>065119</text:p>
          </table:table-cell>
          <table:table-cell table:style-name="ce15" office:value-type="string" calcext:value-type="string">
            <text:p>San Giovanni a Pir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19" calcext:value-type="float">
            <text:p>65119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Giovanni a Piro</text:p>
          </table:table-cell>
          <table:table-cell table:style-name="ce6" office:value-type="float" office:value="3763" calcext:value-type="float">
            <text:p>3,76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0" calcext:value-type="string">
            <text:p><text:s/>120 </text:p>
          </table:table-cell>
          <table:table-cell table:style-name="ce14" office:value-type="string" calcext:value-type="string">
            <text:p>065120</text:p>
          </table:table-cell>
          <table:table-cell table:style-name="ce15" office:value-type="string" calcext:value-type="string">
            <text:p>San Gregorio Mag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0" calcext:value-type="float">
            <text:p>6512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Gregorio Magno</text:p>
          </table:table-cell>
          <table:table-cell table:style-name="ce5" office:value-type="float" office:value="4221" calcext:value-type="float">
            <text:p>4,22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1" calcext:value-type="string">
            <text:p><text:s/>121 </text:p>
          </table:table-cell>
          <table:table-cell table:style-name="ce14" office:value-type="string" calcext:value-type="string">
            <text:p>065121</text:p>
          </table:table-cell>
          <table:table-cell table:style-name="ce15" office:value-type="string" calcext:value-type="string">
            <text:p>San Mango Piemont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1" calcext:value-type="float">
            <text:p>65121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ngo Piemonte</text:p>
          </table:table-cell>
          <table:table-cell table:style-name="ce6" office:value-type="float" office:value="2670" calcext:value-type="float">
            <text:p>2,67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2" calcext:value-type="string">
            <text:p><text:s/>122 </text:p>
          </table:table-cell>
          <table:table-cell table:style-name="ce14" office:value-type="string" calcext:value-type="string">
            <text:p>065122</text:p>
          </table:table-cell>
          <table:table-cell table:style-name="ce15" office:value-type="string" calcext:value-type="string">
            <text:p>San Marzano sul Sar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2" calcext:value-type="float">
            <text:p>6512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rzano sul Sarno</text:p>
          </table:table-cell>
          <table:table-cell table:style-name="ce5" office:value-type="float" office:value="10499" calcext:value-type="float">
            <text:p>10,499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3" calcext:value-type="string">
            <text:p><text:s/>123 </text:p>
          </table:table-cell>
          <table:table-cell table:style-name="ce14" office:value-type="string" calcext:value-type="string">
            <text:p>065123</text:p>
          </table:table-cell>
          <table:table-cell table:style-name="ce15" office:value-type="string" calcext:value-type="string">
            <text:p>San Mauro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3" calcext:value-type="float">
            <text:p>6512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uro Cilento</text:p>
          </table:table-cell>
          <table:table-cell table:style-name="ce6" office:value-type="float" office:value="865" calcext:value-type="float">
            <text:p>86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4" calcext:value-type="string">
            <text:p><text:s/>124 </text:p>
          </table:table-cell>
          <table:table-cell table:style-name="ce14" office:value-type="string" calcext:value-type="string">
            <text:p>065124</text:p>
          </table:table-cell>
          <table:table-cell table:style-name="ce15" office:value-type="string" calcext:value-type="string">
            <text:p>San Mauro la Bruc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4" calcext:value-type="float">
            <text:p>65124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Mauro la Bruca</text:p>
          </table:table-cell>
          <table:table-cell table:style-name="ce5" office:value-type="float" office:value="571" calcext:value-type="float">
            <text:p>57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5" calcext:value-type="string">
            <text:p><text:s/>125 </text:p>
          </table:table-cell>
          <table:table-cell table:style-name="ce14" office:value-type="string" calcext:value-type="string">
            <text:p>065125</text:p>
          </table:table-cell>
          <table:table-cell table:style-name="ce15" office:value-type="string" calcext:value-type="string">
            <text:p>San Pietro al Tanagr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5" calcext:value-type="float">
            <text:p>6512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 Pietro al Tanagro</text:p>
          </table:table-cell>
          <table:table-cell table:style-name="ce6" office:value-type="float" office:value="1707" calcext:value-type="float">
            <text:p>1,70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6" calcext:value-type="string">
            <text:p><text:s/>126 </text:p>
          </table:table-cell>
          <table:table-cell table:style-name="ce14" office:value-type="string" calcext:value-type="string">
            <text:p>065126</text:p>
          </table:table-cell>
          <table:table-cell table:style-name="ce15" office:value-type="string" calcext:value-type="string">
            <text:p>San Ruf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6" calcext:value-type="float">
            <text:p>6512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 Rufo</text:p>
          </table:table-cell>
          <table:table-cell table:style-name="ce5" office:value-type="float" office:value="1702" calcext:value-type="float">
            <text:p>1,70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7" calcext:value-type="string">
            <text:p><text:s/>127 </text:p>
          </table:table-cell>
          <table:table-cell table:style-name="ce14" office:value-type="string" calcext:value-type="string">
            <text:p>065127</text:p>
          </table:table-cell>
          <table:table-cell table:style-name="ce15" office:value-type="string" calcext:value-type="string">
            <text:p>Santa Mari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7" calcext:value-type="float">
            <text:p>65127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an Valentino Torio</text:p>
          </table:table-cell>
          <table:table-cell table:style-name="ce6" office:value-type="float" office:value="10937" calcext:value-type="float">
            <text:p>10,93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8" calcext:value-type="string">
            <text:p><text:s/>128 </text:p>
          </table:table-cell>
          <table:table-cell table:style-name="ce14" office:value-type="string" calcext:value-type="string">
            <text:p>065128</text:p>
          </table:table-cell>
          <table:table-cell table:style-name="ce15" office:value-type="string" calcext:value-type="string">
            <text:p>Sant'Angelo a Fasanel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8" calcext:value-type="float">
            <text:p>6512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a Marina</text:p>
          </table:table-cell>
          <table:table-cell table:style-name="ce5" office:value-type="float" office:value="3237" calcext:value-type="float">
            <text:p>3,23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29" calcext:value-type="string">
            <text:p><text:s/>129 </text:p>
          </table:table-cell>
          <table:table-cell table:style-name="ce14" office:value-type="string" calcext:value-type="string">
            <text:p>065129</text:p>
          </table:table-cell>
          <table:table-cell table:style-name="ce15" office:value-type="string" calcext:value-type="string">
            <text:p>Sant'Arseni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29" calcext:value-type="float">
            <text:p>65129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t'Angelo a Fasanella</text:p>
          </table:table-cell>
          <table:table-cell table:style-name="ce6" office:value-type="float" office:value="567" calcext:value-type="float">
            <text:p>567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0" calcext:value-type="string">
            <text:p><text:s/>130 </text:p>
          </table:table-cell>
          <table:table-cell table:style-name="ce14" office:value-type="string" calcext:value-type="string">
            <text:p>065130</text:p>
          </table:table-cell>
          <table:table-cell table:style-name="ce15" office:value-type="string" calcext:value-type="string">
            <text:p>Sant'Egidio del Monte Albi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0" calcext:value-type="float">
            <text:p>6513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'Arsenio</text:p>
          </table:table-cell>
          <table:table-cell table:style-name="ce5" office:value-type="float" office:value="2815" calcext:value-type="float">
            <text:p>2,81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1" calcext:value-type="string">
            <text:p><text:s/>131 </text:p>
          </table:table-cell>
          <table:table-cell table:style-name="ce14" office:value-type="string" calcext:value-type="string">
            <text:p>065131</text:p>
          </table:table-cell>
          <table:table-cell table:style-name="ce15" office:value-type="string" calcext:value-type="string">
            <text:p>Santomen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1" calcext:value-type="float">
            <text:p>65131</text:p>
          </table:table-cell>
          <table:table-cell table:number-columns-repeated="1014"/>
        </table:table-row>
        <table:table-row table:style-name="ro4">
          <table:table-cell table:style-name="ce2" office:value-type="string" calcext:value-type="string">
            <text:p><text:s text:c="4"/>Sant'Egidio del Monte Albino</text:p>
          </table:table-cell>
          <table:table-cell table:style-name="ce6" office:value-type="float" office:value="8906" calcext:value-type="float">
            <text:p>8,90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2" calcext:value-type="string">
            <text:p><text:s/>132 </text:p>
          </table:table-cell>
          <table:table-cell table:style-name="ce14" office:value-type="string" calcext:value-type="string">
            <text:p>065132</text:p>
          </table:table-cell>
          <table:table-cell table:style-name="ce15" office:value-type="string" calcext:value-type="string">
            <text:p>San Valentino Tori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2" calcext:value-type="float">
            <text:p>6513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tomenna</text:p>
          </table:table-cell>
          <table:table-cell table:style-name="ce5" office:value-type="float" office:value="441" calcext:value-type="float">
            <text:p>44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3" calcext:value-type="string">
            <text:p><text:s/>133 </text:p>
          </table:table-cell>
          <table:table-cell table:style-name="ce14" office:value-type="string" calcext:value-type="string">
            <text:p>065133</text:p>
          </table:table-cell>
          <table:table-cell table:style-name="ce15" office:value-type="string" calcext:value-type="string">
            <text:p>Sanz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3" calcext:value-type="float">
            <text:p>6513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nza</text:p>
          </table:table-cell>
          <table:table-cell table:style-name="ce6" office:value-type="float" office:value="2565" calcext:value-type="float">
            <text:p>2,56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4" calcext:value-type="string">
            <text:p><text:s/>134 </text:p>
          </table:table-cell>
          <table:table-cell table:style-name="ce14" office:value-type="string" calcext:value-type="string">
            <text:p>065134</text:p>
          </table:table-cell>
          <table:table-cell table:style-name="ce15" office:value-type="string" calcext:value-type="string">
            <text:p>Sapr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4" calcext:value-type="float">
            <text:p>6513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pri</text:p>
          </table:table-cell>
          <table:table-cell table:style-name="ce5" office:value-type="float" office:value="6716" calcext:value-type="float">
            <text:p>6,71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5" calcext:value-type="string">
            <text:p><text:s/>135 </text:p>
          </table:table-cell>
          <table:table-cell table:style-name="ce14" office:value-type="string" calcext:value-type="string">
            <text:p>065135</text:p>
          </table:table-cell>
          <table:table-cell table:style-name="ce15" office:value-type="string" calcext:value-type="string">
            <text:p>Sar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5" calcext:value-type="float">
            <text:p>6513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rno</text:p>
          </table:table-cell>
          <table:table-cell table:style-name="ce6" office:value-type="float" office:value="31625" calcext:value-type="float">
            <text:p>31,62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6" calcext:value-type="string">
            <text:p><text:s/>136 </text:p>
          </table:table-cell>
          <table:table-cell table:style-name="ce14" office:value-type="string" calcext:value-type="string">
            <text:p>065136</text:p>
          </table:table-cell>
          <table:table-cell table:style-name="ce15" office:value-type="string" calcext:value-type="string">
            <text:p>Sass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6" calcext:value-type="float">
            <text:p>6513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assano</text:p>
          </table:table-cell>
          <table:table-cell table:style-name="ce5" office:value-type="float" office:value="4935" calcext:value-type="float">
            <text:p>4,93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7" calcext:value-type="string">
            <text:p><text:s/>137 </text:p>
          </table:table-cell>
          <table:table-cell table:style-name="ce14" office:value-type="string" calcext:value-type="string">
            <text:p>065137</text:p>
          </table:table-cell>
          <table:table-cell table:style-name="ce15" office:value-type="string" calcext:value-type="string">
            <text:p>Scafat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7" calcext:value-type="float">
            <text:p>6513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cafati</text:p>
          </table:table-cell>
          <table:table-cell table:style-name="ce6" office:value-type="float" office:value="50686" calcext:value-type="float">
            <text:p>50,68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8" calcext:value-type="string">
            <text:p><text:s/>138 </text:p>
          </table:table-cell>
          <table:table-cell table:style-name="ce14" office:value-type="string" calcext:value-type="string">
            <text:p>065138</text:p>
          </table:table-cell>
          <table:table-cell table:style-name="ce15" office:value-type="string" calcext:value-type="string">
            <text:p>Sca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8" calcext:value-type="float">
            <text:p>65138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cala</text:p>
          </table:table-cell>
          <table:table-cell table:style-name="ce5" office:value-type="float" office:value="1516" calcext:value-type="float">
            <text:p>1,51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39" calcext:value-type="string">
            <text:p><text:s/>139 </text:p>
          </table:table-cell>
          <table:table-cell table:style-name="ce14" office:value-type="string" calcext:value-type="string">
            <text:p>065139</text:p>
          </table:table-cell>
          <table:table-cell table:style-name="ce15" office:value-type="string" calcext:value-type="string">
            <text:p>Serramezzan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39" calcext:value-type="float">
            <text:p>6513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erramezzana</text:p>
          </table:table-cell>
          <table:table-cell table:style-name="ce6" office:value-type="float" office:value="308" calcext:value-type="float">
            <text:p>30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0" calcext:value-type="string">
            <text:p><text:s/>140 </text:p>
          </table:table-cell>
          <table:table-cell table:style-name="ce14" office:value-type="string" calcext:value-type="string">
            <text:p>065140</text:p>
          </table:table-cell>
          <table:table-cell table:style-name="ce15" office:value-type="string" calcext:value-type="string">
            <text:p>Serr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0" calcext:value-type="float">
            <text:p>65140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erre</text:p>
          </table:table-cell>
          <table:table-cell table:style-name="ce5" office:value-type="float" office:value="3932" calcext:value-type="float">
            <text:p>3,93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1" calcext:value-type="string">
            <text:p><text:s/>141 </text:p>
          </table:table-cell>
          <table:table-cell table:style-name="ce14" office:value-type="string" calcext:value-type="string">
            <text:p>065141</text:p>
          </table:table-cell>
          <table:table-cell table:style-name="ce15" office:value-type="string" calcext:value-type="string">
            <text:p>Sessa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1" calcext:value-type="float">
            <text:p>6514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essa Cilento</text:p>
          </table:table-cell>
          <table:table-cell table:style-name="ce6" office:value-type="float" office:value="1302" calcext:value-type="float">
            <text:p>1,30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2" calcext:value-type="string">
            <text:p><text:s/>142 </text:p>
          </table:table-cell>
          <table:table-cell table:style-name="ce14" office:value-type="string" calcext:value-type="string">
            <text:p>065142</text:p>
          </table:table-cell>
          <table:table-cell table:style-name="ce15" office:value-type="string" calcext:value-type="string">
            <text:p>S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2" calcext:value-type="float">
            <text:p>6514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Siano</text:p>
          </table:table-cell>
          <table:table-cell table:style-name="ce5" office:value-type="float" office:value="9883" calcext:value-type="float">
            <text:p>9,88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3" calcext:value-type="string">
            <text:p><text:s/>143 </text:p>
          </table:table-cell>
          <table:table-cell table:style-name="ce14" office:value-type="string" calcext:value-type="string">
            <text:p>065143</text:p>
          </table:table-cell>
          <table:table-cell table:style-name="ce15" office:value-type="string" calcext:value-type="string">
            <text:p>Sicignano degli Alburn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3" calcext:value-type="float">
            <text:p>65143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icignano degli Alburni</text:p>
          </table:table-cell>
          <table:table-cell table:style-name="ce6" office:value-type="float" office:value="3411" calcext:value-type="float">
            <text:p>3,41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4" calcext:value-type="string">
            <text:p><text:s/>144 </text:p>
          </table:table-cell>
          <table:table-cell table:style-name="ce14" office:value-type="string" calcext:value-type="string">
            <text:p>065144</text:p>
          </table:table-cell>
          <table:table-cell table:style-name="ce15" office:value-type="string" calcext:value-type="string">
            <text:p>Stella Cilent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4" calcext:value-type="float">
            <text:p>6514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tella Cilento</text:p>
          </table:table-cell>
          <table:table-cell table:style-name="ce5" office:value-type="float" office:value="708" calcext:value-type="float">
            <text:p>708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5" calcext:value-type="string">
            <text:p><text:s/>145 </text:p>
          </table:table-cell>
          <table:table-cell table:style-name="ce14" office:value-type="string" calcext:value-type="string">
            <text:p>065145</text:p>
          </table:table-cell>
          <table:table-cell table:style-name="ce15" office:value-type="string" calcext:value-type="string">
            <text:p>Sti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5" calcext:value-type="float">
            <text:p>6514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Stio</text:p>
          </table:table-cell>
          <table:table-cell table:style-name="ce6" office:value-type="float" office:value="853" calcext:value-type="float">
            <text:p>853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6" calcext:value-type="string">
            <text:p><text:s/>146 </text:p>
          </table:table-cell>
          <table:table-cell table:style-name="ce14" office:value-type="string" calcext:value-type="string">
            <text:p>065146</text:p>
          </table:table-cell>
          <table:table-cell table:style-name="ce15" office:value-type="string" calcext:value-type="string">
            <text:p>Teggian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6" calcext:value-type="float">
            <text:p>6514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eggiano</text:p>
          </table:table-cell>
          <table:table-cell table:style-name="ce5" office:value-type="float" office:value="7794" calcext:value-type="float">
            <text:p>7,794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7" calcext:value-type="string">
            <text:p><text:s/>147 </text:p>
          </table:table-cell>
          <table:table-cell table:style-name="ce14" office:value-type="string" calcext:value-type="string">
            <text:p>065147</text:p>
          </table:table-cell>
          <table:table-cell table:style-name="ce15" office:value-type="string" calcext:value-type="string">
            <text:p>Torchia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7" calcext:value-type="float">
            <text:p>6514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chiara</text:p>
          </table:table-cell>
          <table:table-cell table:style-name="ce6" office:value-type="float" office:value="1826" calcext:value-type="float">
            <text:p>1,82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8" calcext:value-type="string">
            <text:p><text:s/>148 </text:p>
          </table:table-cell>
          <table:table-cell table:style-name="ce14" office:value-type="string" calcext:value-type="string">
            <text:p>065148</text:p>
          </table:table-cell>
          <table:table-cell table:style-name="ce15" office:value-type="string" calcext:value-type="string">
            <text:p>Torrac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8" calcext:value-type="float">
            <text:p>6514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raca</text:p>
          </table:table-cell>
          <table:table-cell table:style-name="ce5" office:value-type="float" office:value="1251" calcext:value-type="float">
            <text:p>1,25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49" calcext:value-type="string">
            <text:p><text:s/>149 </text:p>
          </table:table-cell>
          <table:table-cell table:style-name="ce14" office:value-type="string" calcext:value-type="string">
            <text:p>065149</text:p>
          </table:table-cell>
          <table:table-cell table:style-name="ce15" office:value-type="string" calcext:value-type="string">
            <text:p>Torre Orsai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49" calcext:value-type="float">
            <text:p>65149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re Orsaia</text:p>
          </table:table-cell>
          <table:table-cell table:style-name="ce6" office:value-type="float" office:value="2082" calcext:value-type="float">
            <text:p>2,08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0" calcext:value-type="string">
            <text:p><text:s/>150 </text:p>
          </table:table-cell>
          <table:table-cell table:style-name="ce14" office:value-type="string" calcext:value-type="string">
            <text:p>065150</text:p>
          </table:table-cell>
          <table:table-cell table:style-name="ce15" office:value-type="string" calcext:value-type="string">
            <text:p>Tortorell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0" calcext:value-type="float">
            <text:p>6515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ortorella</text:p>
          </table:table-cell>
          <table:table-cell table:style-name="ce5" office:value-type="float" office:value="506" calcext:value-type="float">
            <text:p>50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1" calcext:value-type="string">
            <text:p><text:s/>151 </text:p>
          </table:table-cell>
          <table:table-cell table:style-name="ce14" office:value-type="string" calcext:value-type="string">
            <text:p>065151</text:p>
          </table:table-cell>
          <table:table-cell table:style-name="ce15" office:value-type="string" calcext:value-type="string">
            <text:p>Tramont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1" calcext:value-type="float">
            <text:p>6515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Tramonti</text:p>
          </table:table-cell>
          <table:table-cell table:style-name="ce6" office:value-type="float" office:value="4122" calcext:value-type="float">
            <text:p>4,122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2" calcext:value-type="string">
            <text:p><text:s/>152 </text:p>
          </table:table-cell>
          <table:table-cell table:style-name="ce14" office:value-type="string" calcext:value-type="string">
            <text:p>065152</text:p>
          </table:table-cell>
          <table:table-cell table:style-name="ce15" office:value-type="string" calcext:value-type="string">
            <text:p>Trentinar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2" calcext:value-type="float">
            <text:p>65152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Trentinara</text:p>
          </table:table-cell>
          <table:table-cell table:style-name="ce5" office:value-type="float" office:value="1625" calcext:value-type="float">
            <text:p>1,62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3" calcext:value-type="string">
            <text:p><text:s/>153 </text:p>
          </table:table-cell>
          <table:table-cell table:style-name="ce14" office:value-type="string" calcext:value-type="string">
            <text:p>065153</text:p>
          </table:table-cell>
          <table:table-cell table:style-name="ce15" office:value-type="string" calcext:value-type="string">
            <text:p>Valle dell'Angelo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3" calcext:value-type="float">
            <text:p>65153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alle dell'Angelo</text:p>
          </table:table-cell>
          <table:table-cell table:style-name="ce6" office:value-type="float" office:value="231" calcext:value-type="float">
            <text:p>23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4" calcext:value-type="string">
            <text:p><text:s/>154 </text:p>
          </table:table-cell>
          <table:table-cell table:style-name="ce14" office:value-type="string" calcext:value-type="string">
            <text:p>065154</text:p>
          </table:table-cell>
          <table:table-cell table:style-name="ce15" office:value-type="string" calcext:value-type="string">
            <text:p>Vallo della Lucani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4" calcext:value-type="float">
            <text:p>6515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allo della Lucania</text:p>
          </table:table-cell>
          <table:table-cell table:style-name="ce5" office:value-type="float" office:value="8425" calcext:value-type="float">
            <text:p>8,425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5" calcext:value-type="string">
            <text:p><text:s/>155 </text:p>
          </table:table-cell>
          <table:table-cell table:style-name="ce14" office:value-type="string" calcext:value-type="string">
            <text:p>065155</text:p>
          </table:table-cell>
          <table:table-cell table:style-name="ce15" office:value-type="string" calcext:value-type="string">
            <text:p>Valva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5" calcext:value-type="float">
            <text:p>6515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alva</text:p>
          </table:table-cell>
          <table:table-cell table:style-name="ce6" office:value-type="float" office:value="1620" calcext:value-type="float">
            <text:p>1,620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6" calcext:value-type="string">
            <text:p><text:s/>156 </text:p>
          </table:table-cell>
          <table:table-cell table:style-name="ce14" office:value-type="string" calcext:value-type="string">
            <text:p>065156</text:p>
          </table:table-cell>
          <table:table-cell table:style-name="ce15" office:value-type="string" calcext:value-type="string">
            <text:p>Vibonat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6" calcext:value-type="float">
            <text:p>65156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<text:s text:c="4"/>Vibonati</text:p>
          </table:table-cell>
          <table:table-cell table:style-name="ce5" office:value-type="float" office:value="3321" calcext:value-type="float">
            <text:p>3,321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7" calcext:value-type="string">
            <text:p><text:s/>157 </text:p>
          </table:table-cell>
          <table:table-cell table:style-name="ce14" office:value-type="string" calcext:value-type="string">
            <text:p>065157</text:p>
          </table:table-cell>
          <table:table-cell table:style-name="ce15" office:value-type="string" calcext:value-type="string">
            <text:p>Vietri sul Mare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7" calcext:value-type="float">
            <text:p>65157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<text:s text:c="4"/>Vietri sul Mare</text:p>
          </table:table-cell>
          <table:table-cell table:style-name="ce6" office:value-type="float" office:value="7726" calcext:value-type="float">
            <text:p>7,726</text:p>
          </table:table-cell>
          <table:table-cell table:style-name="ce9" office:value-type="string" calcext:value-type="string">
            <text:p>065</text:p>
          </table:table-cell>
          <table:table-cell table:style-name="ce12" office:value-type="string" calcext:value-type="string">
            <text:p>065</text:p>
          </table:table-cell>
          <table:table-cell table:style-name="ce13" office:value-type="string" office:string-value="158" calcext:value-type="string">
            <text:p><text:s/>158 </text:p>
          </table:table-cell>
          <table:table-cell table:style-name="ce14" office:value-type="string" calcext:value-type="string">
            <text:p>065158</text:p>
          </table:table-cell>
          <table:table-cell table:style-name="ce15" office:value-type="string" calcext:value-type="string">
            <text:p>Bellizzi</text:p>
          </table:table-cell>
          <table:table-cell table:style-name="ce15" office:value-type="string" calcext:value-type="string">
            <text:p>Salerno</text:p>
          </table:table-cell>
          <table:table-cell table:style-name="ce16" office:value-type="float" office:value="0" calcext:value-type="float">
            <text:p>0</text:p>
          </table:table-cell>
          <table:table-cell table:style-name="ce17" office:value-type="float" office:value="65158" calcext:value-type="float">
            <text:p>65158</text:p>
          </table:table-cell>
          <table:table-cell table:number-columns-repeated="1014"/>
        </table:table-row>
        <table:table-row table:style-name="ro5">
          <table:table-cell table:style-name="ce2" office:value-type="string" calcext:value-type="string">
            <text:p><text:s text:c="4"/>Campania</text:p>
          </table:table-cell>
          <table:table-cell table:style-name="ce5" office:value-type="float" office:value="5826860" calcext:value-type="float">
            <text:p>5,826,860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4"/>Caserta</text:p>
          </table:table-cell>
          <table:table-cell table:style-name="ce6" office:value-type="float" office:value="923445" calcext:value-type="float">
            <text:p>923,445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4"/>Benevento</text:p>
          </table:table-cell>
          <table:table-cell table:style-name="ce5" office:value-type="float" office:value="279127" calcext:value-type="float">
            <text:p>279,127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4"/>Napoli</text:p>
          </table:table-cell>
          <table:table-cell table:style-name="ce6" office:value-type="float" office:value="3101002" calcext:value-type="float">
            <text:p>3,101,002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4"/>Avellino</text:p>
          </table:table-cell>
          <table:table-cell table:style-name="ce5" office:value-type="float" office:value="421523" calcext:value-type="float">
            <text:p>421,523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<text:s text:c="4"/>Salerno</text:p>
          </table:table-cell>
          <table:table-cell table:style-name="ce6" office:value-type="float" office:value="1101763" calcext:value-type="float">
            <text:p>1,101,763</text:p>
          </table:table-cell>
          <table:table-cell table:number-columns-repeated="1022"/>
        </table:table-row>
        <table:table-row table:style-name="ro5" table:number-rows-repeated="54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 table:number-rows-repeated="10474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" svg:font-family="Arial" style:font-family-generic="swiss"/>
    <style:font-face style:name="Verdana" svg:font-family="Verdana" style:font-family-generic="swiss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1P0" style:volatile="true">
      <number:text>€ </number:text>
      <number:number number:decimal-places="0" loext:min-decimal-places="0" number:min-integer-digits="1" number:grouping="true"/>
    </number:number-style>
    <number:number-style style:name="N121">
      <number:text>-€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loext:min-decimal-places="2" number:min-integer-digits="1" number:grouping="true"/>
    </number:number-style>
    <number:number-style style:name="N123">
      <number:text>-€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0" loext:min-decimal-places="0" number:min-integer-digits="6"/>
    </number:number-style>
    <number:number-style style:name="N134">
      <number:number number:decimal-places="0" loext:min-decimal-places="0" number:min-integer-digits="3"/>
    </number:number-style>
    <number:number-style style:name="N135">
      <number:number number:decimal-places="0" loext:min-decimal-places="0" number:min-integer-digits="5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36P0"/>
    </number:number-style>
    <number:number-style style:name="N137P0" style:volatile="true">
      <number:text>Sì</number:text>
    </number:number-style>
    <number:number-style style:name="N137P1" style:volatile="true">
      <number:text>Sì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Vero</number:text>
    </number:number-style>
    <number:number-style style:name="N138P1" style:volatile="true">
      <number:text>V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Attivo</number:text>
    </number:number-style>
    <number:number-style style:name="N139P1" style:volatile="true">
      <number:text>Attivo</number:text>
    </number:number-style>
    <number:number-style style:name="N139">
      <number:text>Inattivo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en" number:country="US">€</number:currency-symbol>
      <number:text> </number:text>
      <number:number number:decimal-places="5" loext:min-decimal-places="5" number:min-integer-digits="0"/>
      <number:text> </number:text>
    </number:currency-style>
    <number:currency-style style:name="N140">
      <style:text-properties fo:color="#ff0000"/>
      <number:text>(</number:text>
      <number:currency-symbol number:language="en" number:country="US">€</number:currency-symbol>
      <number:text> </number:text>
      <number:number number:decimal-places="5" loext:min-decimal-places="5" number:min-integer-digits="0"/>
      <number:text>)</number:text>
      <style:map style:condition="value()&gt;=0" style:apply-style-name="N140P0"/>
    </number:currency-style>
    <number:number-style style:name="N141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text> L.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" loext:min-decimal-places="1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" style:family="table-cell" style:parent-style-name="Default">
      <style:table-cell-properties style:cell-protect="none" style:print-content="true" style:vertical-align="bottom"/>
      <style:text-properties style:use-window-font-color="true" style:font-name="Arial" fo:font-family="Arial" style:font-family-generic="swiss" fo:font-size="10pt" style:font-size-asian="10pt" style:font-size-complex="10pt"/>
    </style:style>
    <style:style style:name="Excel_5f_BuiltIn_5f_Comma" style:display-name="Excel_BuiltIn_Comma" style:family="table-cell" style:parent-style-name="Default" style:data-style-name="N127">
      <style:table-cell-properties fo:padding="2.0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mpania" style:display-name="PageStyle_Campani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MacOSX_X86_64 LibreOffice_project/60bfb1526849283ce2491346ed2aa51c465abfe6</meta:generator>
    <meta:initial-creator>I.Stat</meta:initial-creator>
    <meta:creation-date>2019-02-26T17:10:07</meta:creation-date>
    <dc:date>2019-02-26T17:34:10.464654830</dc:date>
    <meta:editing-duration>PT11M8S</meta:editing-duration>
    <meta:editing-cycles>2</meta:editing-cycles>
    <meta:document-statistic meta:table-count="1" meta:cell-count="5522" meta:object-count="0"/>
    <meta:user-defined meta:name="Company">ISTAT</meta:user-defined>
    <meta:user-defined meta:name="Version">10.6626</meta:user-defined>
  </office:meta>
</office:document-meta>
</file>